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2000000CD719E76E4A6609C08.png" manifest:media-type="image/png"/>
  <manifest:file-entry manifest:full-path="Pictures/10000201000003760000014B5E07A8D21BDC13B1.png" manifest:media-type="image/png"/>
  <manifest:file-entry manifest:full-path="Pictures/1000020100000297000001072A326B57B83E45AA.png" manifest:media-type="image/png"/>
  <manifest:file-entry manifest:full-path="Pictures/1000020100000297000001073995BBC4FA71EA55.png" manifest:media-type="image/png"/>
  <manifest:file-entry manifest:full-path="Pictures/10000201000003760000014BCF2A4B0C75AACE1F.png" manifest:media-type="image/png"/>
  <manifest:file-entry manifest:full-path="Pictures/1000020100000332000000CD24DFB09227E73610.png" manifest:media-type="image/png"/>
  <manifest:file-entry manifest:full-path="Pictures/10000201000002370000008DD3CF7538033F28A0.png" manifest:media-type="image/png"/>
  <manifest:file-entry manifest:full-path="Pictures/10000201000003770000014B59E5DC24264E5289.png" manifest:media-type="image/png"/>
  <manifest:file-entry manifest:full-path="Pictures/1000AC3400003AA300000E917637D9F9ECD98DF3.wmf" manifest:media-type="image/x-wmf"/>
  <manifest:file-entry manifest:full-path="Pictures/10000201000003770000014B113E7561A328ABCF.png" manifest:media-type="image/png"/>
  <manifest:file-entry manifest:full-path="Pictures/10000201000002BA0000014A5E6E9A7AB9AB0FF5.png" manifest:media-type="image/png"/>
  <manifest:file-entry manifest:full-path="Pictures/2000024000003BB3000011E8EF62C135FD34929C.svm" manifest:media-type="image/x-svm"/>
  <manifest:file-entry manifest:full-path="Pictures/1000020100000332000000CD0A53719E8BF7DB9A.png" manifest:media-type="image/png"/>
  <manifest:file-entry manifest:full-path="Pictures/1000020100000332000000CDDA583E21C9143E17.png" manifest:media-type="image/png"/>
  <manifest:file-entry manifest:full-path="Pictures/10000201000002B70000014AEFBA9DD999948A1A.png" manifest:media-type="image/png"/>
  <manifest:file-entry manifest:full-path="Pictures/1000A4E000003BB4000011E9FC94FB3178F1FBFF.wmf" manifest:media-type="image/x-wmf"/>
  <manifest:file-entry manifest:full-path="Pictures/1000020100000242000000ADD237949F45B575C3.png" manifest:media-type="image/png"/>
  <manifest:file-entry manifest:full-path="Pictures/1000020000000242000000AD53CAC2E6D61D43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5.19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1.70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1.94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477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497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44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936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104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077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386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191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913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663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699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2.49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2.52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2.51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09cm" svg:stroke-color="#000000" draw:stroke-linejoin="round" draw:fill="none" draw:textarea-vertical-align="top" draw:auto-grow-height="false" fo:min-height="0.063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0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09cm" svg:stroke-color="#000000" draw:stroke-linejoin="round" draw:fill="none" draw:textarea-vertical-align="top" draw:auto-grow-height="false" fo:min-height="0.11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09cm" svg:stroke-color="#000000" draw:stroke-linejoin="round" draw:fill="none" draw:textarea-vertical-align="top" draw:auto-grow-height="false" fo:min-height="0.467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10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37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9cm" fo:min-width="0.37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16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43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40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394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68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84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54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675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678cm" fo:padding-top="0.125cm" fo:padding-bottom="0.125cm" fo:padding-left="0.25cm" fo:padding-right="0.25cm" fo:wrap-option="wrap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dash" draw:stroke-dash="Dashed_20__28_var_29__20_4" svg:stroke-width="0.026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ed_20__28_var_29__20_4" svg:stroke-width="0.02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0070c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4" svg:stroke-width="0.026cm" svg:stroke-color="#0070c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0070c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5" svg:stroke-width="0.02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dash" draw:stroke-dash="Dashed_20__28_var_29__20_5" svg:stroke-width="0.026cm" svg:stroke-color="#0070c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394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381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1.075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.988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70c0" draw:stroke-linejoin="round" draw:fill="none" draw:textarea-vertical-align="top" draw:auto-grow-height="false" fo:min-height="0.191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70c0" draw:stroke-linejoin="round" draw:fill="none" draw:textarea-vertical-align="top" draw:auto-grow-height="false" fo:min-height="0.609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70c0" draw:stroke-linejoin="round" draw:fill="none" draw:textarea-vertical-align="top" draw:auto-grow-height="false" fo:min-height="0.987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87cm" fo:min-width="1.706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87cm" fo:min-width="0.202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87cm" fo:min-width="0.4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87cm" fo:min-width="0.229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87cm" fo:min-width="0.47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87cm" fo:min-width="0.322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395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8.823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4.102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09cm" svg:stroke-color="#000000" draw:stroke-linejoin="round" draw:fill="none" draw:textarea-vertical-align="top" draw:auto-grow-height="false" fo:min-height="0.478cm" fo:min-width="0cm" fo:padding-top="0.125cm" fo:padding-bottom="0.125cm" fo:padding-left="0.25cm" fo:padding-right="0.25cm" fo:wrap-option="wrap"/>
    </style:style>
    <style:style style:name="gr6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508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207cm" fo:min-width="0.005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2.495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764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3.659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1.489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2.303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63cm" fo:min-width="3.659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63cm" fo:min-width="1.489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63cm" fo:min-width="2.303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9.407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9.433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2.346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1.585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001cm" fo:min-width="1.005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001cm" fo:min-width="1.532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208cm" fo:min-width="0.005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.253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206cm" fo:min-width="0.005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43cm" fo:min-width="1.138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43cm" fo:min-width="1.253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2.523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dash" draw:stroke-dash="Dashed_20__28_var_29__20_5" svg:stroke-width="0.026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2.494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2.495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2.522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208cm" fo:min-width="0.006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207cm" fo:min-width="0.006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35cm" svg:stroke-color="#0000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dash" draw:stroke-dash="Dashed_20__28_var_29__20_7" svg:stroke-width="0.018cm" svg:stroke-color="#0000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5cm, 0cm, 0.195cm)" draw:image-opacity="100%" style:mirror="none"/>
    </style:style>
    <style:style style:name="gr10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8cm, 0cm, 0.198cm)" draw:image-opacity="100%" style:mirror="none"/>
    </style:style>
    <style:style style:name="gr10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6cm, 0cm, 0cm)" draw:image-opacity="100%" style:mirror="none"/>
    </style:style>
    <style:style style:name="gr10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24cm, 0cm, 0.221cm)" draw:image-opacity="100%" style:mirror="none"/>
    </style:style>
    <style:style style:name="gr105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cm" svg:stroke-color="#ed1c2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09" style:family="graphic" style:parent-style-name="objectwithoutfill">
      <style:graphic-properties draw:fill="none" draw:textarea-vertical-align="middle"/>
    </style:style>
    <style:style style:name="gr1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4.414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4.399cm" fo:padding-top="0.125cm" fo:padding-bottom="0.125cm" fo:padding-left="0.25cm" fo:padding-right="0.25cm" fo:wrap-option="wrap"/>
    </style:style>
    <style:style style:name="gr113" style:family="graphic" style:parent-style-name="objectwithoutfill">
      <style:graphic-properties draw:stroke="dash" draw:stroke-dash="Line_20_Style_20_9" draw:fill="none" draw:textarea-vertical-align="middle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5.41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4.3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3.593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4.398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style:line-height-at-least="0cm" fo:text-align="end"/>
      <style:text-properties fo:font-size="18pt"/>
    </style:style>
    <style:style style:name="P8" style:family="paragraph">
      <loext:graphic-properties draw:fill="none"/>
      <style:paragraph-properties fo:margin-top="0cm" fo:margin-bottom="0cm" style:line-height-at-least="0cm" fo:text-align="end" style:font-independent-line-spacing="true"/>
      <style:text-properties fo:font-size="18pt"/>
    </style:style>
    <style:style style:name="P9" style:family="paragraph">
      <style:paragraph-properties fo:margin-top="0cm" fo:margin-bottom="0cm" style:line-height-at-least="0cm"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style:line-height-at-least="0cm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end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18pt" fo:font-weight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cm" fo:line-height="100%" fo:text-align="start"/>
      <style:text-properties fo:font-size="8pt" style:font-size-asian="8pt" style:font-size-complex="8p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start"/>
      <style:text-properties fo:font-size="18pt" fo:font-style="normal"/>
    </style:style>
    <style:style style:name="P20" style:family="paragraph">
      <loext:graphic-properties draw:fill="none"/>
      <style:paragraph-properties fo:text-align="center"/>
      <style:text-properties fo:font-size="18pt" fo:font-style="normal"/>
    </style:style>
    <style:style style:name="P21" style:family="paragraph">
      <style:paragraph-properties fo:margin-top="0cm" fo:margin-bottom="0cm" fo:line-height="100%" fo:text-align="center"/>
      <style:text-properties fo:font-size="18pt" fo:font-style="normal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fo:font-style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font-style="italic" style:text-underline-style="none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normal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Calibri" fo:font-size="6pt" fo:letter-spacing="normal" fo:font-style="normal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italic" style:text-underline-style="none" fo:font-weight="normal" style:font-name-asian="DejaVu Sans" style:font-size-asian="6pt" style:font-style-asian="italic" style:font-weight-asian="normal" style:font-name-complex="DejaVu Sans" style:font-size-complex="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" fo:font-size="6pt" fo:letter-spacing="normal" fo:font-style="italic" style:text-underline-style="none" fo:font-weight="normal" style:font-name-asian="DejaVu Sans" style:font-size-asian="6pt" style:font-style-asian="italic" style:font-weight-asian="normal" style:font-name-complex="DejaVu Sans" style:font-size-complex="6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imes New Roman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Times New Roman" fo:font-size="10pt" fo:letter-spacing="normal" fo:font-style="italic" style:text-underline-style="none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Times New Roman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imes New Roman" fo:font-size="10.5pt" fo:letter-spacing="normal" fo:font-style="italic" style:text-underline-style="none" fo:font-weight="normal" style:font-name-asian="DejaVu Sans" style:font-size-asian="10.5pt" style:font-style-asian="italic" style:font-weight-asian="normal" style:font-name-complex="DejaVu Sans" style:font-size-complex="10.5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icrosoft YaHei1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italic" style:text-underline-style="none" fo:font-weight="normal" style:font-name-asian="Microsoft YaHei1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italic" style:text-underline-style="none" fo:font-weight="normal" style:font-name-asian="Times New Roman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Times New Roman" fo:font-size="12pt" fo:letter-spacing="normal" fo:font-style="italic" style:text-underline-style="none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italic" style:text-underline-style="none" fo:font-weight="normal" style:font-name-asian="Microsoft YaHei1" style:font-style-asian="italic" style:font-weight-asian="normal" style:font-name-complex="DejaVu Sans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style:text-underline-style="none" fo:font-weight="normal" style:font-name-asian="Microsoft YaHei1" style:font-size-asian="10pt" style:font-weight-asian="normal" style:font-name-complex="DejaVu Sans" style:font-size-complex="10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style:text-underline-style="none" fo:font-weight="normal" style:font-name-asian="Microsoft YaHei1" style:font-size-asian="10pt" style:font-style-asian="italic" style:font-weight-asian="normal" style:font-name-complex="DejaVu Sans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15.693cm" svg:height="0.001cm" svg:x="1.888cm" svg:y="2.73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15.693cm" svg:height="0.001cm" svg:x="1.943cm" svg:y="4.5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" draw:text-style-name="P1" draw:layer="layout" svg:width="15.693cm" svg:height="0.001cm" svg:x="1.888cm" svg:y="6.3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4" draw:style-name="gr2" draw:text-style-name="P1" draw:layer="layout" svg:x1="1.905cm" svg:y1="2.566cm" svg:x2="1.906cm" svg:y2="2.901cm">
          <text:p/>
        </draw:line>
        <draw:line draw:name="Line 5" draw:style-name="gr2" draw:text-style-name="P1" draw:layer="layout" svg:x1="5.769cm" svg:y1="2.566cm" svg:x2="5.77cm" svg:y2="2.901cm">
          <text:p/>
        </draw:line>
        <draw:line draw:name="Line 6" draw:style-name="gr2" draw:text-style-name="P1" draw:layer="layout" svg:x1="9.632cm" svg:y1="2.566cm" svg:x2="9.633cm" svg:y2="2.901cm">
          <text:p/>
        </draw:line>
        <draw:line draw:name="Line 7" draw:style-name="gr2" draw:text-style-name="P1" draw:layer="layout" svg:x1="13.495cm" svg:y1="2.566cm" svg:x2="13.496cm" svg:y2="2.901cm">
          <text:p/>
        </draw:line>
        <draw:line draw:name="Line 8" draw:style-name="gr2" draw:text-style-name="P1" draw:layer="layout" svg:x1="1.887cm" svg:y1="4.383cm" svg:x2="1.888cm" svg:y2="4.718cm">
          <text:p/>
        </draw:line>
        <draw:line draw:name="Line 9" draw:style-name="gr2" draw:text-style-name="P1" draw:layer="layout" svg:x1="1.887cm" svg:y1="6.2cm" svg:x2="1.888cm" svg:y2="6.535cm">
          <text:p/>
        </draw:line>
        <draw:line draw:name="Line 10" draw:style-name="gr2" draw:text-style-name="P1" draw:layer="layout" svg:x1="5.759cm" svg:y1="4.383cm" svg:x2="5.76cm" svg:y2="4.718cm">
          <text:p/>
        </draw:line>
        <draw:line draw:name="Line 11" draw:style-name="gr2" draw:text-style-name="P1" draw:layer="layout" svg:x1="9.63cm" svg:y1="4.383cm" svg:x2="9.631cm" svg:y2="4.718cm">
          <text:p/>
        </draw:line>
        <draw:line draw:name="Line 12" draw:style-name="gr2" draw:text-style-name="P1" draw:layer="layout" svg:x1="13.502cm" svg:y1="4.383cm" svg:x2="13.503cm" svg:y2="4.718cm">
          <text:p/>
        </draw:line>
        <draw:line draw:name="Line 13" draw:style-name="gr2" draw:text-style-name="P1" draw:layer="layout" svg:x1="2.662cm" svg:y1="4.383cm" svg:x2="2.663cm" svg:y2="4.718cm">
          <text:p/>
        </draw:line>
        <draw:line draw:name="Line 14" draw:style-name="gr2" draw:text-style-name="P1" draw:layer="layout" svg:x1="3.436cm" svg:y1="4.383cm" svg:x2="3.437cm" svg:y2="4.718cm">
          <text:p/>
        </draw:line>
        <draw:line draw:name="Line 15" draw:style-name="gr2" draw:text-style-name="P1" draw:layer="layout" svg:x1="4.21cm" svg:y1="4.383cm" svg:x2="4.211cm" svg:y2="4.718cm">
          <text:p/>
        </draw:line>
        <draw:line draw:name="Line 16" draw:style-name="gr2" draw:text-style-name="P1" draw:layer="layout" svg:x1="4.984cm" svg:y1="4.383cm" svg:x2="4.985cm" svg:y2="4.718cm">
          <text:p/>
        </draw:line>
        <draw:line draw:name="Line 17" draw:style-name="gr2" draw:text-style-name="P1" draw:layer="layout" svg:x1="6.533cm" svg:y1="4.383cm" svg:x2="6.534cm" svg:y2="4.718cm">
          <text:p/>
        </draw:line>
        <draw:line draw:name="Line 18" draw:style-name="gr2" draw:text-style-name="P1" draw:layer="layout" svg:x1="7.307cm" svg:y1="4.383cm" svg:x2="7.308cm" svg:y2="4.718cm">
          <text:p/>
        </draw:line>
        <draw:line draw:name="Line 19" draw:style-name="gr2" draw:text-style-name="P1" draw:layer="layout" svg:x1="8.081cm" svg:y1="4.383cm" svg:x2="8.082cm" svg:y2="4.718cm">
          <text:p/>
        </draw:line>
        <draw:line draw:name="Line 20" draw:style-name="gr2" draw:text-style-name="P1" draw:layer="layout" svg:x1="8.855cm" svg:y1="4.383cm" svg:x2="8.856cm" svg:y2="4.718cm">
          <text:p/>
        </draw:line>
        <draw:line draw:name="Line 21" draw:style-name="gr2" draw:text-style-name="P1" draw:layer="layout" svg:x1="10.405cm" svg:y1="4.383cm" svg:x2="10.406cm" svg:y2="4.718cm">
          <text:p/>
        </draw:line>
        <draw:line draw:name="Line 22" draw:style-name="gr2" draw:text-style-name="P1" draw:layer="layout" svg:x1="11.178cm" svg:y1="4.383cm" svg:x2="11.179cm" svg:y2="4.718cm">
          <text:p/>
        </draw:line>
        <draw:line draw:name="Line 23" draw:style-name="gr2" draw:text-style-name="P1" draw:layer="layout" svg:x1="11.952cm" svg:y1="4.383cm" svg:x2="11.953cm" svg:y2="4.718cm">
          <text:p/>
        </draw:line>
        <draw:line draw:name="Line 24" draw:style-name="gr2" draw:text-style-name="P1" draw:layer="layout" svg:x1="12.728cm" svg:y1="4.383cm" svg:x2="12.729cm" svg:y2="4.718cm">
          <text:p/>
        </draw:line>
        <draw:line draw:name="Line 25" draw:style-name="gr2" draw:text-style-name="P1" draw:layer="layout" svg:x1="14.275cm" svg:y1="4.383cm" svg:x2="14.276cm" svg:y2="4.718cm">
          <text:p/>
        </draw:line>
        <draw:line draw:name="Line 26" draw:style-name="gr2" draw:text-style-name="P1" draw:layer="layout" svg:x1="15.051cm" svg:y1="4.383cm" svg:x2="15.052cm" svg:y2="4.718cm">
          <text:p/>
        </draw:line>
        <draw:line draw:name="Line 27" draw:style-name="gr2" draw:text-style-name="P1" draw:layer="layout" svg:x1="15.825cm" svg:y1="4.383cm" svg:x2="15.826cm" svg:y2="4.718cm">
          <text:p/>
        </draw:line>
        <draw:line draw:name="Line 28" draw:style-name="gr2" draw:text-style-name="P1" draw:layer="layout" svg:x1="16.599cm" svg:y1="4.383cm" svg:x2="16.6cm" svg:y2="4.718cm">
          <text:p/>
        </draw:line>
        <draw:line draw:name="Line 29" draw:style-name="gr3" draw:text-style-name="P1" draw:layer="layout" svg:x1="5.76cm" svg:y1="2.566cm" svg:x2="5.761cm" svg:y2="6.367cm">
          <text:p/>
        </draw:line>
        <draw:line draw:name="Line 30" draw:style-name="gr3" draw:text-style-name="P1" draw:layer="layout" svg:x1="9.631cm" svg:y1="2.566cm" svg:x2="9.632cm" svg:y2="6.367cm">
          <text:p/>
        </draw:line>
        <draw:line draw:name="Line 31" draw:style-name="gr3" draw:text-style-name="P1" draw:layer="layout" svg:x1="13.495cm" svg:y1="2.615cm" svg:x2="13.496cm" svg:y2="6.416cm">
          <text:p/>
        </draw:line>
        <draw:line draw:name="Line 32" draw:style-name="gr2" draw:text-style-name="P1" draw:layer="layout" svg:x1="3.922cm" svg:y1="6.2cm" svg:x2="3.923cm" svg:y2="6.535cm">
          <text:p/>
        </draw:line>
        <draw:line draw:name="Line 33" draw:style-name="gr2" draw:text-style-name="P1" draw:layer="layout" svg:x1="6.008cm" svg:y1="6.2cm" svg:x2="6.009cm" svg:y2="6.535cm">
          <text:p/>
        </draw:line>
        <draw:line draw:name="Line 34" draw:style-name="gr2" draw:text-style-name="P1" draw:layer="layout" svg:x1="8.608cm" svg:y1="6.2cm" svg:x2="8.609cm" svg:y2="6.535cm">
          <text:p/>
        </draw:line>
        <draw:line draw:name="Line 35" draw:style-name="gr2" draw:text-style-name="P1" draw:layer="layout" svg:x1="14.655cm" svg:y1="6.2cm" svg:x2="14.656cm" svg:y2="6.535cm">
          <text:p/>
        </draw:line>
        <draw:line draw:name="Line 36" draw:style-name="gr3" draw:text-style-name="P1" draw:layer="layout" svg:x1="4.502cm" svg:y1="4.626cm" svg:x2="3.923cm" svg:y2="6.367cm">
          <text:p/>
        </draw:line>
        <draw:line draw:name="Line 37" draw:style-name="gr3" draw:text-style-name="P1" draw:layer="layout" svg:x1="6.3cm" svg:y1="4.643cm" svg:x2="6.008cm" svg:y2="6.352cm">
          <text:p/>
        </draw:line>
        <draw:line draw:name="Line 38" draw:style-name="gr3" draw:text-style-name="P1" draw:layer="layout" svg:x1="14.849cm" svg:y1="4.643cm" svg:x2="14.64cm" svg:y2="6.271cm">
          <text:p/>
        </draw:line>
        <draw:custom-shape draw:name="CustomShape 39" draw:style-name="gr4" draw:text-style-name="P3" draw:layer="layout" svg:width="2.205cm" svg:height="0.672cm" svg:x="0.204cm" svg:y="1.732cm">
          <text:p text:style-name="P2"><text:span text:style-name="T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" draw:text-style-name="P3" draw:layer="layout" svg:width="2.205cm" svg:height="0.672cm" svg:x="0.204cm" svg:y="3.555cm">
          <text:p text:style-name="P2"><text:span text:style-name="T1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" draw:text-style-name="P3" draw:layer="layout" svg:width="2.448cm" svg:height="0.672cm" svg:x="0.204cm" svg:y="5.354cm">
          <text:p text:style-name="P2"><text:span text:style-name="T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1" draw:layer="layout" svg:width="0.382cm" svg:height="0.745cm" draw:transform="rotate (-1.5707963267949) translate (4.976cm 4.05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43" draw:style-name="gr7" draw:text-style-name="P1" draw:layer="layout" svg:width="0.315cm" svg:height="0.761cm" draw:transform="rotate (1.5707963267949) translate (1.895cm 4.882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44" draw:style-name="gr8" draw:text-style-name="P5" draw:layer="layout" svg:width="0.401cm" svg:height="0.693cm" svg:x="2.078cm" svg:y="4.84cm">
          <text:p text:style-name="P4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5" draw:layer="layout" svg:width="0.401cm" svg:height="0.693cm" svg:x="4.399cm" svg:y="3.293cm">
          <text:p text:style-name="P4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" draw:text-style-name="P1" draw:layer="layout" svg:x1="14.396cm" svg:y1="6.2cm" svg:x2="14.397cm" svg:y2="6.535cm">
          <text:p/>
        </draw:line>
        <draw:line draw:name="Line 47" draw:style-name="gr3" draw:text-style-name="P1" draw:layer="layout" svg:x1="15.26cm" svg:y1="4.607cm" svg:x2="14.385cm" svg:y2="6.18cm">
          <text:p/>
        </draw:line>
        <draw:custom-shape draw:name="CustomShape 48" draw:style-name="gr1" draw:text-style-name="P1" draw:layer="layout" svg:width="15.693cm" svg:height="0.001cm" svg:x="2.079cm" svg:y="9.6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1" draw:text-style-name="P1" draw:layer="layout" svg:width="15.693cm" svg:height="0.001cm" svg:x="2.079cm" svg:y="11.45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1" draw:text-style-name="P1" draw:layer="layout" svg:width="15.693cm" svg:height="0.001cm" svg:x="2.079cm" svg:y="13.2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51" draw:style-name="gr2" draw:text-style-name="P1" draw:layer="layout" svg:x1="2.096cm" svg:y1="9.468cm" svg:x2="2.097cm" svg:y2="9.803cm">
          <text:p/>
        </draw:line>
        <draw:line draw:name="Line 52" draw:style-name="gr2" draw:text-style-name="P1" draw:layer="layout" svg:x1="5.958cm" svg:y1="9.468cm" svg:x2="5.959cm" svg:y2="9.803cm">
          <text:p/>
        </draw:line>
        <draw:line draw:name="Line 53" draw:style-name="gr2" draw:text-style-name="P1" draw:layer="layout" svg:x1="9.822cm" svg:y1="9.468cm" svg:x2="9.823cm" svg:y2="9.803cm">
          <text:p/>
        </draw:line>
        <draw:line draw:name="Line 54" draw:style-name="gr2" draw:text-style-name="P1" draw:layer="layout" svg:x1="13.685cm" svg:y1="9.468cm" svg:x2="13.686cm" svg:y2="9.803cm">
          <text:p/>
        </draw:line>
        <draw:line draw:name="Line 55" draw:style-name="gr2" draw:text-style-name="P1" draw:layer="layout" svg:x1="2.076cm" svg:y1="11.283cm" svg:x2="2.077cm" svg:y2="11.619cm">
          <text:p/>
        </draw:line>
        <draw:line draw:name="Line 56" draw:style-name="gr2" draw:text-style-name="P1" draw:layer="layout" svg:x1="2.076cm" svg:y1="13.1cm" svg:x2="2.077cm" svg:y2="13.435cm">
          <text:p/>
        </draw:line>
        <draw:line draw:name="Line 57" draw:style-name="gr2" draw:text-style-name="P1" draw:layer="layout" svg:x1="6.118cm" svg:y1="11.283cm" svg:x2="6.119cm" svg:y2="11.619cm">
          <text:p/>
        </draw:line>
        <draw:line draw:name="Line 58" draw:style-name="gr2" draw:text-style-name="P1" draw:layer="layout" svg:x1="2.513cm" svg:y1="11.283cm" svg:x2="2.514cm" svg:y2="11.619cm">
          <text:p/>
        </draw:line>
        <draw:line draw:name="Line 59" draw:style-name="gr2" draw:text-style-name="P1" draw:layer="layout" svg:x1="3.732cm" svg:y1="11.283cm" svg:x2="3.733cm" svg:y2="11.619cm">
          <text:p/>
        </draw:line>
        <draw:line draw:name="Line 60" draw:style-name="gr2" draw:text-style-name="P1" draw:layer="layout" svg:x1="5.301cm" svg:y1="11.283cm" svg:x2="5.302cm" svg:y2="11.619cm">
          <text:p/>
        </draw:line>
        <draw:line draw:name="Line 61" draw:style-name="gr2" draw:text-style-name="P1" draw:layer="layout" svg:x1="7.125cm" svg:y1="11.283cm" svg:x2="7.126cm" svg:y2="11.619cm">
          <text:p/>
        </draw:line>
        <draw:line draw:name="Line 62" draw:style-name="gr2" draw:text-style-name="P1" draw:layer="layout" svg:x1="7.497cm" svg:y1="11.283cm" svg:x2="7.498cm" svg:y2="11.619cm">
          <text:p/>
        </draw:line>
        <draw:line draw:name="Line 63" draw:style-name="gr2" draw:text-style-name="P1" draw:layer="layout" svg:x1="8.123cm" svg:y1="11.283cm" svg:x2="8.124cm" svg:y2="11.619cm">
          <text:p/>
        </draw:line>
        <draw:line draw:name="Line 64" draw:style-name="gr2" draw:text-style-name="P1" draw:layer="layout" svg:x1="9.088cm" svg:y1="11.283cm" svg:x2="9.089cm" svg:y2="11.619cm">
          <text:p/>
        </draw:line>
        <draw:line draw:name="Line 65" draw:style-name="gr2" draw:text-style-name="P1" draw:layer="layout" svg:x1="10.996cm" svg:y1="11.283cm" svg:x2="10.997cm" svg:y2="11.619cm">
          <text:p/>
        </draw:line>
        <draw:line draw:name="Line 66" draw:style-name="gr2" draw:text-style-name="P1" draw:layer="layout" svg:x1="11.369cm" svg:y1="11.283cm" svg:x2="11.37cm" svg:y2="11.619cm">
          <text:p/>
        </draw:line>
        <draw:line draw:name="Line 67" draw:style-name="gr2" draw:text-style-name="P1" draw:layer="layout" svg:x1="12.291cm" svg:y1="11.283cm" svg:x2="12.292cm" svg:y2="11.619cm">
          <text:p/>
        </draw:line>
        <draw:line draw:name="Line 68" draw:style-name="gr2" draw:text-style-name="P1" draw:layer="layout" svg:x1="13.256cm" svg:y1="11.283cm" svg:x2="13.257cm" svg:y2="11.619cm">
          <text:p/>
        </draw:line>
        <draw:line draw:name="Line 69" draw:style-name="gr2" draw:text-style-name="P1" draw:layer="layout" svg:x1="14.466cm" svg:y1="11.283cm" svg:x2="14.467cm" svg:y2="11.619cm">
          <text:p/>
        </draw:line>
        <draw:line draw:name="Line 70" draw:style-name="gr2" draw:text-style-name="P1" draw:layer="layout" svg:x1="16.789cm" svg:y1="11.283cm" svg:x2="16.79cm" svg:y2="11.619cm">
          <text:p/>
        </draw:line>
        <draw:line draw:name="Line 71" draw:style-name="gr3" draw:text-style-name="P1" draw:layer="layout" svg:x1="5.949cm" svg:y1="9.466cm" svg:x2="5.95cm" svg:y2="13.267cm">
          <text:p/>
        </draw:line>
        <draw:line draw:name="Line 72" draw:style-name="gr3" draw:text-style-name="P1" draw:layer="layout" svg:x1="9.82cm" svg:y1="9.466cm" svg:x2="9.821cm" svg:y2="13.267cm">
          <text:p/>
        </draw:line>
        <draw:line draw:name="Line 73" draw:style-name="gr3" draw:text-style-name="P1" draw:layer="layout" svg:x1="13.686cm" svg:y1="9.514cm" svg:x2="13.687cm" svg:y2="13.315cm">
          <text:p/>
        </draw:line>
        <draw:line draw:name="Line 74" draw:style-name="gr2" draw:text-style-name="P1" draw:layer="layout" svg:x1="4.112cm" svg:y1="13.1cm" svg:x2="4.113cm" svg:y2="13.435cm">
          <text:p/>
        </draw:line>
        <draw:line draw:name="Line 75" draw:style-name="gr2" draw:text-style-name="P1" draw:layer="layout" svg:x1="6.516cm" svg:y1="13.1cm" svg:x2="6.517cm" svg:y2="13.435cm">
          <text:p/>
        </draw:line>
        <draw:line draw:name="Line 76" draw:style-name="gr2" draw:text-style-name="P1" draw:layer="layout" svg:x1="9.369cm" svg:y1="13.1cm" svg:x2="9.37cm" svg:y2="13.435cm">
          <text:p/>
        </draw:line>
        <draw:line draw:name="Line 77" draw:style-name="gr2" draw:text-style-name="P1" draw:layer="layout" svg:x1="15.004cm" svg:y1="13.1cm" svg:x2="15.005cm" svg:y2="13.435cm">
          <text:p/>
        </draw:line>
        <draw:line draw:name="Line 78" draw:style-name="gr3" draw:text-style-name="P1" draw:layer="layout" svg:x1="4.112cm" svg:y1="11.451cm" svg:x2="4.113cm" svg:y2="13.268cm">
          <text:p/>
        </draw:line>
        <draw:line draw:name="Line 79" draw:style-name="gr3" draw:text-style-name="P1" draw:layer="layout" svg:x1="6.516cm" svg:y1="11.437cm" svg:x2="6.517cm" svg:y2="13.254cm">
          <text:p/>
        </draw:line>
        <draw:line draw:name="Line 80" draw:style-name="gr3" draw:text-style-name="P1" draw:layer="layout" svg:x1="9.348cm" svg:y1="11.437cm" svg:x2="9.349cm" svg:y2="13.254cm">
          <text:p/>
        </draw:line>
        <draw:line draw:name="Line 81" draw:style-name="gr3" draw:text-style-name="P1" draw:layer="layout" svg:x1="15.016cm" svg:y1="11.437cm" svg:x2="15.017cm" svg:y2="13.254cm">
          <text:p/>
        </draw:line>
        <draw:custom-shape draw:name="CustomShape 82" draw:style-name="gr4" draw:text-style-name="P3" draw:layer="layout" svg:width="2.205cm" svg:height="0.672cm" svg:x="0.394cm" svg:y="8.633cm">
          <text:p text:style-name="P2"><text:span text:style-name="T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4" draw:text-style-name="P3" draw:layer="layout" svg:width="2.205cm" svg:height="0.672cm" svg:x="0.394cm" svg:y="10.457cm">
          <text:p text:style-name="P2"><text:span text:style-name="T1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5" draw:text-style-name="P3" draw:layer="layout" svg:width="2.448cm" svg:height="0.672cm" svg:x="0.394cm" svg:y="12.254cm">
          <text:p text:style-name="P2"><text:span text:style-name="T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5" draw:style-name="gr2" draw:text-style-name="P1" draw:layer="layout" svg:x1="14.673cm" svg:y1="13.1cm" svg:x2="14.674cm" svg:y2="13.435cm">
          <text:p/>
        </draw:line>
        <draw:line draw:name="Line 86" draw:style-name="gr3" draw:text-style-name="P1" draw:layer="layout" svg:x1="14.675cm" svg:y1="11.437cm" svg:x2="14.676cm" svg:y2="13.254cm">
          <text:p/>
        </draw:line>
        <draw:line draw:name="Line 87" draw:style-name="gr2" draw:text-style-name="P1" draw:layer="layout" svg:x1="15.761cm" svg:y1="13.121cm" svg:x2="15.762cm" svg:y2="13.456cm">
          <text:p/>
        </draw:line>
        <draw:line draw:name="Line 88" draw:style-name="gr3" draw:text-style-name="P1" draw:layer="layout" svg:x1="15.762cm" svg:y1="11.47cm" svg:x2="15.763cm" svg:y2="13.287cm">
          <text:p/>
        </draw:line>
        <draw:custom-shape draw:name="CustomShape 89" draw:style-name="gr9" draw:text-style-name="P1" draw:layer="layout" svg:width="0.413cm" svg:height="1.206cm" draw:transform="rotate (1.5707963267949) translate (2.506cm 11.931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0" draw:style-name="gr8" draw:text-style-name="P5" draw:layer="layout" svg:width="0.401cm" svg:height="0.693cm" svg:x="2.9cm" svg:y="11.922cm">
          <text:p text:style-name="P4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" draw:text-style-name="P1" draw:layer="layout" svg:width="0.456cm" svg:height="0.372cm" draw:transform="rotate (-1.5707963267949) translate (4.113cm 10.996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2" draw:style-name="gr8" draw:text-style-name="P5" draw:layer="layout" svg:width="0.401cm" svg:height="0.693cm" svg:x="3.738cm" svg:y="10.404cm">
          <text:p text:style-name="P4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1" draw:text-style-name="P1" draw:layer="layout" svg:width="0.252cm" svg:height="0.339cm" draw:transform="rotate (-1.5707963267949) translate (15.031cm 11.187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4" draw:style-name="gr8" draw:text-style-name="P5" draw:layer="layout" svg:width="0.401cm" svg:height="0.693cm" svg:x="5.436cm" svg:y="10.421cm">
          <text:p text:style-name="P4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2" draw:text-style-name="P1" draw:layer="layout" svg:width="0.41cm" svg:height="0.656cm" draw:transform="rotate (-1.5707963267949) translate (5.961cm 11.048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6" draw:style-name="gr13" draw:text-style-name="P1" draw:layer="layout" svg:width="0.329cm" svg:height="0.457cm" draw:transform="rotate (-1.5707963267949) translate (9.821cm 11.108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7" draw:style-name="gr8" draw:text-style-name="P5" draw:layer="layout" svg:width="0.401cm" svg:height="0.693cm" svg:x="9.386cm" svg:y="10.473cm">
          <text:p text:style-name="P4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8" draw:text-style-name="P5" draw:layer="layout" svg:width="0.401cm" svg:height="0.693cm" svg:x="14.647cm" svg:y="10.514cm">
          <text:p text:style-name="P4"><text:span text:style-name="T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4" draw:text-style-name="P1" draw:layer="layout" svg:width="0.452cm" svg:height="1.185cm" draw:transform="rotate (1.5707963267949) translate (4.114cm 11.899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00" draw:style-name="gr8" draw:text-style-name="P5" draw:layer="layout" svg:width="0.401cm" svg:height="0.693cm" svg:x="4.505cm" svg:y="11.922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5" draw:text-style-name="P1" draw:layer="layout" svg:width="0.124cm" svg:height="0.124cm" svg:x="4.438cm" svg:y="4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15" draw:text-style-name="P1" draw:layer="layout" svg:width="0.124cm" svg:height="0.124cm" svg:x="6.237cm" svg:y="4.5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3" draw:style-name="gr15" draw:text-style-name="P1" draw:layer="layout" svg:width="0.124cm" svg:height="0.124cm" svg:x="14.792cm" svg:y="4.5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4" draw:style-name="gr15" draw:text-style-name="P1" draw:layer="layout" svg:width="0.124cm" svg:height="0.124cm" svg:x="15.198cm" svg:y="4.5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5" draw:style-name="gr3" draw:text-style-name="P1" draw:layer="layout" svg:x1="9.016cm" svg:y1="4.658cm" svg:x2="8.599cm" svg:y2="6.337cm">
          <text:p/>
        </draw:line>
        <draw:custom-shape draw:name="CustomShape 106" draw:style-name="gr15" draw:text-style-name="P1" draw:layer="layout" svg:width="0.124cm" svg:height="0.124cm" svg:x="8.953cm" svg:y="4.5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7" draw:style-name="gr16" draw:text-style-name="P1" draw:layer="layout" svg:x1="3.907cm" svg:y1="4.58cm" svg:x2="3.908cm" svg:y2="6.397cm">
          <text:p/>
        </draw:line>
        <draw:line draw:name="Line 108" draw:style-name="gr16" draw:text-style-name="P1" draw:layer="layout" svg:x1="6.019cm" svg:y1="4.552cm" svg:x2="6.02cm" svg:y2="6.369cm">
          <text:p/>
        </draw:line>
        <draw:line draw:name="Line 109" draw:style-name="gr16" draw:text-style-name="P1" draw:layer="layout" svg:x1="8.601cm" svg:y1="4.545cm" svg:x2="8.602cm" svg:y2="6.362cm">
          <text:p/>
        </draw:line>
        <draw:line draw:name="Line 110" draw:style-name="gr16" draw:text-style-name="P1" draw:layer="layout" svg:x1="14.64cm" svg:y1="4.564cm" svg:x2="14.641cm" svg:y2="6.381cm">
          <text:p/>
        </draw:line>
        <draw:line draw:name="Line 111" draw:style-name="gr16" draw:text-style-name="P1" draw:layer="layout" svg:x1="14.386cm" svg:y1="4.57cm" svg:x2="14.387cm" svg:y2="6.386cm">
          <text:p/>
        </draw:line>
        <draw:custom-shape draw:name="CustomShape 112" draw:style-name="gr17" draw:text-style-name="P1" draw:layer="layout" svg:width="0.488cm" svg:height="0.935cm" draw:transform="rotate (-1.5707963267949) translate (9.017cm 4.069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3" draw:style-name="gr8" draw:text-style-name="P5" draw:layer="layout" svg:width="0.401cm" svg:height="0.693cm" svg:x="8.349cm" svg:y="3.349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18" draw:text-style-name="P1" draw:layer="layout" svg:width="0.556cm" svg:height="0.975cm" draw:transform="rotate (-1.5707963267949) translate (15.26cm 3.974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5" draw:style-name="gr8" draw:text-style-name="P5" draw:layer="layout" svg:width="0.401cm" svg:height="0.693cm" svg:x="14.59cm" svg:y="3.276cm">
          <text:p text:style-name="P4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19" draw:text-style-name="P1" draw:layer="layout" svg:width="12.996cm" svg:height="0.002cm" svg:x="2.103cm" svg:y="16.73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7" draw:style-name="gr20" draw:text-style-name="P1" draw:layer="layout" svg:width="13.021cm" svg:height="0.001cm" svg:x="2.104cm" svg:y="18.57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8" draw:style-name="gr20" draw:text-style-name="P1" draw:layer="layout" svg:width="13.021cm" svg:height="0.016cm" svg:x="2.104cm" svg:y="20.3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19" draw:style-name="gr2" draw:text-style-name="P1" draw:layer="layout" svg:x1="2.121cm" svg:y1="16.577cm" svg:x2="2.122cm" svg:y2="16.913cm">
          <text:p/>
        </draw:line>
        <draw:line draw:name="Line 120" draw:style-name="gr2" draw:text-style-name="P1" draw:layer="layout" svg:x1="5.985cm" svg:y1="16.577cm" svg:x2="5.986cm" svg:y2="16.913cm">
          <text:p/>
        </draw:line>
        <draw:line draw:name="Line 121" draw:style-name="gr2" draw:text-style-name="P1" draw:layer="layout" svg:x1="9.848cm" svg:y1="16.577cm" svg:x2="9.849cm" svg:y2="16.913cm">
          <text:p/>
        </draw:line>
        <draw:line draw:name="Line 122" draw:style-name="gr2" draw:text-style-name="P1" draw:layer="layout" svg:x1="13.711cm" svg:y1="16.577cm" svg:x2="13.712cm" svg:y2="16.913cm">
          <text:p/>
        </draw:line>
        <draw:line draw:name="Line 123" draw:style-name="gr2" draw:text-style-name="P1" draw:layer="layout" svg:x1="2.103cm" svg:y1="18.394cm" svg:x2="2.104cm" svg:y2="18.729cm">
          <text:p/>
        </draw:line>
        <draw:line draw:name="Line 124" draw:style-name="gr2" draw:text-style-name="P1" draw:layer="layout" svg:x1="2.103cm" svg:y1="20.211cm" svg:x2="2.104cm" svg:y2="20.546cm">
          <text:p/>
        </draw:line>
        <draw:line draw:name="Line 125" draw:style-name="gr2" draw:text-style-name="P1" draw:layer="layout" svg:x1="5.975cm" svg:y1="18.394cm" svg:x2="5.976cm" svg:y2="18.729cm">
          <text:p/>
        </draw:line>
        <draw:line draw:name="Line 126" draw:style-name="gr2" draw:text-style-name="P1" draw:layer="layout" svg:x1="9.846cm" svg:y1="18.394cm" svg:x2="9.847cm" svg:y2="18.729cm">
          <text:p/>
        </draw:line>
        <draw:line draw:name="Line 127" draw:style-name="gr2" draw:text-style-name="P1" draw:layer="layout" svg:x1="13.718cm" svg:y1="18.394cm" svg:x2="13.719cm" svg:y2="18.729cm">
          <text:p/>
        </draw:line>
        <draw:line draw:name="Line 128" draw:style-name="gr2" draw:text-style-name="P1" draw:layer="layout" svg:x1="2.877cm" svg:y1="18.394cm" svg:x2="2.878cm" svg:y2="18.729cm">
          <text:p/>
        </draw:line>
        <draw:line draw:name="Line 129" draw:style-name="gr2" draw:text-style-name="P1" draw:layer="layout" svg:x1="3.652cm" svg:y1="18.394cm" svg:x2="3.653cm" svg:y2="18.729cm">
          <text:p/>
        </draw:line>
        <draw:line draw:name="Line 130" draw:style-name="gr2" draw:text-style-name="P1" draw:layer="layout" svg:x1="4.426cm" svg:y1="18.394cm" svg:x2="4.427cm" svg:y2="18.729cm">
          <text:p/>
        </draw:line>
        <draw:line draw:name="Line 131" draw:style-name="gr2" draw:text-style-name="P1" draw:layer="layout" svg:x1="5.2cm" svg:y1="18.394cm" svg:x2="5.201cm" svg:y2="18.729cm">
          <text:p/>
        </draw:line>
        <draw:line draw:name="Line 132" draw:style-name="gr2" draw:text-style-name="P1" draw:layer="layout" svg:x1="6.749cm" svg:y1="18.394cm" svg:x2="6.75cm" svg:y2="18.729cm">
          <text:p/>
        </draw:line>
        <draw:line draw:name="Line 133" draw:style-name="gr2" draw:text-style-name="P1" draw:layer="layout" svg:x1="7.523cm" svg:y1="18.394cm" svg:x2="7.524cm" svg:y2="18.729cm">
          <text:p/>
        </draw:line>
        <draw:line draw:name="Line 134" draw:style-name="gr2" draw:text-style-name="P1" draw:layer="layout" svg:x1="8.297cm" svg:y1="18.394cm" svg:x2="8.298cm" svg:y2="18.729cm">
          <text:p/>
        </draw:line>
        <draw:line draw:name="Line 135" draw:style-name="gr2" draw:text-style-name="P1" draw:layer="layout" svg:x1="9.072cm" svg:y1="18.394cm" svg:x2="9.073cm" svg:y2="18.729cm">
          <text:p/>
        </draw:line>
        <draw:line draw:name="Line 136" draw:style-name="gr2" draw:text-style-name="P1" draw:layer="layout" svg:x1="10.621cm" svg:y1="18.394cm" svg:x2="10.622cm" svg:y2="18.729cm">
          <text:p/>
        </draw:line>
        <draw:line draw:name="Line 137" draw:style-name="gr2" draw:text-style-name="P1" draw:layer="layout" svg:x1="11.394cm" svg:y1="18.394cm" svg:x2="11.395cm" svg:y2="18.729cm">
          <text:p/>
        </draw:line>
        <draw:line draw:name="Line 138" draw:style-name="gr2" draw:text-style-name="P1" draw:layer="layout" svg:x1="12.169cm" svg:y1="18.394cm" svg:x2="12.17cm" svg:y2="18.729cm">
          <text:p/>
        </draw:line>
        <draw:line draw:name="Line 139" draw:style-name="gr2" draw:text-style-name="P1" draw:layer="layout" svg:x1="12.943cm" svg:y1="18.394cm" svg:x2="12.944cm" svg:y2="18.729cm">
          <text:p/>
        </draw:line>
        <draw:line draw:name="Line 140" draw:style-name="gr3" draw:text-style-name="P1" draw:layer="layout" svg:x1="5.976cm" svg:y1="16.576cm" svg:x2="5.977cm" svg:y2="20.378cm">
          <text:p/>
        </draw:line>
        <draw:line draw:name="Line 141" draw:style-name="gr3" draw:text-style-name="P1" draw:layer="layout" svg:x1="9.847cm" svg:y1="16.576cm" svg:x2="9.848cm" svg:y2="20.378cm">
          <text:p/>
        </draw:line>
        <draw:line draw:name="Line 142" draw:style-name="gr3" draw:text-style-name="P1" draw:layer="layout" svg:x1="13.711cm" svg:y1="16.625cm" svg:x2="13.712cm" svg:y2="20.426cm">
          <text:p/>
        </draw:line>
        <draw:custom-shape draw:name="CustomShape 143" draw:style-name="gr21" draw:text-style-name="P3" draw:layer="layout" svg:width="3.014cm" svg:height="0.672cm" svg:x="0.42cm" svg:y="15.744cm">
          <text:p text:style-name="P2"><text:span text:style-name="T3">1- 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" draw:text-style-name="P3" draw:layer="layout" svg:width="2.205cm" svg:height="0.672cm" svg:x="0.42cm" svg:y="17.568cm">
          <text:p text:style-name="P2"><text:span text:style-name="T3">2-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21" draw:text-style-name="P3" draw:layer="layout" svg:width="3.014cm" svg:height="0.672cm" svg:x="0.42cm" svg:y="19.365cm">
          <text:p text:style-name="P2"><text:span text:style-name="T3">3- 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6">
          <draw:line draw:name="Line 147" draw:style-name="gr2" draw:text-style-name="P1" draw:layer="layout" svg:x1="5.568cm" svg:y1="20.225cm" svg:x2="5.569cm" svg:y2="20.56cm">
            <text:p/>
          </draw:line>
          <draw:line draw:name="Line 148" draw:style-name="gr16" draw:text-style-name="P1" draw:layer="layout" svg:x1="5.568cm" svg:y1="18.578cm" svg:x2="5.569cm" svg:y2="20.395cm">
            <text:p/>
          </draw:line>
        </draw:g>
        <draw:g draw:name="Group 149">
          <draw:line draw:name="Line 150" draw:style-name="gr2" draw:text-style-name="P1" draw:layer="layout" svg:x1="4.784cm" svg:y1="20.225cm" svg:x2="4.785cm" svg:y2="20.56cm">
            <text:p/>
          </draw:line>
          <draw:line draw:name="Line 151" draw:style-name="gr16" draw:text-style-name="P1" draw:layer="layout" svg:x1="4.784cm" svg:y1="18.578cm" svg:x2="4.785cm" svg:y2="20.395cm">
            <text:p/>
          </draw:line>
        </draw:g>
        <draw:g draw:name="Group 152">
          <draw:line draw:name="Line 153" draw:style-name="gr2" draw:text-style-name="P1" draw:layer="layout" svg:x1="10.915cm" svg:y1="20.225cm" svg:x2="10.916cm" svg:y2="20.56cm">
            <text:p/>
          </draw:line>
          <draw:line draw:name="Line 154" draw:style-name="gr16" draw:text-style-name="P1" draw:layer="layout" svg:x1="10.915cm" svg:y1="18.578cm" svg:x2="10.916cm" svg:y2="20.395cm">
            <text:p/>
          </draw:line>
        </draw:g>
        <draw:custom-shape draw:name="CustomShape 155" draw:style-name="gr22" draw:text-style-name="P1" draw:layer="layout" svg:width="0.328cm" svg:height="0.365cm" draw:transform="rotate (1.5707963267949) translate (4.418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156" draw:style-name="gr23" draw:text-style-name="P1" draw:layer="layout" svg:x1="4.787cm" svg:y1="18.394cm" svg:x2="4.785cm" svg:y2="18.562cm">
          <text:p/>
        </draw:line>
        <draw:custom-shape draw:name="CustomShape 157" draw:style-name="gr8" draw:text-style-name="P5" draw:layer="layout" svg:width="0.401cm" svg:height="0.693cm" svg:x="3.076cm" svg:y="17.451cm">
          <text:p text:style-name="P4"><text:span text:style-name="T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24" draw:text-style-name="P1" draw:layer="layout" svg:width="0.328cm" svg:height="0.412cm" draw:transform="rotate (1.5707963267949) translate (4.784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59" draw:style-name="gr8" draw:text-style-name="P5" draw:layer="layout" svg:width="0.401cm" svg:height="0.693cm" svg:x="4.423cm" svg:y="17.451cm">
          <text:p text:style-name="P4"><text:span text:style-name="T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5" draw:text-style-name="P1" draw:layer="layout" svg:width="0.328cm" svg:height="0.769cm" draw:transform="rotate (1.5707963267949) translate (2.877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61" draw:style-name="gr8" draw:text-style-name="P5" draw:layer="layout" svg:width="0.401cm" svg:height="0.693cm" svg:x="4.802cm" svg:y="17.451cm">
          <text:p text:style-name="P4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26" draw:text-style-name="P3" draw:layer="layout" svg:width="0.604cm" svg:height="0.672cm" svg:x="14.798cm" svg:y="16.743cm">
          <text:p text:style-name="P2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26" draw:text-style-name="P3" draw:layer="layout" svg:width="0.604cm" svg:height="0.672cm" svg:x="14.824cm" svg:y="18.573cm">
          <text:p text:style-name="P2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26" draw:text-style-name="P3" draw:layer="layout" svg:width="0.604cm" svg:height="0.672cm" svg:x="14.824cm" svg:y="20.398cm">
          <text:p text:style-name="P2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27" draw:text-style-name="P3" draw:layer="layout" svg:width="0.875cm" svg:height="0.672cm" svg:x="6.002cm" svg:y="16.743cm">
          <text:p text:style-name="P2"><text:span text:style-name="T3">1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27" draw:text-style-name="P3" draw:layer="layout" svg:width="0.875cm" svg:height="0.672cm" svg:x="9.867cm" svg:y="16.743cm">
          <text:p text:style-name="P2"><text:span text:style-name="T3">2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27" draw:text-style-name="P3" draw:layer="layout" svg:width="0.875cm" svg:height="0.672cm" svg:x="13.734cm" svg:y="16.743cm">
          <text:p text:style-name="P2"><text:span text:style-name="T3">3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28" draw:text-style-name="P3" draw:layer="layout" svg:width="0.875cm" svg:height="0.728cm" svg:x="4.387cm" svg:y="20.569cm">
          <text:p text:style-name="P2"><text:span text:style-name="T3">t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28" draw:text-style-name="P3" draw:layer="layout" svg:width="0.875cm" svg:height="0.728cm" svg:x="5.24cm" svg:y="20.569cm">
          <text:p text:style-name="P2"><text:span text:style-name="T3">t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28" draw:text-style-name="P3" draw:layer="layout" svg:width="0.875cm" svg:height="0.728cm" svg:x="10.599cm" svg:y="20.569cm">
          <text:p text:style-name="P2"><text:span text:style-name="T3">t</text:span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9" draw:text-style-name="P5" draw:layer="layout" svg:width="0.667cm" svg:height="0.672cm" svg:x="2.556cm" svg:y="18.677cm">
          <text:p text:style-name="P4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30" draw:text-style-name="P5" draw:layer="layout" svg:width="0.935cm" svg:height="0.672cm" svg:x="3.194cm" svg:y="18.677cm">
          <text:p text:style-name="P4"><text:span text:style-name="T3">2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31" draw:text-style-name="P5" draw:layer="layout" svg:width="0.903cm" svg:height="0.672cm" svg:x="3.983cm" svg:y="18.677cm">
          <text:p text:style-name="P4"><text:span text:style-name="T3">3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31" draw:text-style-name="P5" draw:layer="layout" svg:width="0.903cm" svg:height="0.672cm" svg:x="4.756cm" svg:y="18.677cm">
          <text:p text:style-name="P4"><text:span text:style-name="T3">4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31" draw:text-style-name="P5" draw:layer="layout" svg:width="0.903cm" svg:height="0.672cm" svg:x="5.529cm" svg:y="18.677cm">
          <text:p text:style-name="P4"><text:span text:style-name="T3">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32" draw:text-style-name="P5" draw:layer="layout" svg:width="0.893cm" svg:height="0.672cm" svg:x="6.305cm" svg:y="18.677cm">
          <text:p text:style-name="P4"><text:span text:style-name="T3">6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30" draw:text-style-name="P5" draw:layer="layout" svg:width="0.935cm" svg:height="0.672cm" svg:x="7.057cm" svg:y="18.677cm">
          <text:p text:style-name="P4"><text:span text:style-name="T3">7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31" draw:text-style-name="P5" draw:layer="layout" svg:width="0.903cm" svg:height="0.672cm" svg:x="7.846cm" svg:y="18.677cm">
          <text:p text:style-name="P4"><text:span text:style-name="T3">8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31" draw:text-style-name="P5" draw:layer="layout" svg:width="0.903cm" svg:height="0.672cm" svg:x="8.632cm" svg:y="18.677cm">
          <text:p text:style-name="P4"><text:span text:style-name="T3">9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33" draw:text-style-name="P5" draw:layer="layout" svg:width="1.185cm" svg:height="0.672cm" svg:x="9.251cm" svg:y="18.677cm">
          <text:p text:style-name="P4"><text:span text:style-name="T3">10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34" draw:text-style-name="P5" draw:layer="layout" svg:width="1.34cm" svg:height="0.672cm" svg:x="9.956cm" svg:y="18.677cm">
          <text:p text:style-name="P4"><text:span text:style-name="T3">11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35" draw:text-style-name="P5" draw:layer="layout" svg:width="1.041cm" svg:height="0.672cm" svg:x="10.879cm" svg:y="18.677cm">
          <text:p text:style-name="P4"><text:span text:style-name="T3">12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33" draw:text-style-name="P5" draw:layer="layout" svg:width="1.185cm" svg:height="0.672cm" svg:x="11.58cm" svg:y="18.677cm">
          <text:p text:style-name="P4"><text:span text:style-name="T3">13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36" draw:text-style-name="P5" draw:layer="layout" svg:width="1.174cm" svg:height="0.672cm" svg:x="12.371cm" svg:y="18.677cm">
          <text:p text:style-name="P4"><text:span text:style-name="T3">14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37" draw:text-style-name="P5" draw:layer="layout" svg:width="1.177cm" svg:height="0.672cm" svg:x="13.129cm" svg:y="18.677cm">
          <text:p text:style-name="P4"><text:span text:style-name="T3">1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line draw:name="Line 1" draw:style-name="gr39" draw:text-style-name="P1" draw:layer="layout" svg:x1="5.976cm" svg:y1="18.445cm" svg:x2="5.967cm" svg:y2="20.37cm">
          <text:p/>
        </draw:line>
        <draw:line draw:name="Line 2" draw:style-name="gr2" draw:text-style-name="P1" draw:layer="layout" svg:x1="5.281cm" svg:y1="4.366cm" svg:x2="5.282cm" svg:y2="4.702cm">
          <text:p/>
        </draw:line>
        <draw:line draw:name="Line 3" draw:style-name="gr2" draw:text-style-name="P1" draw:layer="layout" svg:x1="6.056cm" svg:y1="4.366cm" svg:x2="6.057cm" svg:y2="4.702cm">
          <text:p/>
        </draw:line>
        <draw:line draw:name="Line 4" draw:style-name="gr2" draw:text-style-name="P1" draw:layer="layout" svg:x1="8.656cm" svg:y1="4.377cm" svg:x2="8.657cm" svg:y2="4.712cm">
          <text:p/>
        </draw:line>
        <draw:line draw:name="Line 5" draw:style-name="gr3" draw:text-style-name="P1" draw:layer="layout" svg:x1="5.276cm" svg:y1="4.545cm" svg:x2="5.277cm" svg:y2="6.398cm">
          <text:p/>
        </draw:line>
        <draw:line draw:name="Line 6" draw:style-name="gr40" draw:text-style-name="P1" draw:layer="layout" svg:x1="7.409cm" svg:y1="6.16cm" svg:x2="7.41cm" svg:y2="6.496cm">
          <text:p/>
        </draw:line>
        <draw:line draw:name="Line 7" draw:style-name="gr41" draw:text-style-name="P1" draw:layer="layout" svg:x1="8.247cm" svg:y1="4.607cm" svg:x2="7.398cm" svg:y2="6.251cm">
          <text:p/>
        </draw:line>
        <draw:line draw:name="Line 8" draw:style-name="gr42" draw:text-style-name="P1" draw:layer="layout" svg:x1="6.52cm" svg:y1="6.183cm" svg:x2="6.521cm" svg:y2="6.518cm">
          <text:p/>
        </draw:line>
        <draw:line draw:name="Line 9" draw:style-name="gr43" draw:text-style-name="P1" draw:layer="layout" svg:x1="9.226cm" svg:y1="4.607cm" svg:x2="6.521cm" svg:y2="6.181cm">
          <text:p/>
        </draw:line>
        <draw:custom-shape draw:name="CustomShape 10" draw:style-name="gr44" draw:text-style-name="P1" draw:layer="layout" svg:width="0.124cm" svg:height="0.124cm" svg:x="8.184cm" svg:y="4.4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" draw:layer="layout" svg:width="0.124cm" svg:height="0.124cm" svg:x="9.162cm" svg:y="4.4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46" draw:text-style-name="P1" draw:layer="layout" svg:x1="7.398cm" svg:y1="4.545cm" svg:x2="7.399cm" svg:y2="6.362cm">
          <text:p/>
        </draw:line>
        <draw:line draw:name="Line 13" draw:style-name="gr47" draw:text-style-name="P1" draw:layer="layout" svg:x1="6.511cm" svg:y1="4.552cm" svg:x2="6.512cm" svg:y2="6.369cm">
          <text:p/>
        </draw:line>
        <draw:custom-shape draw:name="CustomShape 14" draw:style-name="gr8" draw:text-style-name="P5" draw:layer="layout" svg:width="0.401cm" svg:height="0.693cm" svg:x="12.569cm" svg:y="1.406cm">
          <text:p text:style-name="P4"><text:span text:style-name="T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8" draw:text-style-name="P1" draw:layer="layout" svg:width="4.893cm" svg:height="0.001cm" svg:x="5.277cm" svg:y="4.5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49" draw:text-style-name="P1" draw:layer="layout" svg:width="4.88cm" svg:height="0.001cm" svg:x="5.276cm" svg:y="6.3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50" draw:text-style-name="P1" draw:layer="layout" svg:width="0.463cm" svg:height="1.347cm" draw:transform="rotate (-1.5707963267949) translate (13.449cm 2.057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8" draw:style-name="gr51" draw:text-style-name="P1" draw:layer="layout" svg:width="0.378cm" svg:height="1.256cm" draw:transform="rotate (-1.5707963267949) translate (14.707cm 2.083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9" draw:style-name="gr52" draw:text-style-name="P1" draw:layer="layout" svg:width="0.379cm" svg:height="0.459cm" draw:transform="rotate (1.5707963267949) translate (12.099cm 2.962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20" draw:style-name="gr53" draw:text-style-name="P1" draw:layer="layout" svg:width="0.379cm" svg:height="0.877cm" draw:transform="rotate (1.5707963267949) translate (12.569cm 2.958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21" draw:style-name="gr8" draw:text-style-name="P5" draw:layer="layout" svg:width="0.401cm" svg:height="0.693cm" svg:x="13.875cm" svg:y="1.406cm">
          <text:p text:style-name="P4"><text:span text:style-name="T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4" draw:text-style-name="P1" draw:layer="layout" svg:width="0.379cm" svg:height="1.255cm" draw:transform="rotate (1.5707963267949) translate (13.449cm 2.962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23" draw:style-name="gr8" draw:text-style-name="P5" draw:layer="layout" svg:width="0.401cm" svg:height="0.693cm" svg:x="12.137cm" svg:y="2.919cm">
          <text:p text:style-name="P4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" draw:text-style-name="P5" draw:layer="layout" svg:width="0.401cm" svg:height="0.693cm" svg:x="12.837cm" svg:y="2.919cm">
          <text:p text:style-name="P4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5" draw:layer="layout" svg:width="0.401cm" svg:height="0.693cm" svg:x="13.875cm" svg:y="2.919cm">
          <text:p text:style-name="P4"><text:span text:style-name="T6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2.205cm" svg:height="0.536cm" svg:x="5.76cm" svg:y="3.914cm">
          <text:p text:style-name="P2"><text:span text:style-name="T7">t</text:span><text:span text:style-name="T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6" draw:text-style-name="P3" draw:layer="layout" svg:width="0.701cm" svg:height="0.536cm" svg:x="6.183cm" svg:y="6.466cm">
          <text:p text:style-name="P2"><text:span text:style-name="T7">t</text:span><text:span text:style-name="T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3" draw:layer="layout" svg:width="0.903cm" svg:height="0.536cm" svg:x="7.063cm" svg:y="6.466cm">
          <text:p text:style-name="P2"><text:span text:style-name="T7">t</text:span><text:span text:style-name="T8">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8" draw:text-style-name="P3" draw:layer="layout" svg:width="0.728cm" svg:height="0.536cm" svg:x="7.913cm" svg:y="4.007cm">
          <text:p text:style-name="P2"><text:span text:style-name="T7">t</text:span><text:span text:style-name="T8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9" draw:text-style-name="P3" draw:layer="layout" svg:width="0.977cm" svg:height="0.536cm" svg:x="8.841cm" svg:y="4.007cm">
          <text:p text:style-name="P2"><text:span text:style-name="T7">t</text:span><text:span text:style-name="T8">o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0" draw:text-style-name="P3" draw:layer="layout" svg:width="0.821cm" svg:height="0.536cm" svg:x="8.311cm" svg:y="3.914cm">
          <text:p text:style-name="P2"><text:span text:style-name="T7">t</text:span><text:span text:style-name="T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" draw:text-style-name="P1" draw:layer="layout" svg:x1="5.281cm" svg:y1="8.364cm" svg:x2="5.282cm" svg:y2="8.699cm">
          <text:p/>
        </draw:line>
        <draw:line draw:name="Line 33" draw:style-name="gr2" draw:text-style-name="P1" draw:layer="layout" svg:x1="6.056cm" svg:y1="8.364cm" svg:x2="6.057cm" svg:y2="8.699cm">
          <text:p/>
        </draw:line>
        <draw:line draw:name="Line 34" draw:style-name="gr61" draw:text-style-name="P1" draw:layer="layout" svg:x1="8.656cm" svg:y1="8.375cm" svg:x2="8.657cm" svg:y2="8.71cm">
          <text:p/>
        </draw:line>
        <draw:line draw:name="Line 35" draw:style-name="gr3" draw:text-style-name="P1" draw:layer="layout" svg:x1="5.276cm" svg:y1="8.543cm" svg:x2="5.277cm" svg:y2="10.396cm">
          <text:p/>
        </draw:line>
        <draw:line draw:name="Line 36" draw:style-name="gr40" draw:text-style-name="P1" draw:layer="layout" svg:x1="7.409cm" svg:y1="10.158cm" svg:x2="7.41cm" svg:y2="10.493cm">
          <text:p/>
        </draw:line>
        <draw:line draw:name="Line 37" draw:style-name="gr41" draw:text-style-name="P1" draw:layer="layout" svg:x1="8.247cm" svg:y1="8.607cm" svg:x2="7.398cm" svg:y2="10.25cm">
          <text:p/>
        </draw:line>
        <draw:custom-shape draw:name="CustomShape 38" draw:style-name="gr44" draw:text-style-name="P1" draw:layer="layout" svg:width="0.124cm" svg:height="0.124cm" svg:x="8.184cm" svg:y="8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46" draw:text-style-name="P1" draw:layer="layout" svg:x1="7.398cm" svg:y1="8.543cm" svg:x2="7.399cm" svg:y2="10.359cm">
          <text:p/>
        </draw:line>
        <draw:custom-shape draw:name="CustomShape 40" draw:style-name="gr48" draw:text-style-name="P1" draw:layer="layout" svg:width="4.893cm" svg:height="0.001cm" svg:x="5.277cm" svg:y="8.54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49" draw:text-style-name="P1" draw:layer="layout" svg:width="4.88cm" svg:height="0.001cm" svg:x="5.276cm" svg:y="10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55" draw:text-style-name="P3" draw:layer="layout" svg:width="2.205cm" svg:height="0.536cm" svg:x="5.76cm" svg:y="7.912cm">
          <text:p text:style-name="P2"><text:span text:style-name="T7">t</text:span><text:span text:style-name="T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3" draw:layer="layout" svg:width="0.903cm" svg:height="0.536cm" svg:x="7.016cm" svg:y="10.464cm">
          <text:p text:style-name="P2"><text:span text:style-name="T7">t</text:span><text:span text:style-name="T8">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58" draw:text-style-name="P3" draw:layer="layout" svg:width="0.728cm" svg:height="0.536cm" svg:x="7.913cm" svg:y="8.058cm">
          <text:p text:style-name="P2"><text:span text:style-name="T7">t</text:span><text:span text:style-name="T8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0" draw:text-style-name="P3" draw:layer="layout" svg:width="0.821cm" svg:height="0.536cm" svg:x="8.311cm" svg:y="7.912cm">
          <text:p text:style-name="P2"><text:span text:style-name="T9">t</text:span><text:span text:style-name="T10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" draw:text-style-name="P1" draw:layer="layout" svg:x1="11.124cm" svg:y1="8.364cm" svg:x2="11.125cm" svg:y2="8.699cm">
          <text:p/>
        </draw:line>
        <draw:line draw:name="Line 47" draw:style-name="gr2" draw:text-style-name="P1" draw:layer="layout" svg:x1="11.898cm" svg:y1="8.364cm" svg:x2="11.899cm" svg:y2="8.699cm">
          <text:p/>
        </draw:line>
        <draw:line draw:name="Line 48" draw:style-name="gr2" draw:text-style-name="P1" draw:layer="layout" svg:x1="14.498cm" svg:y1="8.375cm" svg:x2="14.499cm" svg:y2="8.71cm">
          <text:p/>
        </draw:line>
        <draw:line draw:name="Line 49" draw:style-name="gr3" draw:text-style-name="P1" draw:layer="layout" svg:x1="11.118cm" svg:y1="8.543cm" svg:x2="11.119cm" svg:y2="10.396cm">
          <text:p/>
        </draw:line>
        <draw:line draw:name="Line 50" draw:style-name="gr40" draw:text-style-name="P1" draw:layer="layout" svg:x1="14.19cm" svg:y1="10.158cm" svg:x2="14.191cm" svg:y2="10.493cm">
          <text:p/>
        </draw:line>
        <draw:line draw:name="Line 51" draw:style-name="gr41" draw:text-style-name="P1" draw:layer="layout" svg:x1="15.028cm" svg:y1="8.607cm" svg:x2="14.179cm" svg:y2="10.25cm">
          <text:p/>
        </draw:line>
        <draw:custom-shape draw:name="CustomShape 52" draw:style-name="gr44" draw:text-style-name="P1" draw:layer="layout" svg:width="0.124cm" svg:height="0.124cm" svg:x="14.965cm" svg:y="8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3" draw:style-name="gr46" draw:text-style-name="P1" draw:layer="layout" svg:x1="14.179cm" svg:y1="8.543cm" svg:x2="14.18cm" svg:y2="10.359cm">
          <text:p/>
        </draw:line>
        <draw:custom-shape draw:name="CustomShape 54" draw:style-name="gr62" draw:text-style-name="P1" draw:layer="layout" svg:width="4.894cm" svg:height="0.001cm" svg:x="11.118cm" svg:y="8.54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49" draw:text-style-name="P1" draw:layer="layout" svg:width="4.88cm" svg:height="0.001cm" svg:x="11.118cm" svg:y="10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55" draw:text-style-name="P3" draw:layer="layout" svg:width="2.205cm" svg:height="0.536cm" svg:x="11.602cm" svg:y="7.912cm">
          <text:p text:style-name="P2"><text:span text:style-name="T7">t</text:span><text:span text:style-name="T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7" draw:text-style-name="P3" draw:layer="layout" svg:width="0.903cm" svg:height="0.536cm" svg:x="13.844cm" svg:y="10.464cm">
          <text:p text:style-name="P2"><text:span text:style-name="T7">t</text:span><text:span text:style-name="T8">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3" draw:layer="layout" svg:width="0.728cm" svg:height="0.536cm" svg:x="14.694cm" svg:y="7.99cm">
          <text:p text:style-name="P2"><text:span text:style-name="T7">t</text:span><text:span text:style-name="T8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60" draw:text-style-name="P3" draw:layer="layout" svg:width="0.821cm" svg:height="0.536cm" svg:x="14.154cm" svg:y="7.912cm">
          <text:p text:style-name="P2"><text:span text:style-name="T7">t</text:span><text:span text:style-name="T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7" draw:text-style-name="P3" draw:layer="layout" svg:width="0.903cm" svg:height="0.536cm" svg:x="6.945cm" svg:y="4.007cm">
          <text:p text:style-name="P2"><text:span text:style-name="T7">t</text:span><text:span text:style-name="T8">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56" draw:text-style-name="P3" draw:layer="layout" svg:width="0.701cm" svg:height="0.536cm" svg:x="6.201cm" svg:y="4.007cm">
          <text:p text:style-name="P2"><text:span text:style-name="T7">t</text:span><text:span text:style-name="T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57" draw:text-style-name="P3" draw:layer="layout" svg:width="0.903cm" svg:height="0.536cm" svg:x="7.016cm" svg:y="8.058cm">
          <text:p text:style-name="P2"><text:span text:style-name="T7">t</text:span><text:span text:style-name="T8">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57" draw:text-style-name="P3" draw:layer="layout" svg:width="0.903cm" svg:height="0.536cm" svg:x="13.725cm" svg:y="8.04cm">
          <text:p text:style-name="P2"><text:span text:style-name="T7">t</text:span><text:span text:style-name="T8">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63" draw:text-style-name="P1" draw:layer="layout" svg:width="9.322cm" svg:height="0.001cm" svg:x="2.105cm" svg:y="18.57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63" draw:text-style-name="P1" draw:layer="layout" svg:width="9.322cm" svg:height="0.001cm" svg:x="2.105cm" svg:y="20.3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66" draw:style-name="gr64" draw:text-style-name="P1" draw:layer="layout" svg:x1="5.967cm" svg:y1="20.229cm" svg:x2="5.968cm" svg:y2="20.564cm">
          <text:p/>
        </draw:line>
        <draw:line draw:name="Line 67" draw:style-name="gr64" draw:text-style-name="P1" draw:layer="layout" svg:x1="9.848cm" svg:y1="20.229cm" svg:x2="9.849cm" svg:y2="20.564cm">
          <text:p/>
        </draw:line>
        <draw:line draw:name="Line 68" draw:style-name="gr2" draw:text-style-name="P1" draw:layer="layout" svg:x1="2.103cm" svg:y1="18.394cm" svg:x2="2.104cm" svg:y2="18.729cm">
          <text:p/>
        </draw:line>
        <draw:line draw:name="Line 69" draw:style-name="gr2" draw:text-style-name="P1" draw:layer="layout" svg:x1="2.103cm" svg:y1="20.211cm" svg:x2="2.104cm" svg:y2="20.546cm">
          <text:p/>
        </draw:line>
        <draw:line draw:name="Line 70" draw:style-name="gr2" draw:text-style-name="P1" draw:layer="layout" svg:x1="5.975cm" svg:y1="18.394cm" svg:x2="5.976cm" svg:y2="18.729cm">
          <text:p/>
        </draw:line>
        <draw:line draw:name="Line 71" draw:style-name="gr2" draw:text-style-name="P1" draw:layer="layout" svg:x1="9.846cm" svg:y1="18.394cm" svg:x2="9.847cm" svg:y2="18.729cm">
          <text:p/>
        </draw:line>
        <draw:line draw:name="Line 72" draw:style-name="gr2" draw:text-style-name="P1" draw:layer="layout" svg:x1="2.877cm" svg:y1="18.394cm" svg:x2="2.878cm" svg:y2="18.729cm">
          <text:p/>
        </draw:line>
        <draw:line draw:name="Line 73" draw:style-name="gr2" draw:text-style-name="P1" draw:layer="layout" svg:x1="3.652cm" svg:y1="18.394cm" svg:x2="3.653cm" svg:y2="18.729cm">
          <text:p/>
        </draw:line>
        <draw:line draw:name="Line 74" draw:style-name="gr2" draw:text-style-name="P1" draw:layer="layout" svg:x1="4.426cm" svg:y1="18.394cm" svg:x2="4.427cm" svg:y2="18.729cm">
          <text:p/>
        </draw:line>
        <draw:line draw:name="Line 75" draw:style-name="gr2" draw:text-style-name="P1" draw:layer="layout" svg:x1="5.2cm" svg:y1="18.394cm" svg:x2="5.201cm" svg:y2="18.729cm">
          <text:p/>
        </draw:line>
        <draw:line draw:name="Line 76" draw:style-name="gr2" draw:text-style-name="P1" draw:layer="layout" svg:x1="6.749cm" svg:y1="18.394cm" svg:x2="6.75cm" svg:y2="18.729cm">
          <text:p/>
        </draw:line>
        <draw:line draw:name="Line 77" draw:style-name="gr2" draw:text-style-name="P1" draw:layer="layout" svg:x1="7.523cm" svg:y1="18.394cm" svg:x2="7.524cm" svg:y2="18.729cm">
          <text:p/>
        </draw:line>
        <draw:line draw:name="Line 78" draw:style-name="gr2" draw:text-style-name="P1" draw:layer="layout" svg:x1="8.297cm" svg:y1="18.394cm" svg:x2="8.298cm" svg:y2="18.729cm">
          <text:p/>
        </draw:line>
        <draw:line draw:name="Line 79" draw:style-name="gr39" draw:text-style-name="P1" draw:layer="layout" svg:x1="9.847cm" svg:y1="18.445cm" svg:x2="9.848cm" svg:y2="20.379cm">
          <text:p/>
        </draw:line>
        <draw:custom-shape draw:name="CustomShape 80" draw:style-name="gr65" draw:text-style-name="P3" draw:layer="layout" svg:width="4.601cm" svg:height="0.672cm" svg:x="0.42cm" svg:y="16.879cm">
          <text:p text:style-name="P2"><text:span text:style-name="T11">1 - Entrada / 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1" draw:text-style-name="P3" draw:layer="layout" svg:width="3.014cm" svg:height="0.672cm" svg:x="0.42cm" svg:y="19.365cm">
          <text:p text:style-name="P2"><text:span text:style-name="T11">2 - 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2">
          <draw:line draw:name="Line 83" draw:style-name="gr2" draw:text-style-name="P1" draw:layer="layout" svg:x1="4.784cm" svg:y1="20.225cm" svg:x2="4.785cm" svg:y2="20.56cm">
            <text:p/>
          </draw:line>
          <draw:line draw:name="Line 84" draw:style-name="gr16" draw:text-style-name="P1" draw:layer="layout" svg:x1="4.784cm" svg:y1="18.578cm" svg:x2="4.785cm" svg:y2="20.395cm">
            <text:p/>
          </draw:line>
        </draw:g>
        <draw:custom-shape draw:name="CustomShape 85" draw:style-name="gr8" draw:text-style-name="P5" draw:layer="layout" svg:width="0.401cm" svg:height="0.693cm" svg:x="3.076cm" svg:y="17.451cm">
          <text:p text:style-name="P4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66" draw:text-style-name="P1" draw:layer="layout" svg:width="0.328cm" svg:height="0.78cm" draw:transform="rotate (1.5707963267949) translate (2.865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87" draw:style-name="gr27" draw:text-style-name="P3" draw:layer="layout" svg:width="0.875cm" svg:height="0.672cm" svg:x="5.985cm" svg:y="19.693cm">
          <text:p text:style-name="P2"><text:span text:style-name="T13">1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7" draw:text-style-name="P3" draw:layer="layout" svg:width="0.875cm" svg:height="0.672cm" svg:x="9.859cm" svg:y="19.693cm">
          <text:p text:style-name="P2"><text:span text:style-name="T13">2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8" draw:text-style-name="P3" draw:layer="layout" svg:width="0.875cm" svg:height="0.728cm" svg:x="4.387cm" svg:y="20.569cm">
          <text:p text:style-name="P2"><text:span text:style-name="T11">t</text:span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9" draw:text-style-name="P5" draw:layer="layout" svg:width="0.667cm" svg:height="0.672cm" svg:x="2.556cm" svg:y="18.677cm">
          <text:p text:style-name="P4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30" draw:text-style-name="P5" draw:layer="layout" svg:width="0.935cm" svg:height="0.672cm" svg:x="3.194cm" svg:y="18.677cm">
          <text:p text:style-name="P4"><text:span text:style-name="T11">2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31" draw:text-style-name="P5" draw:layer="layout" svg:width="0.903cm" svg:height="0.672cm" svg:x="3.983cm" svg:y="18.677cm">
          <text:p text:style-name="P4"><text:span text:style-name="T11">3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31" draw:text-style-name="P5" draw:layer="layout" svg:width="0.903cm" svg:height="0.672cm" svg:x="4.756cm" svg:y="18.677cm">
          <text:p text:style-name="P4"><text:span text:style-name="T11">4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31" draw:text-style-name="P5" draw:layer="layout" svg:width="0.903cm" svg:height="0.672cm" svg:x="5.529cm" svg:y="18.677cm">
          <text:p text:style-name="P4"><text:span text:style-name="T11">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32" draw:text-style-name="P5" draw:layer="layout" svg:width="0.893cm" svg:height="0.672cm" svg:x="6.305cm" svg:y="18.677cm">
          <text:p text:style-name="P4"><text:span text:style-name="T11">6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30" draw:text-style-name="P5" draw:layer="layout" svg:width="0.935cm" svg:height="0.672cm" svg:x="7.057cm" svg:y="18.677cm">
          <text:p text:style-name="P4"><text:span text:style-name="T11">7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31" draw:text-style-name="P5" draw:layer="layout" svg:width="0.903cm" svg:height="0.672cm" svg:x="7.846cm" svg:y="18.677cm">
          <text:p text:style-name="P4"><text:span text:style-name="T11">8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31" draw:text-style-name="P5" draw:layer="layout" svg:width="0.903cm" svg:height="0.672cm" svg:x="8.632cm" svg:y="18.677cm">
          <text:p text:style-name="P4"><text:span text:style-name="T11">9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33" draw:text-style-name="P5" draw:layer="layout" svg:width="1.185cm" svg:height="0.672cm" svg:x="9.251cm" svg:y="18.677cm">
          <text:p text:style-name="P4"><text:span text:style-name="T11">10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8" draw:text-style-name="P5" draw:layer="layout" svg:width="0.401cm" svg:height="0.693cm" svg:x="4.62cm" svg:y="17.451cm">
          <text:p text:style-name="P4"><text:span text:style-name="T1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66" draw:text-style-name="P1" draw:layer="layout" svg:width="0.328cm" svg:height="0.78cm" draw:transform="rotate (1.5707963267949) translate (4.418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Picture 1" draw:style-name="gr67" draw:text-style-name="P1" draw:layer="layout" svg:width="15.001cm" svg:height="5.602cm" svg:x="-12.899cm" svg:y="2.758cm">
          <draw:image xlink:href="Pictures/10000201000003760000014B5E07A8D21BDC13B1.png" xlink:type="simple" xlink:show="embed" xlink:actuate="onLoad">
            <text:p/>
          </draw:image>
        </draw:frame>
        <draw:g draw:name="Group 102">
          <draw:line draw:name="Line 103" draw:style-name="gr2" draw:text-style-name="P1" draw:layer="layout" svg:x1="9.637cm" svg:y1="20.228cm" svg:x2="9.638cm" svg:y2="20.563cm">
            <text:p/>
          </draw:line>
          <draw:line draw:name="Line 104" draw:style-name="gr16" draw:text-style-name="P1" draw:layer="layout" svg:x1="9.637cm" svg:y1="18.581cm" svg:x2="9.638cm" svg:y2="20.398cm">
            <text:p/>
          </draw:line>
        </draw:g>
        <draw:custom-shape draw:name="CustomShape 105" draw:style-name="gr28" draw:text-style-name="P3" draw:layer="layout" svg:width="0.875cm" svg:height="0.728cm" svg:x="9.322cm" svg:y="20.572cm">
          <text:p text:style-name="P2"><text:span text:style-name="T11">t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2" draw:text-style-name="P1" draw:layer="layout" svg:x1="9.072cm" svg:y1="18.394cm" svg:x2="9.073cm" svg:y2="18.729cm">
          <text:p/>
        </draw:line>
        <draw:g draw:name="Group 107">
          <draw:line draw:name="Line 108" draw:style-name="gr2" draw:text-style-name="P1" draw:layer="layout" svg:x1="9.242cm" svg:y1="20.228cm" svg:x2="9.243cm" svg:y2="20.563cm">
            <text:p/>
          </draw:line>
          <draw:line draw:name="Line 109" draw:style-name="gr16" draw:text-style-name="P1" draw:layer="layout" svg:x1="9.242cm" svg:y1="18.579cm" svg:x2="9.243cm" svg:y2="20.396cm">
            <text:p/>
          </draw:line>
        </draw:g>
        <draw:custom-shape draw:name="CustomShape 110" draw:style-name="gr28" draw:text-style-name="P3" draw:layer="layout" svg:width="0.875cm" svg:height="0.728cm" svg:x="8.926cm" svg:y="20.57cm">
          <text:p text:style-name="P2"><text:span text:style-name="T11">t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8" draw:text-style-name="P5" draw:layer="layout" svg:width="0.401cm" svg:height="0.693cm" svg:x="9.268cm" svg:y="17.451cm">
          <text:p text:style-name="P4"><text:span text:style-name="T1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66" draw:text-style-name="P1" draw:layer="layout" svg:width="0.328cm" svg:height="0.78cm" draw:transform="rotate (1.5707963267949) translate (9.065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Imagem 23" draw:style-name="gr67" draw:text-style-name="P1" draw:layer="layout" svg:width="11.225cm" svg:height="4.45cm" svg:x="3.91cm" svg:y="11.529cm">
          <draw:image xlink:href="Pictures/1000020100000297000001072A326B57B83E45AA.png" xlink:type="simple" xlink:show="embed" xlink:actuate="onLoad">
            <text:p/>
          </draw:image>
        </draw:frame>
        <draw:frame draw:name="Picture 7" draw:style-name="gr67" draw:text-style-name="P1" draw:layer="layout" svg:width="11.225cm" svg:height="4.45cm" svg:x="-11.227cm" svg:y="12.426cm">
          <draw:image xlink:href="Pictures/1000020100000297000001073995BBC4FA71EA55.png" xlink:type="simple" xlink:show="embed" xlink:actuate="onLoad">
            <text:p/>
          </draw:image>
        </draw:frame>
        <presentation:notes draw:style-name="dp2">
          <draw:page-thumbnail draw:style-name="gr38" draw:layer="layout" svg:width="7.709cm" svg:height="11.136cm" svg:x="6.64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9" draw:text-style-name="P1" draw:layer="layout" svg:width="12.996cm" svg:height="0.002cm" svg:x="2.103cm" svg:y="16.73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0" draw:text-style-name="P1" draw:layer="layout" svg:width="13.021cm" svg:height="0.001cm" svg:x="2.104cm" svg:y="18.57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0" draw:text-style-name="P1" draw:layer="layout" svg:width="13.021cm" svg:height="0.016cm" svg:x="2.104cm" svg:y="20.3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4" draw:style-name="gr2" draw:text-style-name="P1" draw:layer="layout" svg:x1="2.121cm" svg:y1="16.577cm" svg:x2="2.122cm" svg:y2="16.913cm">
          <text:p/>
        </draw:line>
        <draw:line draw:name="Line 5" draw:style-name="gr2" draw:text-style-name="P1" draw:layer="layout" svg:x1="5.985cm" svg:y1="16.577cm" svg:x2="5.986cm" svg:y2="16.913cm">
          <text:p/>
        </draw:line>
        <draw:line draw:name="Line 6" draw:style-name="gr2" draw:text-style-name="P1" draw:layer="layout" svg:x1="9.848cm" svg:y1="16.577cm" svg:x2="9.849cm" svg:y2="16.913cm">
          <text:p/>
        </draw:line>
        <draw:line draw:name="Line 7" draw:style-name="gr2" draw:text-style-name="P1" draw:layer="layout" svg:x1="13.711cm" svg:y1="16.577cm" svg:x2="13.712cm" svg:y2="16.913cm">
          <text:p/>
        </draw:line>
        <draw:line draw:name="Line 8" draw:style-name="gr2" draw:text-style-name="P1" draw:layer="layout" svg:x1="2.103cm" svg:y1="18.394cm" svg:x2="2.104cm" svg:y2="18.729cm">
          <text:p/>
        </draw:line>
        <draw:line draw:name="Line 9" draw:style-name="gr2" draw:text-style-name="P1" draw:layer="layout" svg:x1="2.103cm" svg:y1="20.211cm" svg:x2="2.104cm" svg:y2="20.546cm">
          <text:p/>
        </draw:line>
        <draw:line draw:name="Line 10" draw:style-name="gr2" draw:text-style-name="P1" draw:layer="layout" svg:x1="5.975cm" svg:y1="18.394cm" svg:x2="5.976cm" svg:y2="18.729cm">
          <text:p/>
        </draw:line>
        <draw:line draw:name="Line 11" draw:style-name="gr2" draw:text-style-name="P1" draw:layer="layout" svg:x1="9.846cm" svg:y1="18.394cm" svg:x2="9.847cm" svg:y2="18.729cm">
          <text:p/>
        </draw:line>
        <draw:line draw:name="Line 12" draw:style-name="gr2" draw:text-style-name="P1" draw:layer="layout" svg:x1="13.718cm" svg:y1="18.394cm" svg:x2="13.719cm" svg:y2="18.729cm">
          <text:p/>
        </draw:line>
        <draw:line draw:name="Line 13" draw:style-name="gr2" draw:text-style-name="P1" draw:layer="layout" svg:x1="2.877cm" svg:y1="18.394cm" svg:x2="2.878cm" svg:y2="18.729cm">
          <text:p/>
        </draw:line>
        <draw:line draw:name="Line 14" draw:style-name="gr2" draw:text-style-name="P1" draw:layer="layout" svg:x1="3.652cm" svg:y1="18.394cm" svg:x2="3.653cm" svg:y2="18.729cm">
          <text:p/>
        </draw:line>
        <draw:line draw:name="Line 15" draw:style-name="gr2" draw:text-style-name="P1" draw:layer="layout" svg:x1="4.426cm" svg:y1="18.394cm" svg:x2="4.427cm" svg:y2="18.729cm">
          <text:p/>
        </draw:line>
        <draw:line draw:name="Line 16" draw:style-name="gr2" draw:text-style-name="P1" draw:layer="layout" svg:x1="5.2cm" svg:y1="18.394cm" svg:x2="5.201cm" svg:y2="18.729cm">
          <text:p/>
        </draw:line>
        <draw:line draw:name="Line 17" draw:style-name="gr2" draw:text-style-name="P1" draw:layer="layout" svg:x1="6.749cm" svg:y1="18.394cm" svg:x2="6.75cm" svg:y2="18.729cm">
          <text:p/>
        </draw:line>
        <draw:line draw:name="Line 18" draw:style-name="gr2" draw:text-style-name="P1" draw:layer="layout" svg:x1="7.523cm" svg:y1="18.394cm" svg:x2="7.524cm" svg:y2="18.729cm">
          <text:p/>
        </draw:line>
        <draw:line draw:name="Line 19" draw:style-name="gr2" draw:text-style-name="P1" draw:layer="layout" svg:x1="8.297cm" svg:y1="18.394cm" svg:x2="8.298cm" svg:y2="18.729cm">
          <text:p/>
        </draw:line>
        <draw:line draw:name="Line 20" draw:style-name="gr2" draw:text-style-name="P1" draw:layer="layout" svg:x1="9.072cm" svg:y1="18.394cm" svg:x2="9.073cm" svg:y2="18.729cm">
          <text:p/>
        </draw:line>
        <draw:line draw:name="Line 21" draw:style-name="gr2" draw:text-style-name="P1" draw:layer="layout" svg:x1="10.621cm" svg:y1="18.394cm" svg:x2="10.622cm" svg:y2="18.729cm">
          <text:p/>
        </draw:line>
        <draw:line draw:name="Line 22" draw:style-name="gr2" draw:text-style-name="P1" draw:layer="layout" svg:x1="11.394cm" svg:y1="18.394cm" svg:x2="11.395cm" svg:y2="18.729cm">
          <text:p/>
        </draw:line>
        <draw:line draw:name="Line 23" draw:style-name="gr2" draw:text-style-name="P1" draw:layer="layout" svg:x1="12.169cm" svg:y1="18.394cm" svg:x2="12.17cm" svg:y2="18.729cm">
          <text:p/>
        </draw:line>
        <draw:line draw:name="Line 24" draw:style-name="gr2" draw:text-style-name="P1" draw:layer="layout" svg:x1="12.943cm" svg:y1="18.394cm" svg:x2="12.944cm" svg:y2="18.729cm">
          <text:p/>
        </draw:line>
        <draw:line draw:name="Line 25" draw:style-name="gr3" draw:text-style-name="P1" draw:layer="layout" svg:x1="5.976cm" svg:y1="16.576cm" svg:x2="5.977cm" svg:y2="20.378cm">
          <text:p/>
        </draw:line>
        <draw:line draw:name="Line 26" draw:style-name="gr3" draw:text-style-name="P1" draw:layer="layout" svg:x1="9.847cm" svg:y1="16.576cm" svg:x2="9.848cm" svg:y2="20.378cm">
          <text:p/>
        </draw:line>
        <draw:line draw:name="Line 27" draw:style-name="gr3" draw:text-style-name="P1" draw:layer="layout" svg:x1="13.711cm" svg:y1="16.625cm" svg:x2="13.712cm" svg:y2="20.426cm">
          <text:p/>
        </draw:line>
        <draw:custom-shape draw:name="CustomShape 28" draw:style-name="gr21" draw:text-style-name="P3" draw:layer="layout" svg:width="3.014cm" svg:height="0.672cm" svg:x="0.42cm" svg:y="15.744cm">
          <text:p text:style-name="P2"><text:span text:style-name="T3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" draw:text-style-name="P3" draw:layer="layout" svg:width="2.205cm" svg:height="0.672cm" svg:x="0.42cm" svg:y="17.568cm">
          <text:p text:style-name="P2"><text:span text:style-name="T3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3" draw:layer="layout" svg:width="3.014cm" svg:height="0.672cm" svg:x="0.42cm" svg:y="19.365cm">
          <text:p text:style-name="P2"><text:span text:style-name="T3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line draw:name="Line 32" draw:style-name="gr2" draw:text-style-name="P1" draw:layer="layout" svg:x1="5.568cm" svg:y1="20.225cm" svg:x2="5.569cm" svg:y2="20.56cm">
            <text:p/>
          </draw:line>
          <draw:line draw:name="Line 33" draw:style-name="gr16" draw:text-style-name="P1" draw:layer="layout" svg:x1="5.568cm" svg:y1="18.578cm" svg:x2="5.569cm" svg:y2="20.395cm">
            <text:p/>
          </draw:line>
        </draw:g>
        <draw:g draw:name="Group 34">
          <draw:line draw:name="Line 35" draw:style-name="gr2" draw:text-style-name="P1" draw:layer="layout" svg:x1="4.784cm" svg:y1="20.225cm" svg:x2="4.785cm" svg:y2="20.56cm">
            <text:p/>
          </draw:line>
          <draw:line draw:name="Line 36" draw:style-name="gr16" draw:text-style-name="P1" draw:layer="layout" svg:x1="4.784cm" svg:y1="18.578cm" svg:x2="4.785cm" svg:y2="20.395cm">
            <text:p/>
          </draw:line>
        </draw:g>
        <draw:g draw:name="Group 37">
          <draw:line draw:name="Line 38" draw:style-name="gr2" draw:text-style-name="P1" draw:layer="layout" svg:x1="10.915cm" svg:y1="20.225cm" svg:x2="10.916cm" svg:y2="20.56cm">
            <text:p/>
          </draw:line>
          <draw:line draw:name="Line 39" draw:style-name="gr16" draw:text-style-name="P1" draw:layer="layout" svg:x1="10.915cm" svg:y1="18.578cm" svg:x2="10.916cm" svg:y2="20.395cm">
            <text:p/>
          </draw:line>
        </draw:g>
        <draw:custom-shape draw:name="CustomShape 40" draw:style-name="gr22" draw:text-style-name="P1" draw:layer="layout" svg:width="0.328cm" svg:height="0.365cm" draw:transform="rotate (1.5707963267949) translate (4.418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1" draw:style-name="gr23" draw:text-style-name="P1" draw:layer="layout" svg:x1="4.787cm" svg:y1="18.394cm" svg:x2="4.785cm" svg:y2="18.562cm">
          <text:p/>
        </draw:line>
        <draw:custom-shape draw:name="CustomShape 42" draw:style-name="gr8" draw:text-style-name="P5" draw:layer="layout" svg:width="0.401cm" svg:height="0.693cm" svg:x="3.076cm" svg:y="17.451cm">
          <text:p text:style-name="P4"><text:span text:style-name="T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4" draw:text-style-name="P1" draw:layer="layout" svg:width="0.328cm" svg:height="0.412cm" draw:transform="rotate (1.5707963267949) translate (4.784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4" draw:style-name="gr8" draw:text-style-name="P5" draw:layer="layout" svg:width="0.401cm" svg:height="0.693cm" svg:x="4.423cm" svg:y="17.451cm">
          <text:p text:style-name="P4"><text:span text:style-name="T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5" draw:text-style-name="P1" draw:layer="layout" svg:width="0.328cm" svg:height="0.769cm" draw:transform="rotate (1.5707963267949) translate (2.877cm 18.447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6" draw:style-name="gr8" draw:text-style-name="P5" draw:layer="layout" svg:width="0.401cm" svg:height="0.693cm" svg:x="4.802cm" svg:y="17.451cm">
          <text:p text:style-name="P4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6" draw:text-style-name="P3" draw:layer="layout" svg:width="0.604cm" svg:height="0.672cm" svg:x="14.798cm" svg:y="16.743cm">
          <text:p text:style-name="P2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6" draw:text-style-name="P3" draw:layer="layout" svg:width="0.604cm" svg:height="0.672cm" svg:x="14.824cm" svg:y="18.573cm">
          <text:p text:style-name="P2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6" draw:text-style-name="P3" draw:layer="layout" svg:width="0.604cm" svg:height="0.672cm" svg:x="14.824cm" svg:y="20.398cm">
          <text:p text:style-name="P2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7" draw:text-style-name="P3" draw:layer="layout" svg:width="0.875cm" svg:height="0.672cm" svg:x="6.002cm" svg:y="16.743cm">
          <text:p text:style-name="P2"><text:span text:style-name="T3">1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7" draw:text-style-name="P3" draw:layer="layout" svg:width="0.875cm" svg:height="0.672cm" svg:x="9.867cm" svg:y="16.743cm">
          <text:p text:style-name="P2"><text:span text:style-name="T3">2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7" draw:text-style-name="P3" draw:layer="layout" svg:width="0.875cm" svg:height="0.672cm" svg:x="13.734cm" svg:y="16.743cm">
          <text:p text:style-name="P2"><text:span text:style-name="T3">3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8" draw:text-style-name="P3" draw:layer="layout" svg:width="0.875cm" svg:height="0.728cm" svg:x="4.387cm" svg:y="20.569cm">
          <text:p text:style-name="P2"><text:span text:style-name="T3">t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8" draw:text-style-name="P3" draw:layer="layout" svg:width="0.875cm" svg:height="0.728cm" svg:x="5.24cm" svg:y="20.569cm">
          <text:p text:style-name="P2"><text:span text:style-name="T3">t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28" draw:text-style-name="P3" draw:layer="layout" svg:width="0.875cm" svg:height="0.728cm" svg:x="10.599cm" svg:y="20.569cm">
          <text:p text:style-name="P2"><text:span text:style-name="T3">t</text:span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8" draw:text-style-name="P5" draw:layer="layout" svg:width="1.007cm" svg:height="0.672cm" svg:x="2.386cm" svg:y="18.677cm">
          <text:p text:style-name="P4"><text:span text:style-name="T3">1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0" draw:text-style-name="P5" draw:layer="layout" svg:width="0.935cm" svg:height="0.672cm" svg:x="3.194cm" svg:y="18.677cm">
          <text:p text:style-name="P4"><text:span text:style-name="T3">2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1" draw:text-style-name="P5" draw:layer="layout" svg:width="0.903cm" svg:height="0.672cm" svg:x="3.983cm" svg:y="18.677cm">
          <text:p text:style-name="P4"><text:span text:style-name="T3">3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1" draw:text-style-name="P5" draw:layer="layout" svg:width="0.903cm" svg:height="0.672cm" svg:x="4.756cm" svg:y="18.677cm">
          <text:p text:style-name="P4"><text:span text:style-name="T3">4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31" draw:text-style-name="P5" draw:layer="layout" svg:width="0.903cm" svg:height="0.672cm" svg:x="5.529cm" svg:y="18.677cm">
          <text:p text:style-name="P4"><text:span text:style-name="T3">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3" draw:text-style-name="P5" draw:layer="layout" svg:width="1.185cm" svg:height="0.672cm" svg:x="9.251cm" svg:y="18.677cm">
          <text:p text:style-name="P4"><text:span text:style-name="T3">10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37" draw:text-style-name="P5" draw:layer="layout" svg:width="1.177cm" svg:height="0.672cm" svg:x="13.129cm" svg:y="18.677cm">
          <text:p text:style-name="P4"><text:span text:style-name="T3">1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69" draw:text-style-name="P1" draw:layer="layout" svg:width="0.504cm" svg:height="0.456cm" svg:x="1.521cm" svg:y="16.286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64" draw:style-name="gr69" draw:text-style-name="P1" draw:layer="layout" svg:width="0.504cm" svg:height="0.456cm" svg:x="1.509cm" svg:y="18.105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65" draw:style-name="gr69" draw:text-style-name="P1" draw:layer="layout" svg:width="0.504cm" svg:height="0.456cm" svg:x="1.523cm" svg:y="19.92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153" draw:style-name="gr67" draw:text-style-name="P1" draw:layer="layout" svg:width="15.001cm" svg:height="5.602cm" svg:x="1.316cm" svg:y="5.285cm">
          <draw:image xlink:href="Pictures/10000201000003760000014BCF2A4B0C75AACE1F.png" xlink:type="simple" xlink:show="embed" xlink:actuate="onLoad">
            <text:p/>
          </draw:image>
        </draw:frame>
        <presentation:notes draw:style-name="dp2">
          <draw:page-thumbnail draw:style-name="gr38" draw:layer="layout" svg:width="7.709cm" svg:height="11.136cm" svg:x="6.64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70" draw:text-style-name="P1" draw:layer="layout" svg:width="12.995cm" svg:height="0.002cm" svg:x="2.337cm" svg:y="13.8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71" draw:text-style-name="P1" draw:layer="layout" svg:width="0.001cm" svg:height="2.013cm" svg:x="4.024cm" svg:y="11.8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71" draw:text-style-name="P1" draw:layer="layout" svg:width="0.001cm" svg:height="2.013cm" svg:x="8.185cm" svg:y="11.8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1" draw:text-style-name="P1" draw:layer="layout" svg:width="0.001cm" svg:height="2.013cm" svg:x="10.177cm" svg:y="11.8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1" draw:text-style-name="P1" draw:layer="layout" svg:width="0.001cm" svg:height="2.013cm" svg:x="12.982cm" svg:y="11.8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72" draw:text-style-name="P1" draw:layer="layout" svg:width="4.158cm" svg:height="0.002cm" svg:x="4.024cm" svg:y="12.8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73" draw:text-style-name="P1" draw:layer="layout" svg:width="1.988cm" svg:height="0.002cm" svg:x="8.185cm" svg:y="12.8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4" draw:text-style-name="P1" draw:layer="layout" svg:width="2.802cm" svg:height="0.002cm" svg:x="10.177cm" svg:y="12.8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5" draw:text-style-name="P5" draw:layer="layout" svg:width="4.158cm" svg:height="1.112cm" svg:x="4.024cm" svg:y="11.772cm">
          <text:p text:style-name="P4"><text:span text:style-name="T15">h</text:span><text:span text:style-name="T16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5" draw:layer="layout" svg:width="1.988cm" svg:height="1.112cm" svg:x="8.185cm" svg:y="11.772cm">
          <text:p text:style-name="P4"><text:span text:style-name="T15">h</text:span><text:span text:style-name="T16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7" draw:text-style-name="P5" draw:layer="layout" svg:width="2.802cm" svg:height="1.112cm" svg:x="10.176cm" svg:y="11.772cm">
          <text:p text:style-name="P4"><text:span text:style-name="T15">h</text:span><text:span text:style-name="T16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8" draw:text-style-name="P1" draw:layer="layout" svg:width="9.906cm" svg:height="0.001cm" svg:x="4.528cm" svg:y="5.3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79" draw:text-style-name="P1" draw:layer="layout" svg:width="9.932cm" svg:height="0.001cm" svg:x="4.528cm" svg:y="7.2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79" draw:text-style-name="P1" draw:layer="layout" svg:width="9.932cm" svg:height="0.001cm" svg:x="4.528cm" svg:y="9.0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5" draw:style-name="gr2" draw:text-style-name="P1" draw:layer="layout" svg:x1="4.528cm" svg:y1="5.232cm" svg:x2="4.529cm" svg:y2="5.567cm">
          <text:p/>
        </draw:line>
        <draw:line draw:name="Line 16" draw:style-name="gr2" draw:text-style-name="P1" draw:layer="layout" svg:x1="8.391cm" svg:y1="5.232cm" svg:x2="8.392cm" svg:y2="5.567cm">
          <text:p/>
        </draw:line>
        <draw:line draw:name="Line 17" draw:style-name="gr2" draw:text-style-name="P1" draw:layer="layout" svg:x1="12.253cm" svg:y1="5.232cm" svg:x2="12.254cm" svg:y2="5.567cm">
          <text:p/>
        </draw:line>
        <draw:line draw:name="Line 18" draw:style-name="gr2" draw:text-style-name="P1" draw:layer="layout" svg:x1="4.509cm" svg:y1="7.049cm" svg:x2="4.51cm" svg:y2="7.384cm">
          <text:p/>
        </draw:line>
        <draw:line draw:name="Line 19" draw:style-name="gr2" draw:text-style-name="P1" draw:layer="layout" svg:x1="4.509cm" svg:y1="8.867cm" svg:x2="4.51cm" svg:y2="9.202cm">
          <text:p/>
        </draw:line>
        <draw:line draw:name="Line 20" draw:style-name="gr2" draw:text-style-name="P1" draw:layer="layout" svg:x1="8.38cm" svg:y1="7.049cm" svg:x2="8.381cm" svg:y2="7.384cm">
          <text:p/>
        </draw:line>
        <draw:line draw:name="Line 21" draw:style-name="gr2" draw:text-style-name="P1" draw:layer="layout" svg:x1="12.251cm" svg:y1="7.049cm" svg:x2="12.252cm" svg:y2="7.384cm">
          <text:p/>
        </draw:line>
        <draw:line draw:name="Line 22" draw:style-name="gr2" draw:text-style-name="P1" draw:layer="layout" svg:x1="5.283cm" svg:y1="7.049cm" svg:x2="5.284cm" svg:y2="7.384cm">
          <text:p/>
        </draw:line>
        <draw:line draw:name="Line 23" draw:style-name="gr2" draw:text-style-name="P1" draw:layer="layout" svg:x1="6.057cm" svg:y1="7.049cm" svg:x2="6.058cm" svg:y2="7.384cm">
          <text:p/>
        </draw:line>
        <draw:line draw:name="Line 24" draw:style-name="gr2" draw:text-style-name="P1" draw:layer="layout" svg:x1="6.832cm" svg:y1="7.049cm" svg:x2="6.833cm" svg:y2="7.384cm">
          <text:p/>
        </draw:line>
        <draw:line draw:name="Line 25" draw:style-name="gr2" draw:text-style-name="P1" draw:layer="layout" svg:x1="7.606cm" svg:y1="7.049cm" svg:x2="7.607cm" svg:y2="7.384cm">
          <text:p/>
        </draw:line>
        <draw:line draw:name="Line 26" draw:style-name="gr2" draw:text-style-name="P1" draw:layer="layout" svg:x1="9.154cm" svg:y1="7.049cm" svg:x2="9.155cm" svg:y2="7.384cm">
          <text:p/>
        </draw:line>
        <draw:line draw:name="Line 27" draw:style-name="gr2" draw:text-style-name="P1" draw:layer="layout" svg:x1="9.929cm" svg:y1="7.049cm" svg:x2="9.93cm" svg:y2="7.384cm">
          <text:p/>
        </draw:line>
        <draw:line draw:name="Line 28" draw:style-name="gr2" draw:text-style-name="P1" draw:layer="layout" svg:x1="10.703cm" svg:y1="7.049cm" svg:x2="10.704cm" svg:y2="7.384cm">
          <text:p/>
        </draw:line>
        <draw:line draw:name="Line 29" draw:style-name="gr3" draw:text-style-name="P1" draw:layer="layout" svg:x1="8.381cm" svg:y1="5.231cm" svg:x2="8.382cm" svg:y2="9.032cm">
          <text:p/>
        </draw:line>
        <draw:line draw:name="Line 30" draw:style-name="gr3" draw:text-style-name="P1" draw:layer="layout" svg:x1="12.253cm" svg:y1="5.231cm" svg:x2="12.254cm" svg:y2="9.032cm">
          <text:p/>
        </draw:line>
        <draw:custom-shape draw:name="CustomShape 31" draw:style-name="gr80" draw:text-style-name="P3" draw:layer="layout" svg:width="2.845cm" svg:height="0.672cm" svg:x="2.994cm" svg:y="4.399cm">
          <text:p text:style-name="P2"><text:span text:style-name="T11">1- 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1" draw:text-style-name="P3" draw:layer="layout" svg:width="2.084cm" svg:height="0.672cm" svg:x="2.993cm" svg:y="6.222cm">
          <text:p text:style-name="P2"><text:span text:style-name="T11">2-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0" draw:text-style-name="P3" draw:layer="layout" svg:width="2.845cm" svg:height="0.672cm" svg:x="2.994cm" svg:y="8.019cm">
          <text:p text:style-name="P2"><text:span text:style-name="T11">3- 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line draw:name="Line 35" draw:style-name="gr2" draw:text-style-name="P1" draw:layer="layout" svg:x1="7.19cm" svg:y1="8.88cm" svg:x2="7.191cm" svg:y2="9.215cm">
            <text:p/>
          </draw:line>
          <draw:line draw:name="Line 36" draw:style-name="gr16" draw:text-style-name="P1" draw:layer="layout" svg:x1="7.19cm" svg:y1="7.233cm" svg:x2="7.191cm" svg:y2="9.049cm">
            <text:p/>
          </draw:line>
        </draw:g>
        <draw:custom-shape draw:name="CustomShape 37" draw:style-name="gr8" draw:text-style-name="P5" draw:layer="layout" svg:width="0.401cm" svg:height="0.693cm" svg:x="5.481cm" svg:y="6.107cm">
          <text:p text:style-name="P4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66" draw:text-style-name="P1" draw:layer="layout" svg:width="0.328cm" svg:height="0.78cm" draw:transform="rotate (1.5707963267949) translate (5.271cm 7.102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39" draw:style-name="gr26" draw:text-style-name="P3" draw:layer="layout" svg:width="0.604cm" svg:height="0.672cm" svg:x="14.134cm" svg:y="5.398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6" draw:text-style-name="P3" draw:layer="layout" svg:width="0.604cm" svg:height="0.672cm" svg:x="14.161cm" svg:y="7.229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6" draw:text-style-name="P3" draw:layer="layout" svg:width="0.604cm" svg:height="0.672cm" svg:x="14.161cm" svg:y="9.053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7" draw:text-style-name="P3" draw:layer="layout" svg:width="0.875cm" svg:height="0.672cm" svg:x="7.95cm" svg:y="4.695cm">
          <text:p text:style-name="P2"><text:span text:style-name="T11">1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" draw:layer="layout" svg:width="0.875cm" svg:height="0.672cm" svg:x="11.815cm" svg:y="4.695cm">
          <text:p text:style-name="P2"><text:span text:style-name="T11">2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8" draw:text-style-name="P3" draw:layer="layout" svg:width="0.875cm" svg:height="0.728cm" svg:x="6.793cm" svg:y="9.224cm">
          <text:p text:style-name="P2"><text:span text:style-name="T11">t</text:span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9" draw:text-style-name="P5" draw:layer="layout" svg:width="0.667cm" svg:height="0.672cm" svg:x="4.961cm" svg:y="7.333cm">
          <text:p text:style-name="P4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0" draw:text-style-name="P5" draw:layer="layout" svg:width="0.935cm" svg:height="0.672cm" svg:x="5.6cm" svg:y="7.333cm">
          <text:p text:style-name="P4"><text:span text:style-name="T11">2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1" draw:text-style-name="P5" draw:layer="layout" svg:width="0.903cm" svg:height="0.672cm" svg:x="6.389cm" svg:y="7.333cm">
          <text:p text:style-name="P4"><text:span text:style-name="T11">3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1" draw:text-style-name="P5" draw:layer="layout" svg:width="0.903cm" svg:height="0.672cm" svg:x="7.162cm" svg:y="7.333cm">
          <text:p text:style-name="P4"><text:span text:style-name="T11">4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1" draw:text-style-name="P5" draw:layer="layout" svg:width="0.903cm" svg:height="0.672cm" svg:x="7.934cm" svg:y="7.333cm">
          <text:p text:style-name="P4"><text:span text:style-name="T11">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2" draw:text-style-name="P5" draw:layer="layout" svg:width="0.893cm" svg:height="0.672cm" svg:x="8.711cm" svg:y="7.333cm">
          <text:p text:style-name="P4"><text:span text:style-name="T11">6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0" draw:text-style-name="P5" draw:layer="layout" svg:width="0.935cm" svg:height="0.672cm" svg:x="9.463cm" svg:y="7.333cm">
          <text:p text:style-name="P4"><text:span text:style-name="T11">7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1" draw:text-style-name="P5" draw:layer="layout" svg:width="0.903cm" svg:height="0.672cm" svg:x="10.252cm" svg:y="7.333cm">
          <text:p text:style-name="P4"><text:span text:style-name="T11">8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1" draw:text-style-name="P5" draw:layer="layout" svg:width="0.903cm" svg:height="0.672cm" svg:x="11.038cm" svg:y="7.333cm">
          <text:p text:style-name="P4"><text:span text:style-name="T11">9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3" draw:text-style-name="P5" draw:layer="layout" svg:width="1.185cm" svg:height="0.672cm" svg:x="11.657cm" svg:y="7.333cm">
          <text:p text:style-name="P4"><text:span text:style-name="T11">10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5" draw:layer="layout" svg:width="0.401cm" svg:height="0.693cm" svg:x="7.026cm" svg:y="6.107cm">
          <text:p text:style-name="P4"><text:span text:style-name="T1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6" draw:text-style-name="P1" draw:layer="layout" svg:width="0.328cm" svg:height="0.78cm" draw:transform="rotate (1.5707963267949) translate (6.823cm 7.102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g draw:name="Group 57">
          <draw:line draw:name="Line 58" draw:style-name="gr2" draw:text-style-name="P1" draw:layer="layout" svg:x1="12.042cm" svg:y1="8.883cm" svg:x2="12.043cm" svg:y2="9.218cm">
            <text:p/>
          </draw:line>
          <draw:line draw:name="Line 59" draw:style-name="gr16" draw:text-style-name="P1" draw:layer="layout" svg:x1="12.042cm" svg:y1="7.236cm" svg:x2="12.043cm" svg:y2="9.053cm">
            <text:p/>
          </draw:line>
        </draw:g>
        <draw:custom-shape draw:name="CustomShape 60" draw:style-name="gr28" draw:text-style-name="P3" draw:layer="layout" svg:width="0.875cm" svg:height="0.728cm" svg:x="11.727cm" svg:y="9.227cm">
          <text:p text:style-name="P2"><text:span text:style-name="T11">t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2" draw:text-style-name="P1" draw:layer="layout" svg:x1="11.477cm" svg:y1="7.049cm" svg:x2="11.478cm" svg:y2="7.384cm">
          <text:p/>
        </draw:line>
        <draw:g draw:name="Group 62">
          <draw:line draw:name="Line 63" draw:style-name="gr2" draw:text-style-name="P1" draw:layer="layout" svg:x1="11.646cm" svg:y1="8.883cm" svg:x2="11.647cm" svg:y2="9.218cm">
            <text:p/>
          </draw:line>
          <draw:line draw:name="Line 64" draw:style-name="gr16" draw:text-style-name="P1" draw:layer="layout" svg:x1="11.646cm" svg:y1="7.236cm" svg:x2="11.647cm" svg:y2="9.053cm">
            <text:p/>
          </draw:line>
        </draw:g>
        <draw:custom-shape draw:name="CustomShape 65" draw:style-name="gr28" draw:text-style-name="P3" draw:layer="layout" svg:width="0.875cm" svg:height="0.728cm" svg:x="11.332cm" svg:y="9.225cm">
          <text:p text:style-name="P2"><text:span text:style-name="T11">t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2" draw:text-style-name="P8" draw:layer="layout" svg:width="1.504cm" svg:height="0.25cm" svg:x="2.502cm" svg:y="12.696cm">
          <text:p text:style-name="P7"><text:span text:style-name="T15">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3" draw:text-style-name="P10" draw:layer="layout" svg:width="2.031cm" svg:height="0.25cm" svg:x="12.99cm" svg:y="12.722cm">
          <text:p text:style-name="P9"><text:span text:style-name="T15">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0" draw:text-style-name="P1" draw:layer="layout" svg:width="12.995cm" svg:height="0.002cm" svg:x="3.096cm" svg:y="19.24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20" draw:text-style-name="P1" draw:layer="layout" svg:width="13.021cm" svg:height="0.001cm" svg:x="3.096cm" svg:y="21.08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20" draw:text-style-name="P1" draw:layer="layout" svg:width="13.021cm" svg:height="0.016cm" svg:x="3.096cm" svg:y="22.88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71" draw:style-name="gr2" draw:text-style-name="P1" draw:layer="layout" svg:x1="3.113cm" svg:y1="19.085cm" svg:x2="3.114cm" svg:y2="19.42cm">
          <text:p/>
        </draw:line>
        <draw:line draw:name="Line 72" draw:style-name="gr2" draw:text-style-name="P1" draw:layer="layout" svg:x1="6.977cm" svg:y1="19.085cm" svg:x2="6.978cm" svg:y2="19.42cm">
          <text:p/>
        </draw:line>
        <draw:line draw:name="Line 73" draw:style-name="gr2" draw:text-style-name="P1" draw:layer="layout" svg:x1="10.84cm" svg:y1="19.085cm" svg:x2="10.841cm" svg:y2="19.42cm">
          <text:p/>
        </draw:line>
        <draw:line draw:name="Line 74" draw:style-name="gr2" draw:text-style-name="P1" draw:layer="layout" svg:x1="14.703cm" svg:y1="19.085cm" svg:x2="14.704cm" svg:y2="19.42cm">
          <text:p/>
        </draw:line>
        <draw:line draw:name="Line 75" draw:style-name="gr2" draw:text-style-name="P1" draw:layer="layout" svg:x1="3.095cm" svg:y1="20.9cm" svg:x2="3.096cm" svg:y2="21.235cm">
          <text:p/>
        </draw:line>
        <draw:line draw:name="Line 76" draw:style-name="gr2" draw:text-style-name="P1" draw:layer="layout" svg:x1="3.095cm" svg:y1="22.718cm" svg:x2="3.096cm" svg:y2="23.053cm">
          <text:p/>
        </draw:line>
        <draw:line draw:name="Line 77" draw:style-name="gr2" draw:text-style-name="P1" draw:layer="layout" svg:x1="14.709cm" svg:y1="20.9cm" svg:x2="14.71cm" svg:y2="21.235cm">
          <text:p/>
        </draw:line>
        <draw:line draw:name="Line 78" draw:style-name="gr2" draw:text-style-name="P1" draw:layer="layout" svg:x1="11.612cm" svg:y1="20.9cm" svg:x2="11.613cm" svg:y2="21.235cm">
          <text:p/>
        </draw:line>
        <draw:line draw:name="Line 79" draw:style-name="gr2" draw:text-style-name="P1" draw:layer="layout" svg:x1="12.386cm" svg:y1="20.9cm" svg:x2="12.387cm" svg:y2="21.235cm">
          <text:p/>
        </draw:line>
        <draw:line draw:name="Line 80" draw:style-name="gr2" draw:text-style-name="P1" draw:layer="layout" svg:x1="13.161cm" svg:y1="20.9cm" svg:x2="13.162cm" svg:y2="21.235cm">
          <text:p/>
        </draw:line>
        <draw:line draw:name="Line 81" draw:style-name="gr2" draw:text-style-name="P1" draw:layer="layout" svg:x1="13.936cm" svg:y1="20.9cm" svg:x2="13.937cm" svg:y2="21.235cm">
          <text:p/>
        </draw:line>
        <draw:line draw:name="Line 82" draw:style-name="gr3" draw:text-style-name="P1" draw:layer="layout" svg:x1="6.968cm" svg:y1="19.084cm" svg:x2="6.969cm" svg:y2="22.885cm">
          <text:p/>
        </draw:line>
        <draw:line draw:name="Line 83" draw:style-name="gr3" draw:text-style-name="P1" draw:layer="layout" svg:x1="10.839cm" svg:y1="19.084cm" svg:x2="10.84cm" svg:y2="22.885cm">
          <text:p/>
        </draw:line>
        <draw:line draw:name="Line 84" draw:style-name="gr3" draw:text-style-name="P1" draw:layer="layout" svg:x1="14.703cm" svg:y1="19.133cm" svg:x2="14.704cm" svg:y2="22.934cm">
          <text:p/>
        </draw:line>
        <draw:custom-shape draw:name="CustomShape 85" draw:style-name="gr21" draw:text-style-name="P3" draw:layer="layout" svg:width="3.014cm" svg:height="0.672cm" svg:x="1.412cm" svg:y="18.25cm">
          <text:p text:style-name="P2"><text:span text:style-name="T1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4" draw:text-style-name="P3" draw:layer="layout" svg:width="2.205cm" svg:height="0.672cm" svg:x="1.412cm" svg:y="20.073cm">
          <text:p text:style-name="P2"><text:span text:style-name="T11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1" draw:text-style-name="P3" draw:layer="layout" svg:width="3.014cm" svg:height="0.672cm" svg:x="1.412cm" svg:y="21.87cm">
          <text:p text:style-name="P2"><text:span text:style-name="T1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6" draw:text-style-name="P3" draw:layer="layout" svg:width="0.604cm" svg:height="0.672cm" svg:x="15.79cm" svg:y="19.251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6" draw:text-style-name="P3" draw:layer="layout" svg:width="0.604cm" svg:height="0.672cm" svg:x="15.816cm" svg:y="21.081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6" draw:text-style-name="P3" draw:layer="layout" svg:width="0.604cm" svg:height="0.672cm" svg:x="15.816cm" svg:y="22.904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7" draw:text-style-name="P3" draw:layer="layout" svg:width="0.875cm" svg:height="0.672cm" svg:x="6.994cm" svg:y="19.251cm">
          <text:p text:style-name="P2"><text:span text:style-name="T11">1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7" draw:text-style-name="P3" draw:layer="layout" svg:width="0.875cm" svg:height="0.672cm" svg:x="10.859cm" svg:y="19.251cm">
          <text:p text:style-name="P2"><text:span text:style-name="T11">2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7" draw:text-style-name="P3" draw:layer="layout" svg:width="0.875cm" svg:height="0.672cm" svg:x="14.727cm" svg:y="19.251cm">
          <text:p text:style-name="P2"><text:span text:style-name="T11">3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37" draw:text-style-name="P5" draw:layer="layout" svg:width="1.177cm" svg:height="0.672cm" svg:x="14.121cm" svg:y="21.185cm">
          <text:p text:style-name="P4"><text:span text:style-name="T11">1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69" draw:text-style-name="P1" draw:layer="layout" svg:width="0.504cm" svg:height="0.456cm" svg:x="2.515cm" svg:y="18.792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6" draw:style-name="gr69" draw:text-style-name="P1" draw:layer="layout" svg:width="0.504cm" svg:height="0.456cm" svg:x="2.501cm" svg:y="20.609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7" draw:style-name="gr84" draw:text-style-name="P1" draw:layer="layout" svg:width="0.504cm" svg:height="0.457cm" svg:x="2.515cm" svg:y="22.426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98" draw:style-name="gr2" draw:text-style-name="P1" draw:layer="layout" svg:x1="6.966cm" svg:y1="20.902cm" svg:x2="6.967cm" svg:y2="21.237cm">
          <text:p/>
        </draw:line>
        <draw:line draw:name="Line 99" draw:style-name="gr2" draw:text-style-name="P1" draw:layer="layout" svg:x1="10.838cm" svg:y1="20.902cm" svg:x2="10.839cm" svg:y2="21.237cm">
          <text:p/>
        </draw:line>
        <draw:line draw:name="Line 100" draw:style-name="gr2" draw:text-style-name="P1" draw:layer="layout" svg:x1="3.869cm" svg:y1="20.902cm" svg:x2="3.87cm" svg:y2="21.237cm">
          <text:p/>
        </draw:line>
        <draw:line draw:name="Line 101" draw:style-name="gr2" draw:text-style-name="P1" draw:layer="layout" svg:x1="4.642cm" svg:y1="20.902cm" svg:x2="4.643cm" svg:y2="21.237cm">
          <text:p/>
        </draw:line>
        <draw:line draw:name="Line 102" draw:style-name="gr2" draw:text-style-name="P1" draw:layer="layout" svg:x1="5.418cm" svg:y1="20.902cm" svg:x2="5.419cm" svg:y2="21.237cm">
          <text:p/>
        </draw:line>
        <draw:line draw:name="Line 103" draw:style-name="gr2" draw:text-style-name="P1" draw:layer="layout" svg:x1="6.192cm" svg:y1="20.902cm" svg:x2="6.193cm" svg:y2="21.237cm">
          <text:p/>
        </draw:line>
        <draw:line draw:name="Line 104" draw:style-name="gr2" draw:text-style-name="P1" draw:layer="layout" svg:x1="7.741cm" svg:y1="20.902cm" svg:x2="7.742cm" svg:y2="21.237cm">
          <text:p/>
        </draw:line>
        <draw:line draw:name="Line 105" draw:style-name="gr2" draw:text-style-name="P1" draw:layer="layout" svg:x1="8.515cm" svg:y1="20.902cm" svg:x2="8.516cm" svg:y2="21.237cm">
          <text:p/>
        </draw:line>
        <draw:line draw:name="Line 106" draw:style-name="gr2" draw:text-style-name="P1" draw:layer="layout" svg:x1="9.289cm" svg:y1="20.902cm" svg:x2="9.29cm" svg:y2="21.237cm">
          <text:p/>
        </draw:line>
        <draw:g draw:name="Group 107">
          <draw:line draw:name="Line 108" draw:style-name="gr2" draw:text-style-name="P1" draw:layer="layout" svg:x1="5.776cm" svg:y1="22.734cm" svg:x2="5.777cm" svg:y2="23.069cm">
            <text:p/>
          </draw:line>
          <draw:line draw:name="Line 109" draw:style-name="gr16" draw:text-style-name="P1" draw:layer="layout" svg:x1="5.776cm" svg:y1="21.087cm" svg:x2="5.777cm" svg:y2="22.904cm">
            <text:p/>
          </draw:line>
        </draw:g>
        <draw:custom-shape draw:name="CustomShape 110" draw:style-name="gr8" draw:text-style-name="P5" draw:layer="layout" svg:width="0.401cm" svg:height="0.693cm" svg:x="4.101cm" svg:y="19.959cm">
          <text:p text:style-name="P4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66" draw:text-style-name="P1" draw:layer="layout" svg:width="0.328cm" svg:height="0.78cm" draw:transform="rotate (1.5707963267949) translate (3.857cm 20.955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12" draw:style-name="gr28" draw:text-style-name="P3" draw:layer="layout" svg:width="0.875cm" svg:height="0.728cm" svg:x="5.379cm" svg:y="23.076cm">
          <text:p text:style-name="P2"><text:span text:style-name="T11">t</text:span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30" draw:text-style-name="P5" draw:layer="layout" svg:width="0.935cm" svg:height="0.672cm" svg:x="4.186cm" svg:y="21.185cm">
          <text:p text:style-name="P4"><text:span text:style-name="T11">2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31" draw:text-style-name="P5" draw:layer="layout" svg:width="0.903cm" svg:height="0.672cm" svg:x="4.975cm" svg:y="21.185cm">
          <text:p text:style-name="P4"><text:span text:style-name="T11">3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31" draw:text-style-name="P5" draw:layer="layout" svg:width="0.903cm" svg:height="0.672cm" svg:x="5.748cm" svg:y="21.185cm">
          <text:p text:style-name="P4"><text:span text:style-name="T11">4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31" draw:text-style-name="P5" draw:layer="layout" svg:width="0.903cm" svg:height="0.672cm" svg:x="6.52cm" svg:y="21.185cm">
          <text:p text:style-name="P4"><text:span text:style-name="T11">5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32" draw:text-style-name="P5" draw:layer="layout" svg:width="0.893cm" svg:height="0.672cm" svg:x="7.297cm" svg:y="21.185cm">
          <text:p text:style-name="P4"><text:span text:style-name="T11">6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30" draw:text-style-name="P5" draw:layer="layout" svg:width="0.935cm" svg:height="0.672cm" svg:x="8.049cm" svg:y="21.185cm">
          <text:p text:style-name="P4"><text:span text:style-name="T11">7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31" draw:text-style-name="P5" draw:layer="layout" svg:width="0.903cm" svg:height="0.672cm" svg:x="8.838cm" svg:y="21.185cm">
          <text:p text:style-name="P4"><text:span text:style-name="T11">8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31" draw:text-style-name="P5" draw:layer="layout" svg:width="0.903cm" svg:height="0.672cm" svg:x="9.624cm" svg:y="21.185cm">
          <text:p text:style-name="P4"><text:span text:style-name="T11">9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33" draw:text-style-name="P5" draw:layer="layout" svg:width="1.185cm" svg:height="0.672cm" svg:x="10.276cm" svg:y="21.185cm">
          <text:p text:style-name="P4"><text:span text:style-name="T11">10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8" draw:text-style-name="P5" draw:layer="layout" svg:width="0.401cm" svg:height="0.693cm" svg:x="5.645cm" svg:y="19.959cm">
          <text:p text:style-name="P4"><text:span text:style-name="T1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66" draw:text-style-name="P1" draw:layer="layout" svg:width="0.328cm" svg:height="0.78cm" draw:transform="rotate (1.5707963267949) translate (5.409cm 20.955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g draw:name="Group 124">
          <draw:line draw:name="Line 125" draw:style-name="gr2" draw:text-style-name="P1" draw:layer="layout" svg:x1="10.629cm" svg:y1="22.737cm" svg:x2="10.63cm" svg:y2="23.072cm">
            <text:p/>
          </draw:line>
          <draw:line draw:name="Line 126" draw:style-name="gr16" draw:text-style-name="P1" draw:layer="layout" svg:x1="10.629cm" svg:y1="21.09cm" svg:x2="10.63cm" svg:y2="22.907cm">
            <text:p/>
          </draw:line>
        </draw:g>
        <draw:custom-shape draw:name="CustomShape 127" draw:style-name="gr28" draw:text-style-name="P3" draw:layer="layout" svg:width="0.875cm" svg:height="0.728cm" svg:x="10.313cm" svg:y="23.079cm">
          <text:p text:style-name="P2"><text:span text:style-name="T11">t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2" draw:text-style-name="P1" draw:layer="layout" svg:x1="10.064cm" svg:y1="20.902cm" svg:x2="10.065cm" svg:y2="21.237cm">
          <text:p/>
        </draw:line>
        <draw:g draw:name="Group 129">
          <draw:line draw:name="Line 130" draw:style-name="gr2" draw:text-style-name="P1" draw:layer="layout" svg:x1="10.233cm" svg:y1="22.737cm" svg:x2="10.234cm" svg:y2="23.072cm">
            <text:p/>
          </draw:line>
          <draw:line draw:name="Line 131" draw:style-name="gr16" draw:text-style-name="P1" draw:layer="layout" svg:x1="10.233cm" svg:y1="21.09cm" svg:x2="10.234cm" svg:y2="22.906cm">
            <text:p/>
          </draw:line>
        </draw:g>
        <draw:custom-shape draw:name="CustomShape 132" draw:style-name="gr28" draw:text-style-name="P3" draw:layer="layout" svg:width="0.875cm" svg:height="0.728cm" svg:x="9.918cm" svg:y="23.079cm">
          <text:p text:style-name="P2"><text:span text:style-name="T11">t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85" draw:text-style-name="P5" draw:layer="layout" svg:width="1.752cm" svg:height="1.016cm" svg:x="3.156cm" svg:y="13.879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85" draw:text-style-name="P5" draw:layer="layout" svg:width="1.752cm" svg:height="1.016cm" svg:x="7.308cm" svg:y="13.879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85" draw:text-style-name="P5" draw:layer="layout" svg:width="1.752cm" svg:height="1.016cm" svg:x="9.316cm" svg:y="13.879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85" draw:text-style-name="P5" draw:layer="layout" svg:width="1.752cm" svg:height="1.016cm" svg:x="12.038cm" svg:y="13.879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86" draw:text-style-name="P5" draw:layer="layout" svg:width="1.752cm" svg:height="1.097cm" svg:x="14.424cm" svg:y="13.792cm">
          <text:p text:style-name="P4"><text:span text:style-name="T1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69" draw:text-style-name="P1" draw:layer="layout" svg:width="0.504cm" svg:height="0.456cm" svg:x="4.013cm" svg:y="4.966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39" draw:style-name="gr87" draw:text-style-name="P1" draw:layer="layout" svg:width="0.504cm" svg:height="0.455cm" svg:x="3.999cm" svg:y="6.784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40" draw:style-name="gr84" draw:text-style-name="P1" draw:layer="layout" svg:width="0.504cm" svg:height="0.457cm" svg:x="4.015cm" svg:y="8.601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41" draw:style-name="gr40" draw:text-style-name="P1" draw:layer="layout" svg:x1="3.747cm" svg:y1="13.682cm" svg:x2="3.748cm" svg:y2="14.017cm">
          <text:p/>
        </draw:line>
        <draw:line draw:name="Line 142" draw:style-name="gr40" draw:text-style-name="P1" draw:layer="layout" svg:x1="6.7cm" svg:y1="13.669cm" svg:x2="6.701cm" svg:y2="14.004cm">
          <text:p/>
        </draw:line>
        <draw:line draw:name="Line 143" draw:style-name="gr40" draw:text-style-name="P1" draw:layer="layout" svg:x1="9.653cm" svg:y1="13.669cm" svg:x2="9.654cm" svg:y2="14.004cm">
          <text:p/>
        </draw:line>
        <draw:line draw:name="Line 144" draw:style-name="gr40" draw:text-style-name="P1" draw:layer="layout" svg:x1="12.604cm" svg:y1="13.669cm" svg:x2="12.605cm" svg:y2="14.004cm">
          <text:p/>
        </draw:line>
        <draw:custom-shape draw:name="CustomShape 145" draw:style-name="gr88" draw:text-style-name="P12" draw:layer="layout" svg:width="1.637cm" svg:height="0.692cm" svg:x="2.384cm" svg:y="13.103cm">
          <text:p text:style-name="P11"><text:span text:style-name="T20">(k-2)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89" draw:text-style-name="P12" draw:layer="layout" svg:width="1.752cm" svg:height="0.692cm" svg:x="5.241cm" svg:y="13.103cm">
          <text:p text:style-name="P11"><text:span text:style-name="T20">(k-1)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89" draw:text-style-name="P12" draw:layer="layout" svg:width="1.752cm" svg:height="0.692cm" svg:x="11.185cm" svg:y="13.103cm">
          <text:p text:style-name="P11"><text:span text:style-name="T20">(k+1)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89" draw:text-style-name="P12" draw:layer="layout" svg:width="1.752cm" svg:height="0.692cm" svg:x="8.214cm" svg:y="13.103cm">
          <text:p text:style-name="P11"><text:span text:style-name="T20">(k)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8" draw:text-style-name="P5" draw:layer="layout" svg:width="0.401cm" svg:height="0.693cm" svg:x="11.68cm" svg:y="6.107cm">
          <text:p text:style-name="P4"><text:span text:style-name="T1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66" draw:text-style-name="P1" draw:layer="layout" svg:width="0.328cm" svg:height="0.78cm" draw:transform="rotate (1.5707963267949) translate (11.478cm 7.102cm)">
          <text:p/>
          <draw:enhanced-geometry draw:mirror-horizontal="false" draw:mirror-vertical="false" svg:viewBox="0 0 0 0" draw:text-areas="0 ?f15 ?f14 ?f16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Picture 1" draw:style-name="gr67" draw:text-style-name="P1" draw:layer="layout" svg:width="13.85cm" svg:height="3.47cm" svg:x="-15.024cm" svg:y="5.12cm">
          <draw:image xlink:href="Pictures/1000020100000332000000CD719E76E4A6609C08.png" xlink:type="simple" xlink:show="embed" xlink:actuate="onLoad">
            <text:p/>
          </draw:image>
        </draw:frame>
        <draw:frame draw:name="Picture 2" draw:style-name="gr67" draw:text-style-name="P1" draw:layer="layout" svg:width="13.85cm" svg:height="3.47cm" svg:x="-11.041cm" svg:y="11.861cm">
          <draw:image xlink:href="Pictures/1000020100000332000000CD24DFB09227E73610.png" xlink:type="simple" xlink:show="embed" xlink:actuate="onLoad">
            <text:p/>
          </draw:image>
        </draw:frame>
        <presentation:notes draw:style-name="dp2">
          <draw:page-thumbnail draw:style-name="gr38" draw:layer="layout" svg:width="7.709cm" svg:height="11.136cm" svg:x="6.64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70" draw:text-style-name="P1" draw:layer="layout" svg:width="12.995cm" svg:height="0.002cm" svg:x="3.026cm" svg:y="2.6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90" draw:text-style-name="P1" draw:layer="layout" svg:width="13.022cm" svg:height="0.001cm" svg:x="3.025cm" svg:y="4.48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90" draw:text-style-name="P1" draw:layer="layout" svg:width="13.022cm" svg:height="0.016cm" svg:x="3.025cm" svg:y="6.2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4" draw:style-name="gr2" draw:text-style-name="P1" draw:layer="layout" svg:x1="3.043cm" svg:y1="2.501cm" svg:x2="3.044cm" svg:y2="2.837cm">
          <text:p/>
        </draw:line>
        <draw:line draw:name="Line 5" draw:style-name="gr2" draw:text-style-name="P1" draw:layer="layout" svg:x1="3.025cm" svg:y1="4.309cm" svg:x2="3.026cm" svg:y2="4.645cm">
          <text:p/>
        </draw:line>
        <draw:line draw:name="Line 6" draw:style-name="gr2" draw:text-style-name="P1" draw:layer="layout" svg:x1="3.025cm" svg:y1="6.126cm" svg:x2="3.026cm" svg:y2="6.461cm">
          <text:p/>
        </draw:line>
        <draw:line draw:name="Line 7" draw:style-name="gr41" draw:text-style-name="P1" draw:layer="layout" svg:x1="3.633cm" svg:y1="2.657cm" svg:x2="3.634cm" svg:y2="4.494cm">
          <text:p/>
        </draw:line>
        <draw:custom-shape draw:name="CustomShape 8" draw:style-name="gr21" draw:text-style-name="P3" draw:layer="layout" svg:width="3.014cm" svg:height="0.672cm" svg:x="1.341cm" svg:y="1.659cm">
          <text:p text:style-name="P2"><text:span text:style-name="T1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3" draw:layer="layout" svg:width="2.205cm" svg:height="0.672cm" svg:x="1.341cm" svg:y="3.482cm">
          <text:p text:style-name="P2"><text:span text:style-name="T11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" draw:layer="layout" svg:width="3.014cm" svg:height="0.672cm" svg:x="1.341cm" svg:y="5.28cm">
          <text:p text:style-name="P2"><text:span text:style-name="T1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6" draw:text-style-name="P3" draw:layer="layout" svg:width="0.604cm" svg:height="0.672cm" svg:x="15.72cm" svg:y="2.658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3" draw:layer="layout" svg:width="0.604cm" svg:height="0.672cm" svg:x="15.745cm" svg:y="4.49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6" draw:text-style-name="P3" draw:layer="layout" svg:width="0.604cm" svg:height="0.672cm" svg:x="15.745cm" svg:y="6.313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4" draw:text-style-name="P1" draw:layer="layout" svg:width="0.504cm" svg:height="0.457cm" svg:x="2.443cm" svg:y="2.201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5" draw:style-name="gr69" draw:text-style-name="P1" draw:layer="layout" svg:width="0.504cm" svg:height="0.456cm" svg:x="2.43cm" svg:y="4.02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6" draw:style-name="gr84" draw:text-style-name="P1" draw:layer="layout" svg:width="0.504cm" svg:height="0.457cm" svg:x="2.445cm" svg:y="5.835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Group 17">
          <draw:line draw:name="Line 18" draw:style-name="gr64" draw:text-style-name="P1" draw:layer="layout" svg:x1="5.704cm" svg:y1="5.833cm" svg:x2="5.705cm" svg:y2="6.478cm">
            <text:p/>
          </draw:line>
          <draw:line draw:name="Line 19" draw:style-name="gr91" draw:text-style-name="P1" draw:layer="layout" svg:x1="5.704cm" svg:y1="2.667cm" svg:x2="5.705cm" svg:y2="6.16cm">
            <text:p/>
          </draw:line>
        </draw:g>
        <draw:g draw:name="Group 20">
          <draw:line draw:name="Line 21" draw:style-name="gr64" draw:text-style-name="P1" draw:layer="layout" svg:x1="10.558cm" svg:y1="5.836cm" svg:x2="10.559cm" svg:y2="6.481cm">
            <text:p/>
          </draw:line>
          <draw:line draw:name="Line 22" draw:style-name="gr91" draw:text-style-name="P1" draw:layer="layout" svg:x1="10.558cm" svg:y1="2.667cm" svg:x2="10.559cm" svg:y2="6.163cm">
            <text:p/>
          </draw:line>
        </draw:g>
        <draw:g draw:name="Group 23">
          <draw:line draw:name="Line 24" draw:style-name="gr64" draw:text-style-name="P1" draw:layer="layout" svg:x1="10.163cm" svg:y1="5.834cm" svg:x2="10.164cm" svg:y2="6.48cm">
            <text:p/>
          </draw:line>
          <draw:line draw:name="Line 25" draw:style-name="gr91" draw:text-style-name="P1" draw:layer="layout" svg:x1="10.163cm" svg:y1="2.659cm" svg:x2="10.164cm" svg:y2="6.161cm">
            <text:p/>
          </draw:line>
        </draw:g>
        <draw:custom-shape draw:name="CustomShape 26" draw:style-name="gr28" draw:text-style-name="P3" draw:layer="layout" svg:width="0.875cm" svg:height="0.728cm" svg:x="9.847cm" svg:y="6.488cm">
          <text:p text:style-name="P2"><text:span text:style-name="T11">t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" draw:text-style-name="P1" draw:layer="layout" svg:x1="14.646cm" svg:y1="2.501cm" svg:x2="14.647cm" svg:y2="2.837cm">
          <text:p/>
        </draw:line>
        <draw:line draw:name="Line 28" draw:style-name="gr2" draw:text-style-name="P1" draw:layer="layout" svg:x1="11.553cm" svg:y1="2.501cm" svg:x2="11.554cm" svg:y2="2.837cm">
          <text:p/>
        </draw:line>
        <draw:line draw:name="Line 29" draw:style-name="gr2" draw:text-style-name="P1" draw:layer="layout" svg:x1="12.327cm" svg:y1="2.501cm" svg:x2="12.328cm" svg:y2="2.837cm">
          <text:p/>
        </draw:line>
        <draw:line draw:name="Line 30" draw:style-name="gr2" draw:text-style-name="P1" draw:layer="layout" svg:x1="13.099cm" svg:y1="2.501cm" svg:x2="13.1cm" svg:y2="2.837cm">
          <text:p/>
        </draw:line>
        <draw:line draw:name="Line 31" draw:style-name="gr2" draw:text-style-name="P1" draw:layer="layout" svg:x1="13.874cm" svg:y1="2.501cm" svg:x2="13.875cm" svg:y2="2.837cm">
          <text:p/>
        </draw:line>
        <draw:line draw:name="Line 32" draw:style-name="gr2" draw:text-style-name="P1" draw:layer="layout" svg:x1="6.912cm" svg:y1="2.501cm" svg:x2="6.913cm" svg:y2="2.837cm">
          <text:p/>
        </draw:line>
        <draw:line draw:name="Line 33" draw:style-name="gr2" draw:text-style-name="P1" draw:layer="layout" svg:x1="10.78cm" svg:y1="2.501cm" svg:x2="10.781cm" svg:y2="2.837cm">
          <text:p/>
        </draw:line>
        <draw:line draw:name="Line 34" draw:style-name="gr2" draw:text-style-name="P1" draw:layer="layout" svg:x1="3.817cm" svg:y1="2.501cm" svg:x2="3.818cm" svg:y2="2.837cm">
          <text:p/>
        </draw:line>
        <draw:line draw:name="Line 35" draw:style-name="gr2" draw:text-style-name="P1" draw:layer="layout" svg:x1="4.591cm" svg:y1="2.501cm" svg:x2="4.592cm" svg:y2="2.837cm">
          <text:p/>
        </draw:line>
        <draw:line draw:name="Line 36" draw:style-name="gr2" draw:text-style-name="P1" draw:layer="layout" svg:x1="5.364cm" svg:y1="2.501cm" svg:x2="5.365cm" svg:y2="2.837cm">
          <text:p/>
        </draw:line>
        <draw:line draw:name="Line 37" draw:style-name="gr2" draw:text-style-name="P1" draw:layer="layout" svg:x1="6.138cm" svg:y1="2.501cm" svg:x2="6.139cm" svg:y2="2.837cm">
          <text:p/>
        </draw:line>
        <draw:line draw:name="Line 38" draw:style-name="gr2" draw:text-style-name="P1" draw:layer="layout" svg:x1="7.685cm" svg:y1="2.501cm" svg:x2="7.686cm" svg:y2="2.837cm">
          <text:p/>
        </draw:line>
        <draw:line draw:name="Line 39" draw:style-name="gr2" draw:text-style-name="P1" draw:layer="layout" svg:x1="8.459cm" svg:y1="2.501cm" svg:x2="8.46cm" svg:y2="2.837cm">
          <text:p/>
        </draw:line>
        <draw:line draw:name="Line 40" draw:style-name="gr2" draw:text-style-name="P1" draw:layer="layout" svg:x1="9.232cm" svg:y1="2.501cm" svg:x2="9.233cm" svg:y2="2.837cm">
          <text:p/>
        </draw:line>
        <draw:line draw:name="Line 41" draw:style-name="gr2" draw:text-style-name="P1" draw:layer="layout" svg:x1="10.006cm" svg:y1="2.501cm" svg:x2="10.007cm" svg:y2="2.837cm">
          <text:p/>
        </draw:line>
        <draw:line draw:name="Line 42" draw:style-name="gr40" draw:text-style-name="P1" draw:layer="layout" svg:x1="3.633cm" svg:y1="4.309cm" svg:x2="3.634cm" svg:y2="4.645cm">
          <text:p/>
        </draw:line>
        <draw:line draw:name="Line 43" draw:style-name="gr40" draw:text-style-name="P1" draw:layer="layout" svg:x1="4.026cm" svg:y1="4.309cm" svg:x2="4.027cm" svg:y2="4.645cm">
          <text:p/>
        </draw:line>
        <draw:line draw:name="Line 44" draw:style-name="gr40" draw:text-style-name="P1" draw:layer="layout" svg:x1="4.48cm" svg:y1="4.309cm" svg:x2="4.481cm" svg:y2="4.645cm">
          <text:p/>
        </draw:line>
        <draw:line draw:name="Line 45" draw:style-name="gr40" draw:text-style-name="P1" draw:layer="layout" svg:x1="5.582cm" svg:y1="4.309cm" svg:x2="5.583cm" svg:y2="4.645cm">
          <text:p/>
        </draw:line>
        <draw:line draw:name="Line 46" draw:style-name="gr40" draw:text-style-name="P1" draw:layer="layout" svg:x1="6.624cm" svg:y1="4.309cm" svg:x2="6.625cm" svg:y2="4.645cm">
          <text:p/>
        </draw:line>
        <draw:line draw:name="Line 47" draw:style-name="gr40" draw:text-style-name="P1" draw:layer="layout" svg:x1="7.138cm" svg:y1="4.309cm" svg:x2="7.139cm" svg:y2="4.645cm">
          <text:p/>
        </draw:line>
        <draw:line draw:name="Line 48" draw:style-name="gr40" draw:text-style-name="P1" draw:layer="layout" svg:x1="8.132cm" svg:y1="4.309cm" svg:x2="8.133cm" svg:y2="4.645cm">
          <text:p/>
        </draw:line>
        <draw:line draw:name="Line 49" draw:style-name="gr40" draw:text-style-name="P1" draw:layer="layout" svg:x1="8.679cm" svg:y1="4.309cm" svg:x2="8.68cm" svg:y2="4.645cm">
          <text:p/>
        </draw:line>
        <draw:line draw:name="Line 50" draw:style-name="gr40" draw:text-style-name="P1" draw:layer="layout" svg:x1="9.459cm" svg:y1="4.309cm" svg:x2="9.46cm" svg:y2="4.645cm">
          <text:p/>
        </draw:line>
        <draw:line draw:name="Line 51" draw:style-name="gr40" draw:text-style-name="P1" draw:layer="layout" svg:x1="10.373cm" svg:y1="4.309cm" svg:x2="10.374cm" svg:y2="4.645cm">
          <text:p/>
        </draw:line>
        <draw:line draw:name="Line 52" draw:style-name="gr40" draw:text-style-name="P1" draw:layer="layout" svg:x1="11.032cm" svg:y1="4.309cm" svg:x2="11.033cm" svg:y2="4.645cm">
          <text:p/>
        </draw:line>
        <draw:line draw:name="Line 53" draw:style-name="gr40" draw:text-style-name="P1" draw:layer="layout" svg:x1="11.387cm" svg:y1="4.309cm" svg:x2="11.388cm" svg:y2="4.645cm">
          <text:p/>
        </draw:line>
        <draw:line draw:name="Line 54" draw:style-name="gr40" draw:text-style-name="P1" draw:layer="layout" svg:x1="12.196cm" svg:y1="4.309cm" svg:x2="12.197cm" svg:y2="4.645cm">
          <text:p/>
        </draw:line>
        <draw:line draw:name="Line 55" draw:style-name="gr40" draw:text-style-name="P1" draw:layer="layout" svg:x1="13.301cm" svg:y1="4.309cm" svg:x2="13.302cm" svg:y2="4.645cm">
          <text:p/>
        </draw:line>
        <draw:line draw:name="Line 56" draw:style-name="gr40" draw:text-style-name="P1" draw:layer="layout" svg:x1="14.253cm" svg:y1="4.309cm" svg:x2="14.254cm" svg:y2="4.645cm">
          <text:p/>
        </draw:line>
        <draw:line draw:name="Line 57" draw:style-name="gr41" draw:text-style-name="P1" draw:layer="layout" svg:x1="4.029cm" svg:y1="2.657cm" svg:x2="4.03cm" svg:y2="4.494cm">
          <text:p/>
        </draw:line>
        <draw:line draw:name="Line 58" draw:style-name="gr41" draw:text-style-name="P1" draw:layer="layout" svg:x1="4.482cm" svg:y1="2.657cm" svg:x2="4.483cm" svg:y2="4.494cm">
          <text:p/>
        </draw:line>
        <draw:line draw:name="Line 59" draw:style-name="gr41" draw:text-style-name="P1" draw:layer="layout" svg:x1="5.583cm" svg:y1="2.657cm" svg:x2="5.584cm" svg:y2="4.494cm">
          <text:p/>
        </draw:line>
        <draw:line draw:name="Line 60" draw:style-name="gr41" draw:text-style-name="P1" draw:layer="layout" svg:x1="6.624cm" svg:y1="2.657cm" svg:x2="6.625cm" svg:y2="4.494cm">
          <text:p/>
        </draw:line>
        <draw:line draw:name="Line 61" draw:style-name="gr41" draw:text-style-name="P1" draw:layer="layout" svg:x1="7.139cm" svg:y1="2.657cm" svg:x2="7.14cm" svg:y2="4.494cm">
          <text:p/>
        </draw:line>
        <draw:line draw:name="Line 62" draw:style-name="gr41" draw:text-style-name="P1" draw:layer="layout" svg:x1="8.133cm" svg:y1="2.657cm" svg:x2="8.134cm" svg:y2="4.494cm">
          <text:p/>
        </draw:line>
        <draw:line draw:name="Line 63" draw:style-name="gr41" draw:text-style-name="P1" draw:layer="layout" svg:x1="8.68cm" svg:y1="2.657cm" svg:x2="8.681cm" svg:y2="4.494cm">
          <text:p/>
        </draw:line>
        <draw:line draw:name="Line 64" draw:style-name="gr41" draw:text-style-name="P1" draw:layer="layout" svg:x1="9.46cm" svg:y1="2.657cm" svg:x2="9.461cm" svg:y2="4.494cm">
          <text:p/>
        </draw:line>
        <draw:line draw:name="Line 65" draw:style-name="gr41" draw:text-style-name="P1" draw:layer="layout" svg:x1="10.373cm" svg:y1="2.657cm" svg:x2="10.374cm" svg:y2="4.494cm">
          <text:p/>
        </draw:line>
        <draw:line draw:name="Line 66" draw:style-name="gr41" draw:text-style-name="P1" draw:layer="layout" svg:x1="11.034cm" svg:y1="2.657cm" svg:x2="11.035cm" svg:y2="4.494cm">
          <text:p/>
        </draw:line>
        <draw:line draw:name="Line 67" draw:style-name="gr41" draw:text-style-name="P1" draw:layer="layout" svg:x1="11.388cm" svg:y1="2.657cm" svg:x2="11.389cm" svg:y2="4.494cm">
          <text:p/>
        </draw:line>
        <draw:line draw:name="Line 68" draw:style-name="gr41" draw:text-style-name="P1" draw:layer="layout" svg:x1="12.197cm" svg:y1="2.657cm" svg:x2="12.198cm" svg:y2="4.494cm">
          <text:p/>
        </draw:line>
        <draw:line draw:name="Line 69" draw:style-name="gr41" draw:text-style-name="P1" draw:layer="layout" svg:x1="13.302cm" svg:y1="2.657cm" svg:x2="13.303cm" svg:y2="4.494cm">
          <text:p/>
        </draw:line>
        <draw:line draw:name="Line 70" draw:style-name="gr41" draw:text-style-name="P1" draw:layer="layout" svg:x1="14.253cm" svg:y1="2.657cm" svg:x2="14.254cm" svg:y2="4.494cm">
          <text:p/>
        </draw:line>
        <draw:custom-shape draw:name="CustomShape 71" draw:style-name="gr92" draw:text-style-name="P1" draw:layer="layout" svg:width="12.994cm" svg:height="0.002cm" svg:x="2.815cm" svg:y="8.0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20" draw:text-style-name="P1" draw:layer="layout" svg:width="13.021cm" svg:height="0.001cm" svg:x="2.815cm" svg:y="9.9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" draw:style-name="gr20" draw:text-style-name="P1" draw:layer="layout" svg:width="13.021cm" svg:height="0.016cm" svg:x="2.815cm" svg:y="11.7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74" draw:style-name="gr2" draw:text-style-name="P1" draw:layer="layout" svg:x1="2.833cm" svg:y1="7.92cm" svg:x2="2.834cm" svg:y2="8.255cm">
          <text:p/>
        </draw:line>
        <draw:line draw:name="Line 75" draw:style-name="gr2" draw:text-style-name="P1" draw:layer="layout" svg:x1="2.814cm" svg:y1="9.728cm" svg:x2="2.815cm" svg:y2="10.063cm">
          <text:p/>
        </draw:line>
        <draw:line draw:name="Line 76" draw:style-name="gr2" draw:text-style-name="P1" draw:layer="layout" svg:x1="2.814cm" svg:y1="11.545cm" svg:x2="2.815cm" svg:y2="11.88cm">
          <text:p/>
        </draw:line>
        <draw:line draw:name="Line 77" draw:style-name="gr41" draw:text-style-name="P1" draw:layer="layout" svg:x1="3.424cm" svg:y1="8.075cm" svg:x2="3.425cm" svg:y2="9.912cm">
          <text:p/>
        </draw:line>
        <draw:custom-shape draw:name="CustomShape 78" draw:style-name="gr21" draw:text-style-name="P3" draw:layer="layout" svg:width="3.014cm" svg:height="0.672cm" svg:x="1.131cm" svg:y="7.077cm">
          <text:p text:style-name="P2"><text:span text:style-name="T1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" draw:text-style-name="P3" draw:layer="layout" svg:width="2.205cm" svg:height="0.672cm" svg:x="1.131cm" svg:y="8.9cm">
          <text:p text:style-name="P2"><text:span text:style-name="T11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1" draw:text-style-name="P3" draw:layer="layout" svg:width="3.014cm" svg:height="0.672cm" svg:x="1.131cm" svg:y="10.697cm">
          <text:p text:style-name="P2"><text:span text:style-name="T1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6" draw:text-style-name="P3" draw:layer="layout" svg:width="0.604cm" svg:height="0.672cm" svg:x="15.51cm" svg:y="8.076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6" draw:text-style-name="P3" draw:layer="layout" svg:width="0.604cm" svg:height="0.672cm" svg:x="15.535cm" svg:y="9.907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6" draw:text-style-name="P3" draw:layer="layout" svg:width="0.604cm" svg:height="0.672cm" svg:x="15.535cm" svg:y="11.731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69" draw:text-style-name="P1" draw:layer="layout" svg:width="0.504cm" svg:height="0.456cm" svg:x="2.233cm" svg:y="7.619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85" draw:style-name="gr69" draw:text-style-name="P1" draw:layer="layout" svg:width="0.504cm" svg:height="0.456cm" svg:x="2.22cm" svg:y="9.436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86" draw:style-name="gr69" draw:text-style-name="P1" draw:layer="layout" svg:width="0.504cm" svg:height="0.456cm" svg:x="2.234cm" svg:y="11.254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87" draw:style-name="gr64" draw:text-style-name="P1" draw:layer="layout" svg:x1="5.495cm" svg:y1="11.251cm" svg:x2="5.496cm" svg:y2="11.895cm">
          <text:p/>
        </draw:line>
        <draw:line draw:name="Line 88" draw:style-name="gr91" draw:text-style-name="P1" draw:layer="layout" svg:x1="5.495cm" svg:y1="8.084cm" svg:x2="5.496cm" svg:y2="11.577cm">
          <text:p/>
        </draw:line>
        <draw:g draw:name="Group 89">
          <draw:line draw:name="Line 90" draw:style-name="gr64" draw:text-style-name="P1" draw:layer="layout" svg:x1="10.348cm" svg:y1="11.253cm" svg:x2="10.349cm" svg:y2="11.898cm">
            <text:p/>
          </draw:line>
          <draw:line draw:name="Line 91" draw:style-name="gr91" draw:text-style-name="P1" draw:layer="layout" svg:x1="10.348cm" svg:y1="8.084cm" svg:x2="10.349cm" svg:y2="11.58cm">
            <text:p/>
          </draw:line>
        </draw:g>
        <draw:g draw:name="Group 92">
          <draw:line draw:name="Line 93" draw:style-name="gr64" draw:text-style-name="P1" draw:layer="layout" svg:x1="9.952cm" svg:y1="11.252cm" svg:x2="9.953cm" svg:y2="11.898cm">
            <text:p/>
          </draw:line>
          <draw:line draw:name="Line 94" draw:style-name="gr91" draw:text-style-name="P1" draw:layer="layout" svg:x1="9.952cm" svg:y1="8.077cm" svg:x2="9.953cm" svg:y2="11.579cm">
            <text:p/>
          </draw:line>
        </draw:g>
        <draw:custom-shape draw:name="CustomShape 95" draw:style-name="gr28" draw:text-style-name="P3" draw:layer="layout" svg:width="0.875cm" svg:height="0.728cm" svg:x="9.637cm" svg:y="11.906cm">
          <text:p text:style-name="P2"><text:span text:style-name="T11">t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6" draw:style-name="gr2" draw:text-style-name="P1" draw:layer="layout" svg:x1="14.437cm" svg:y1="7.92cm" svg:x2="14.438cm" svg:y2="8.255cm">
          <text:p/>
        </draw:line>
        <draw:line draw:name="Line 97" draw:style-name="gr2" draw:text-style-name="P1" draw:layer="layout" svg:x1="11.343cm" svg:y1="7.92cm" svg:x2="11.344cm" svg:y2="8.255cm">
          <text:p/>
        </draw:line>
        <draw:line draw:name="Line 98" draw:style-name="gr2" draw:text-style-name="P1" draw:layer="layout" svg:x1="12.116cm" svg:y1="7.92cm" svg:x2="12.117cm" svg:y2="8.255cm">
          <text:p/>
        </draw:line>
        <draw:line draw:name="Line 99" draw:style-name="gr2" draw:text-style-name="P1" draw:layer="layout" svg:x1="12.89cm" svg:y1="7.92cm" svg:x2="12.891cm" svg:y2="8.255cm">
          <text:p/>
        </draw:line>
        <draw:line draw:name="Line 100" draw:style-name="gr2" draw:text-style-name="P1" draw:layer="layout" svg:x1="13.663cm" svg:y1="7.92cm" svg:x2="13.664cm" svg:y2="8.255cm">
          <text:p/>
        </draw:line>
        <draw:line draw:name="Line 101" draw:style-name="gr2" draw:text-style-name="P1" draw:layer="layout" svg:x1="6.7cm" svg:y1="7.92cm" svg:x2="6.701cm" svg:y2="8.255cm">
          <text:p/>
        </draw:line>
        <draw:line draw:name="Line 102" draw:style-name="gr2" draw:text-style-name="P1" draw:layer="layout" svg:x1="10.569cm" svg:y1="7.92cm" svg:x2="10.57cm" svg:y2="8.255cm">
          <text:p/>
        </draw:line>
        <draw:line draw:name="Line 103" draw:style-name="gr2" draw:text-style-name="P1" draw:layer="layout" svg:x1="3.607cm" svg:y1="7.92cm" svg:x2="3.608cm" svg:y2="8.255cm">
          <text:p/>
        </draw:line>
        <draw:line draw:name="Line 104" draw:style-name="gr2" draw:text-style-name="P1" draw:layer="layout" svg:x1="4.379cm" svg:y1="7.92cm" svg:x2="4.38cm" svg:y2="8.255cm">
          <text:p/>
        </draw:line>
        <draw:line draw:name="Line 105" draw:style-name="gr2" draw:text-style-name="P1" draw:layer="layout" svg:x1="5.154cm" svg:y1="7.92cm" svg:x2="5.155cm" svg:y2="8.255cm">
          <text:p/>
        </draw:line>
        <draw:line draw:name="Line 106" draw:style-name="gr2" draw:text-style-name="P1" draw:layer="layout" svg:x1="5.928cm" svg:y1="7.92cm" svg:x2="5.929cm" svg:y2="8.255cm">
          <text:p/>
        </draw:line>
        <draw:line draw:name="Line 107" draw:style-name="gr2" draw:text-style-name="P1" draw:layer="layout" svg:x1="7.474cm" svg:y1="7.92cm" svg:x2="7.475cm" svg:y2="8.255cm">
          <text:p/>
        </draw:line>
        <draw:line draw:name="Line 108" draw:style-name="gr2" draw:text-style-name="P1" draw:layer="layout" svg:x1="8.248cm" svg:y1="7.92cm" svg:x2="8.249cm" svg:y2="8.255cm">
          <text:p/>
        </draw:line>
        <draw:line draw:name="Line 109" draw:style-name="gr2" draw:text-style-name="P1" draw:layer="layout" svg:x1="9.021cm" svg:y1="7.92cm" svg:x2="9.022cm" svg:y2="8.255cm">
          <text:p/>
        </draw:line>
        <draw:line draw:name="Line 110" draw:style-name="gr2" draw:text-style-name="P1" draw:layer="layout" svg:x1="9.795cm" svg:y1="7.92cm" svg:x2="9.796cm" svg:y2="8.255cm">
          <text:p/>
        </draw:line>
        <draw:line draw:name="Line 111" draw:style-name="gr40" draw:text-style-name="P1" draw:layer="layout" svg:x1="3.423cm" svg:y1="9.728cm" svg:x2="3.424cm" svg:y2="10.063cm">
          <text:p/>
        </draw:line>
        <draw:line draw:name="Line 112" draw:style-name="gr40" draw:text-style-name="P1" draw:layer="layout" svg:x1="3.816cm" svg:y1="9.728cm" svg:x2="3.817cm" svg:y2="10.063cm">
          <text:p/>
        </draw:line>
        <draw:line draw:name="Line 113" draw:style-name="gr40" draw:text-style-name="P1" draw:layer="layout" svg:x1="4.271cm" svg:y1="9.728cm" svg:x2="4.272cm" svg:y2="10.063cm">
          <text:p/>
        </draw:line>
        <draw:line draw:name="Line 114" draw:style-name="gr40" draw:text-style-name="P1" draw:layer="layout" svg:x1="5.371cm" svg:y1="9.728cm" svg:x2="5.372cm" svg:y2="10.063cm">
          <text:p/>
        </draw:line>
        <draw:line draw:name="Line 115" draw:style-name="gr40" draw:text-style-name="P1" draw:layer="layout" svg:x1="6.414cm" svg:y1="9.728cm" svg:x2="6.415cm" svg:y2="10.063cm">
          <text:p/>
        </draw:line>
        <draw:line draw:name="Line 116" draw:style-name="gr40" draw:text-style-name="P1" draw:layer="layout" svg:x1="6.927cm" svg:y1="9.728cm" svg:x2="6.928cm" svg:y2="10.063cm">
          <text:p/>
        </draw:line>
        <draw:line draw:name="Line 117" draw:style-name="gr40" draw:text-style-name="P1" draw:layer="layout" svg:x1="7.922cm" svg:y1="9.728cm" svg:x2="7.923cm" svg:y2="10.063cm">
          <text:p/>
        </draw:line>
        <draw:line draw:name="Line 118" draw:style-name="gr40" draw:text-style-name="P1" draw:layer="layout" svg:x1="8.468cm" svg:y1="9.728cm" svg:x2="8.469cm" svg:y2="10.063cm">
          <text:p/>
        </draw:line>
        <draw:line draw:name="Line 119" draw:style-name="gr40" draw:text-style-name="P1" draw:layer="layout" svg:x1="9.248cm" svg:y1="9.728cm" svg:x2="9.249cm" svg:y2="10.063cm">
          <text:p/>
        </draw:line>
        <draw:line draw:name="Line 120" draw:style-name="gr40" draw:text-style-name="P1" draw:layer="layout" svg:x1="10.163cm" svg:y1="9.728cm" svg:x2="10.164cm" svg:y2="10.063cm">
          <text:p/>
        </draw:line>
        <draw:line draw:name="Line 121" draw:style-name="gr40" draw:text-style-name="P1" draw:layer="layout" svg:x1="10.822cm" svg:y1="9.728cm" svg:x2="10.823cm" svg:y2="10.063cm">
          <text:p/>
        </draw:line>
        <draw:line draw:name="Line 122" draw:style-name="gr40" draw:text-style-name="P1" draw:layer="layout" svg:x1="11.176cm" svg:y1="9.728cm" svg:x2="11.177cm" svg:y2="10.063cm">
          <text:p/>
        </draw:line>
        <draw:line draw:name="Line 123" draw:style-name="gr40" draw:text-style-name="P1" draw:layer="layout" svg:x1="11.985cm" svg:y1="9.728cm" svg:x2="11.986cm" svg:y2="10.063cm">
          <text:p/>
        </draw:line>
        <draw:line draw:name="Line 124" draw:style-name="gr40" draw:text-style-name="P1" draw:layer="layout" svg:x1="13.09cm" svg:y1="9.728cm" svg:x2="13.091cm" svg:y2="10.063cm">
          <text:p/>
        </draw:line>
        <draw:line draw:name="Line 125" draw:style-name="gr40" draw:text-style-name="P1" draw:layer="layout" svg:x1="14.043cm" svg:y1="9.728cm" svg:x2="14.044cm" svg:y2="10.063cm">
          <text:p/>
        </draw:line>
        <draw:line draw:name="Line 126" draw:style-name="gr41" draw:text-style-name="P1" draw:layer="layout" svg:x1="3.817cm" svg:y1="8.075cm" svg:x2="3.818cm" svg:y2="9.912cm">
          <text:p/>
        </draw:line>
        <draw:line draw:name="Line 127" draw:style-name="gr41" draw:text-style-name="P1" draw:layer="layout" svg:x1="4.272cm" svg:y1="8.075cm" svg:x2="4.273cm" svg:y2="9.912cm">
          <text:p/>
        </draw:line>
        <draw:line draw:name="Line 128" draw:style-name="gr41" draw:text-style-name="P1" draw:layer="layout" svg:x1="5.373cm" svg:y1="8.075cm" svg:x2="5.374cm" svg:y2="9.912cm">
          <text:p/>
        </draw:line>
        <draw:line draw:name="Line 129" draw:style-name="gr41" draw:text-style-name="P1" draw:layer="layout" svg:x1="6.415cm" svg:y1="8.075cm" svg:x2="6.416cm" svg:y2="9.912cm">
          <text:p/>
        </draw:line>
        <draw:line draw:name="Line 130" draw:style-name="gr41" draw:text-style-name="P1" draw:layer="layout" svg:x1="6.928cm" svg:y1="8.075cm" svg:x2="6.929cm" svg:y2="9.912cm">
          <text:p/>
        </draw:line>
        <draw:line draw:name="Line 131" draw:style-name="gr41" draw:text-style-name="P1" draw:layer="layout" svg:x1="7.922cm" svg:y1="8.075cm" svg:x2="7.923cm" svg:y2="9.912cm">
          <text:p/>
        </draw:line>
        <draw:line draw:name="Line 132" draw:style-name="gr41" draw:text-style-name="P1" draw:layer="layout" svg:x1="8.47cm" svg:y1="8.075cm" svg:x2="8.471cm" svg:y2="9.912cm">
          <text:p/>
        </draw:line>
        <draw:line draw:name="Line 133" draw:style-name="gr41" draw:text-style-name="P1" draw:layer="layout" svg:x1="9.249cm" svg:y1="8.075cm" svg:x2="9.25cm" svg:y2="9.912cm">
          <text:p/>
        </draw:line>
        <draw:line draw:name="Line 134" draw:style-name="gr41" draw:text-style-name="P1" draw:layer="layout" svg:x1="10.162cm" svg:y1="8.075cm" svg:x2="10.163cm" svg:y2="9.912cm">
          <text:p/>
        </draw:line>
        <draw:line draw:name="Line 135" draw:style-name="gr41" draw:text-style-name="P1" draw:layer="layout" svg:x1="10.823cm" svg:y1="8.075cm" svg:x2="10.824cm" svg:y2="9.912cm">
          <text:p/>
        </draw:line>
        <draw:line draw:name="Line 136" draw:style-name="gr41" draw:text-style-name="P1" draw:layer="layout" svg:x1="11.176cm" svg:y1="8.075cm" svg:x2="11.177cm" svg:y2="9.912cm">
          <text:p/>
        </draw:line>
        <draw:line draw:name="Line 137" draw:style-name="gr41" draw:text-style-name="P1" draw:layer="layout" svg:x1="11.986cm" svg:y1="8.075cm" svg:x2="11.987cm" svg:y2="9.912cm">
          <text:p/>
        </draw:line>
        <draw:line draw:name="Line 138" draw:style-name="gr41" draw:text-style-name="P1" draw:layer="layout" svg:x1="13.09cm" svg:y1="8.075cm" svg:x2="13.091cm" svg:y2="9.912cm">
          <text:p/>
        </draw:line>
        <draw:line draw:name="Line 139" draw:style-name="gr41" draw:text-style-name="P1" draw:layer="layout" svg:x1="14.044cm" svg:y1="8.075cm" svg:x2="14.045cm" svg:y2="9.912cm">
          <text:p/>
        </draw:line>
        <draw:frame draw:name="Picture 1" draw:style-name="gr67" draw:text-style-name="P1" draw:layer="layout" svg:width="15.018cm" svg:height="5.602cm" svg:x="1.169cm" svg:y="13.245cm">
          <draw:image xlink:href="Pictures/10000201000003770000014B59E5DC24264E5289.png" xlink:type="simple" xlink:show="embed" xlink:actuate="onLoad">
            <text:p/>
          </draw:image>
        </draw:frame>
        <presentation:notes draw:style-name="dp2">
          <draw:page-thumbnail draw:style-name="gr38" draw:layer="layout" svg:width="7.709cm" svg:height="11.136cm" svg:x="6.64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92" draw:text-style-name="P1" draw:layer="layout" svg:width="12.994cm" svg:height="0.002cm" svg:x="3.025cm" svg:y="4.2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90" draw:text-style-name="P1" draw:layer="layout" svg:width="13.022cm" svg:height="0.016cm" svg:x="3.025cm" svg:y="6.2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2" draw:text-style-name="P1" draw:layer="layout" svg:x1="3.043cm" svg:y1="4.101cm" svg:x2="3.044cm" svg:y2="4.437cm">
          <text:p/>
        </draw:line>
        <draw:line draw:name="Line 4" draw:style-name="gr2" draw:text-style-name="P1" draw:layer="layout" svg:x1="3.025cm" svg:y1="6.126cm" svg:x2="3.026cm" svg:y2="6.461cm">
          <text:p/>
        </draw:line>
        <draw:custom-shape draw:name="CustomShape 5" draw:style-name="gr21" draw:text-style-name="P3" draw:layer="layout" svg:width="3.014cm" svg:height="0.672cm" svg:x="1.341cm" svg:y="3.258cm">
          <text:p text:style-name="P2"><text:span text:style-name="T1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3" draw:layer="layout" svg:width="3.014cm" svg:height="0.672cm" svg:x="1.341cm" svg:y="5.28cm">
          <text:p text:style-name="P2"><text:span text:style-name="T1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" draw:layer="layout" svg:width="0.604cm" svg:height="0.672cm" svg:x="15.72cm" svg:y="4.259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3" draw:layer="layout" svg:width="0.604cm" svg:height="0.672cm" svg:x="15.745cm" svg:y="6.313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9" draw:text-style-name="P1" draw:layer="layout" svg:width="0.504cm" svg:height="0.456cm" svg:x="2.443cm" svg:y="3.802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0" draw:style-name="gr84" draw:text-style-name="P1" draw:layer="layout" svg:width="0.504cm" svg:height="0.457cm" svg:x="2.445cm" svg:y="5.835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1" draw:style-name="gr64" draw:text-style-name="P1" draw:layer="layout" svg:x1="5.704cm" svg:y1="6.105cm" svg:x2="5.705cm" svg:y2="6.48cm">
          <text:p/>
        </draw:line>
        <draw:line draw:name="Line 12" draw:style-name="gr91" draw:text-style-name="P1" draw:layer="layout" svg:x1="6.4cm" svg:y1="4.258cm" svg:x2="5.707cm" svg:y2="6.104cm">
          <text:p/>
        </draw:line>
        <draw:line draw:name="Line 13" draw:style-name="gr64" draw:text-style-name="P1" draw:layer="layout" svg:x1="8.857cm" svg:y1="6.106cm" svg:x2="8.858cm" svg:y2="6.481cm">
          <text:p/>
        </draw:line>
        <draw:line draw:name="Line 14" draw:style-name="gr91" draw:text-style-name="P1" draw:layer="layout" svg:x1="9.6cm" svg:y1="4.258cm" svg:x2="8.86cm" svg:y2="6.106cm">
          <text:p/>
        </draw:line>
        <draw:line draw:name="Line 15" draw:style-name="gr64" draw:text-style-name="P1" draw:layer="layout" svg:x1="8.663cm" svg:y1="6.105cm" svg:x2="8.664cm" svg:y2="6.48cm">
          <text:p/>
        </draw:line>
        <draw:line draw:name="Line 16" draw:style-name="gr91" draw:text-style-name="P1" draw:layer="layout" svg:x1="9.399cm" svg:y1="4.259cm" svg:x2="8.664cm" svg:y2="6.105cm">
          <text:p/>
        </draw:line>
        <draw:line draw:name="Line 17" draw:style-name="gr2" draw:text-style-name="P1" draw:layer="layout" svg:x1="14.646cm" svg:y1="4.101cm" svg:x2="14.647cm" svg:y2="4.437cm">
          <text:p/>
        </draw:line>
        <draw:line draw:name="Line 18" draw:style-name="gr2" draw:text-style-name="P1" draw:layer="layout" svg:x1="11.553cm" svg:y1="4.101cm" svg:x2="11.554cm" svg:y2="4.437cm">
          <text:p/>
        </draw:line>
        <draw:line draw:name="Line 19" draw:style-name="gr2" draw:text-style-name="P1" draw:layer="layout" svg:x1="12.327cm" svg:y1="4.101cm" svg:x2="12.328cm" svg:y2="4.437cm">
          <text:p/>
        </draw:line>
        <draw:line draw:name="Line 20" draw:style-name="gr2" draw:text-style-name="P1" draw:layer="layout" svg:x1="13.099cm" svg:y1="4.101cm" svg:x2="13.1cm" svg:y2="4.437cm">
          <text:p/>
        </draw:line>
        <draw:line draw:name="Line 21" draw:style-name="gr2" draw:text-style-name="P1" draw:layer="layout" svg:x1="13.874cm" svg:y1="4.101cm" svg:x2="13.875cm" svg:y2="4.437cm">
          <text:p/>
        </draw:line>
        <draw:line draw:name="Line 22" draw:style-name="gr2" draw:text-style-name="P1" draw:layer="layout" svg:x1="6.912cm" svg:y1="4.101cm" svg:x2="6.913cm" svg:y2="4.437cm">
          <text:p/>
        </draw:line>
        <draw:line draw:name="Line 23" draw:style-name="gr2" draw:text-style-name="P1" draw:layer="layout" svg:x1="10.78cm" svg:y1="4.101cm" svg:x2="10.781cm" svg:y2="4.437cm">
          <text:p/>
        </draw:line>
        <draw:line draw:name="Line 24" draw:style-name="gr2" draw:text-style-name="P1" draw:layer="layout" svg:x1="3.817cm" svg:y1="4.101cm" svg:x2="3.818cm" svg:y2="4.437cm">
          <text:p/>
        </draw:line>
        <draw:line draw:name="Line 25" draw:style-name="gr2" draw:text-style-name="P1" draw:layer="layout" svg:x1="4.591cm" svg:y1="4.101cm" svg:x2="4.592cm" svg:y2="4.437cm">
          <text:p/>
        </draw:line>
        <draw:line draw:name="Line 26" draw:style-name="gr2" draw:text-style-name="P1" draw:layer="layout" svg:x1="5.364cm" svg:y1="4.101cm" svg:x2="5.365cm" svg:y2="4.437cm">
          <text:p/>
        </draw:line>
        <draw:line draw:name="Line 27" draw:style-name="gr2" draw:text-style-name="P1" draw:layer="layout" svg:x1="6.138cm" svg:y1="4.101cm" svg:x2="6.139cm" svg:y2="4.437cm">
          <text:p/>
        </draw:line>
        <draw:line draw:name="Line 28" draw:style-name="gr2" draw:text-style-name="P1" draw:layer="layout" svg:x1="7.685cm" svg:y1="4.101cm" svg:x2="7.686cm" svg:y2="4.437cm">
          <text:p/>
        </draw:line>
        <draw:line draw:name="Line 29" draw:style-name="gr2" draw:text-style-name="P1" draw:layer="layout" svg:x1="8.459cm" svg:y1="4.101cm" svg:x2="8.46cm" svg:y2="4.437cm">
          <text:p/>
        </draw:line>
        <draw:line draw:name="Line 30" draw:style-name="gr2" draw:text-style-name="P1" draw:layer="layout" svg:x1="9.232cm" svg:y1="4.101cm" svg:x2="9.233cm" svg:y2="4.437cm">
          <text:p/>
        </draw:line>
        <draw:line draw:name="Line 31" draw:style-name="gr2" draw:text-style-name="P1" draw:layer="layout" svg:x1="10.006cm" svg:y1="4.101cm" svg:x2="10.007cm" svg:y2="4.437cm">
          <text:p/>
        </draw:line>
        <draw:custom-shape draw:name="CustomShape 32" draw:style-name="gr92" draw:text-style-name="P1" draw:layer="layout" svg:width="12.994cm" svg:height="0.002cm" svg:x="2.815cm" svg:y="8.0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0" draw:text-style-name="P1" draw:layer="layout" svg:width="13.021cm" svg:height="0.001cm" svg:x="2.815cm" svg:y="9.9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1" draw:layer="layout" svg:width="13.021cm" svg:height="0.016cm" svg:x="2.815cm" svg:y="11.7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5" draw:style-name="gr2" draw:text-style-name="P1" draw:layer="layout" svg:x1="2.833cm" svg:y1="7.92cm" svg:x2="2.834cm" svg:y2="8.255cm">
          <text:p/>
        </draw:line>
        <draw:line draw:name="Line 36" draw:style-name="gr2" draw:text-style-name="P1" draw:layer="layout" svg:x1="2.814cm" svg:y1="9.728cm" svg:x2="2.815cm" svg:y2="10.063cm">
          <text:p/>
        </draw:line>
        <draw:line draw:name="Line 37" draw:style-name="gr2" draw:text-style-name="P1" draw:layer="layout" svg:x1="2.814cm" svg:y1="11.545cm" svg:x2="2.815cm" svg:y2="11.88cm">
          <text:p/>
        </draw:line>
        <draw:line draw:name="Line 38" draw:style-name="gr41" draw:text-style-name="P1" draw:layer="layout" svg:x1="3.424cm" svg:y1="8.075cm" svg:x2="3.425cm" svg:y2="9.912cm">
          <text:p/>
        </draw:line>
        <draw:custom-shape draw:name="CustomShape 39" draw:style-name="gr21" draw:text-style-name="P3" draw:layer="layout" svg:width="3.014cm" svg:height="0.672cm" svg:x="1.131cm" svg:y="7.077cm">
          <text:p text:style-name="P2"><text:span text:style-name="T1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" draw:text-style-name="P3" draw:layer="layout" svg:width="2.205cm" svg:height="0.672cm" svg:x="1.131cm" svg:y="8.9cm">
          <text:p text:style-name="P2"><text:span text:style-name="T11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1" draw:text-style-name="P3" draw:layer="layout" svg:width="3.014cm" svg:height="0.672cm" svg:x="1.131cm" svg:y="10.697cm">
          <text:p text:style-name="P2"><text:span text:style-name="T1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6" draw:text-style-name="P3" draw:layer="layout" svg:width="0.604cm" svg:height="0.672cm" svg:x="15.51cm" svg:y="8.076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6" draw:text-style-name="P3" draw:layer="layout" svg:width="0.604cm" svg:height="0.672cm" svg:x="15.535cm" svg:y="9.907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6" draw:text-style-name="P3" draw:layer="layout" svg:width="0.604cm" svg:height="0.672cm" svg:x="15.535cm" svg:y="11.731cm">
          <text:p text:style-name="P2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9" draw:text-style-name="P1" draw:layer="layout" svg:width="0.504cm" svg:height="0.456cm" svg:x="2.233cm" svg:y="7.619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6" draw:style-name="gr69" draw:text-style-name="P1" draw:layer="layout" svg:width="0.504cm" svg:height="0.456cm" svg:x="2.22cm" svg:y="9.436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7" draw:style-name="gr69" draw:text-style-name="P1" draw:layer="layout" svg:width="0.504cm" svg:height="0.456cm" svg:x="2.234cm" svg:y="11.254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48" draw:style-name="gr64" draw:text-style-name="P1" draw:layer="layout" svg:x1="5.495cm" svg:y1="11.251cm" svg:x2="5.496cm" svg:y2="11.895cm">
          <text:p/>
        </draw:line>
        <draw:line draw:name="Line 49" draw:style-name="gr91" draw:text-style-name="P1" draw:layer="layout" svg:x1="5.495cm" svg:y1="8.084cm" svg:x2="5.496cm" svg:y2="11.577cm">
          <text:p/>
        </draw:line>
        <draw:g draw:name="Group 50">
          <draw:line draw:name="Line 51" draw:style-name="gr64" draw:text-style-name="P1" draw:layer="layout" svg:x1="10.348cm" svg:y1="11.253cm" svg:x2="10.349cm" svg:y2="11.898cm">
            <text:p/>
          </draw:line>
          <draw:line draw:name="Line 52" draw:style-name="gr91" draw:text-style-name="P1" draw:layer="layout" svg:x1="10.348cm" svg:y1="8.084cm" svg:x2="10.349cm" svg:y2="11.58cm">
            <text:p/>
          </draw:line>
        </draw:g>
        <draw:g draw:name="Group 53">
          <draw:line draw:name="Line 54" draw:style-name="gr64" draw:text-style-name="P1" draw:layer="layout" svg:x1="9.952cm" svg:y1="11.252cm" svg:x2="9.953cm" svg:y2="11.898cm">
            <text:p/>
          </draw:line>
          <draw:line draw:name="Line 55" draw:style-name="gr91" draw:text-style-name="P1" draw:layer="layout" svg:x1="9.952cm" svg:y1="8.077cm" svg:x2="9.953cm" svg:y2="11.579cm">
            <text:p/>
          </draw:line>
        </draw:g>
        <draw:custom-shape draw:name="CustomShape 56" draw:style-name="gr28" draw:text-style-name="P3" draw:layer="layout" svg:width="0.875cm" svg:height="0.728cm" svg:x="9.637cm" svg:y="11.906cm">
          <text:p text:style-name="P2"><text:span text:style-name="T11">t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2" draw:text-style-name="P1" draw:layer="layout" svg:x1="14.437cm" svg:y1="7.92cm" svg:x2="14.438cm" svg:y2="8.255cm">
          <text:p/>
        </draw:line>
        <draw:line draw:name="Line 58" draw:style-name="gr2" draw:text-style-name="P1" draw:layer="layout" svg:x1="11.343cm" svg:y1="7.92cm" svg:x2="11.344cm" svg:y2="8.255cm">
          <text:p/>
        </draw:line>
        <draw:line draw:name="Line 59" draw:style-name="gr2" draw:text-style-name="P1" draw:layer="layout" svg:x1="12.116cm" svg:y1="7.92cm" svg:x2="12.117cm" svg:y2="8.255cm">
          <text:p/>
        </draw:line>
        <draw:line draw:name="Line 60" draw:style-name="gr2" draw:text-style-name="P1" draw:layer="layout" svg:x1="12.89cm" svg:y1="7.92cm" svg:x2="12.891cm" svg:y2="8.255cm">
          <text:p/>
        </draw:line>
        <draw:line draw:name="Line 61" draw:style-name="gr2" draw:text-style-name="P1" draw:layer="layout" svg:x1="13.663cm" svg:y1="7.92cm" svg:x2="13.664cm" svg:y2="8.255cm">
          <text:p/>
        </draw:line>
        <draw:line draw:name="Line 62" draw:style-name="gr2" draw:text-style-name="P1" draw:layer="layout" svg:x1="6.7cm" svg:y1="7.92cm" svg:x2="6.701cm" svg:y2="8.255cm">
          <text:p/>
        </draw:line>
        <draw:line draw:name="Line 63" draw:style-name="gr2" draw:text-style-name="P1" draw:layer="layout" svg:x1="10.569cm" svg:y1="7.92cm" svg:x2="10.57cm" svg:y2="8.255cm">
          <text:p/>
        </draw:line>
        <draw:line draw:name="Line 64" draw:style-name="gr2" draw:text-style-name="P1" draw:layer="layout" svg:x1="3.607cm" svg:y1="7.92cm" svg:x2="3.608cm" svg:y2="8.255cm">
          <text:p/>
        </draw:line>
        <draw:line draw:name="Line 65" draw:style-name="gr2" draw:text-style-name="P1" draw:layer="layout" svg:x1="4.379cm" svg:y1="7.92cm" svg:x2="4.38cm" svg:y2="8.255cm">
          <text:p/>
        </draw:line>
        <draw:line draw:name="Line 66" draw:style-name="gr2" draw:text-style-name="P1" draw:layer="layout" svg:x1="5.154cm" svg:y1="7.92cm" svg:x2="5.155cm" svg:y2="8.255cm">
          <text:p/>
        </draw:line>
        <draw:line draw:name="Line 67" draw:style-name="gr2" draw:text-style-name="P1" draw:layer="layout" svg:x1="5.928cm" svg:y1="7.92cm" svg:x2="5.929cm" svg:y2="8.255cm">
          <text:p/>
        </draw:line>
        <draw:line draw:name="Line 68" draw:style-name="gr2" draw:text-style-name="P1" draw:layer="layout" svg:x1="7.474cm" svg:y1="7.92cm" svg:x2="7.475cm" svg:y2="8.255cm">
          <text:p/>
        </draw:line>
        <draw:line draw:name="Line 69" draw:style-name="gr2" draw:text-style-name="P1" draw:layer="layout" svg:x1="8.248cm" svg:y1="7.92cm" svg:x2="8.249cm" svg:y2="8.255cm">
          <text:p/>
        </draw:line>
        <draw:line draw:name="Line 70" draw:style-name="gr2" draw:text-style-name="P1" draw:layer="layout" svg:x1="9.021cm" svg:y1="7.92cm" svg:x2="9.022cm" svg:y2="8.255cm">
          <text:p/>
        </draw:line>
        <draw:line draw:name="Line 71" draw:style-name="gr2" draw:text-style-name="P1" draw:layer="layout" svg:x1="9.795cm" svg:y1="7.92cm" svg:x2="9.796cm" svg:y2="8.255cm">
          <text:p/>
        </draw:line>
        <draw:line draw:name="Line 72" draw:style-name="gr40" draw:text-style-name="P1" draw:layer="layout" svg:x1="3.423cm" svg:y1="9.728cm" svg:x2="3.424cm" svg:y2="10.063cm">
          <text:p/>
        </draw:line>
        <draw:line draw:name="Line 73" draw:style-name="gr40" draw:text-style-name="P1" draw:layer="layout" svg:x1="3.816cm" svg:y1="9.728cm" svg:x2="3.817cm" svg:y2="10.063cm">
          <text:p/>
        </draw:line>
        <draw:line draw:name="Line 74" draw:style-name="gr40" draw:text-style-name="P1" draw:layer="layout" svg:x1="4.271cm" svg:y1="9.728cm" svg:x2="4.272cm" svg:y2="10.063cm">
          <text:p/>
        </draw:line>
        <draw:line draw:name="Line 75" draw:style-name="gr40" draw:text-style-name="P1" draw:layer="layout" svg:x1="5.371cm" svg:y1="9.728cm" svg:x2="5.372cm" svg:y2="10.063cm">
          <text:p/>
        </draw:line>
        <draw:line draw:name="Line 76" draw:style-name="gr40" draw:text-style-name="P1" draw:layer="layout" svg:x1="6.414cm" svg:y1="9.728cm" svg:x2="6.415cm" svg:y2="10.063cm">
          <text:p/>
        </draw:line>
        <draw:line draw:name="Line 77" draw:style-name="gr40" draw:text-style-name="P1" draw:layer="layout" svg:x1="6.927cm" svg:y1="9.728cm" svg:x2="6.928cm" svg:y2="10.063cm">
          <text:p/>
        </draw:line>
        <draw:line draw:name="Line 78" draw:style-name="gr40" draw:text-style-name="P1" draw:layer="layout" svg:x1="7.922cm" svg:y1="9.728cm" svg:x2="7.923cm" svg:y2="10.063cm">
          <text:p/>
        </draw:line>
        <draw:line draw:name="Line 79" draw:style-name="gr40" draw:text-style-name="P1" draw:layer="layout" svg:x1="8.468cm" svg:y1="9.728cm" svg:x2="8.469cm" svg:y2="10.063cm">
          <text:p/>
        </draw:line>
        <draw:line draw:name="Line 80" draw:style-name="gr40" draw:text-style-name="P1" draw:layer="layout" svg:x1="9.248cm" svg:y1="9.728cm" svg:x2="9.249cm" svg:y2="10.063cm">
          <text:p/>
        </draw:line>
        <draw:line draw:name="Line 81" draw:style-name="gr40" draw:text-style-name="P1" draw:layer="layout" svg:x1="10.163cm" svg:y1="9.728cm" svg:x2="10.164cm" svg:y2="10.063cm">
          <text:p/>
        </draw:line>
        <draw:line draw:name="Line 82" draw:style-name="gr40" draw:text-style-name="P1" draw:layer="layout" svg:x1="10.822cm" svg:y1="9.728cm" svg:x2="10.823cm" svg:y2="10.063cm">
          <text:p/>
        </draw:line>
        <draw:line draw:name="Line 83" draw:style-name="gr40" draw:text-style-name="P1" draw:layer="layout" svg:x1="11.176cm" svg:y1="9.728cm" svg:x2="11.177cm" svg:y2="10.063cm">
          <text:p/>
        </draw:line>
        <draw:line draw:name="Line 84" draw:style-name="gr40" draw:text-style-name="P1" draw:layer="layout" svg:x1="11.985cm" svg:y1="9.728cm" svg:x2="11.986cm" svg:y2="10.063cm">
          <text:p/>
        </draw:line>
        <draw:line draw:name="Line 85" draw:style-name="gr40" draw:text-style-name="P1" draw:layer="layout" svg:x1="13.09cm" svg:y1="9.728cm" svg:x2="13.091cm" svg:y2="10.063cm">
          <text:p/>
        </draw:line>
        <draw:line draw:name="Line 86" draw:style-name="gr40" draw:text-style-name="P1" draw:layer="layout" svg:x1="14.043cm" svg:y1="9.728cm" svg:x2="14.044cm" svg:y2="10.063cm">
          <text:p/>
        </draw:line>
        <draw:line draw:name="Line 87" draw:style-name="gr41" draw:text-style-name="P1" draw:layer="layout" svg:x1="3.817cm" svg:y1="8.075cm" svg:x2="3.818cm" svg:y2="9.912cm">
          <text:p/>
        </draw:line>
        <draw:line draw:name="Line 88" draw:style-name="gr41" draw:text-style-name="P1" draw:layer="layout" svg:x1="4.272cm" svg:y1="8.075cm" svg:x2="4.273cm" svg:y2="9.912cm">
          <text:p/>
        </draw:line>
        <draw:line draw:name="Line 89" draw:style-name="gr41" draw:text-style-name="P1" draw:layer="layout" svg:x1="5.373cm" svg:y1="8.075cm" svg:x2="5.374cm" svg:y2="9.912cm">
          <text:p/>
        </draw:line>
        <draw:line draw:name="Line 90" draw:style-name="gr41" draw:text-style-name="P1" draw:layer="layout" svg:x1="6.415cm" svg:y1="8.075cm" svg:x2="6.416cm" svg:y2="9.912cm">
          <text:p/>
        </draw:line>
        <draw:line draw:name="Line 91" draw:style-name="gr41" draw:text-style-name="P1" draw:layer="layout" svg:x1="6.928cm" svg:y1="8.075cm" svg:x2="6.929cm" svg:y2="9.912cm">
          <text:p/>
        </draw:line>
        <draw:line draw:name="Line 92" draw:style-name="gr41" draw:text-style-name="P1" draw:layer="layout" svg:x1="7.922cm" svg:y1="8.075cm" svg:x2="7.923cm" svg:y2="9.912cm">
          <text:p/>
        </draw:line>
        <draw:line draw:name="Line 93" draw:style-name="gr41" draw:text-style-name="P1" draw:layer="layout" svg:x1="8.47cm" svg:y1="8.075cm" svg:x2="8.471cm" svg:y2="9.912cm">
          <text:p/>
        </draw:line>
        <draw:line draw:name="Line 94" draw:style-name="gr41" draw:text-style-name="P1" draw:layer="layout" svg:x1="9.249cm" svg:y1="8.075cm" svg:x2="9.25cm" svg:y2="9.912cm">
          <text:p/>
        </draw:line>
        <draw:line draw:name="Line 95" draw:style-name="gr41" draw:text-style-name="P1" draw:layer="layout" svg:x1="10.162cm" svg:y1="8.075cm" svg:x2="10.163cm" svg:y2="9.912cm">
          <text:p/>
        </draw:line>
        <draw:line draw:name="Line 96" draw:style-name="gr41" draw:text-style-name="P1" draw:layer="layout" svg:x1="10.823cm" svg:y1="8.075cm" svg:x2="10.824cm" svg:y2="9.912cm">
          <text:p/>
        </draw:line>
        <draw:line draw:name="Line 97" draw:style-name="gr41" draw:text-style-name="P1" draw:layer="layout" svg:x1="11.176cm" svg:y1="8.075cm" svg:x2="11.177cm" svg:y2="9.912cm">
          <text:p/>
        </draw:line>
        <draw:line draw:name="Line 98" draw:style-name="gr41" draw:text-style-name="P1" draw:layer="layout" svg:x1="11.986cm" svg:y1="8.075cm" svg:x2="11.987cm" svg:y2="9.912cm">
          <text:p/>
        </draw:line>
        <draw:line draw:name="Line 99" draw:style-name="gr41" draw:text-style-name="P1" draw:layer="layout" svg:x1="13.09cm" svg:y1="8.075cm" svg:x2="13.091cm" svg:y2="9.912cm">
          <text:p/>
        </draw:line>
        <draw:line draw:name="Line 100" draw:style-name="gr41" draw:text-style-name="P1" draw:layer="layout" svg:x1="14.044cm" svg:y1="8.075cm" svg:x2="14.045cm" svg:y2="9.912cm">
          <text:p/>
        </draw:line>
        <draw:frame draw:name="Picture 1" draw:style-name="gr67" draw:text-style-name="P1" draw:layer="layout" svg:width="15.018cm" svg:height="5.602cm" svg:x="1.169cm" svg:y="13.245cm">
          <draw:image xlink:href="Pictures/10000201000003770000014B59E5DC24264E5289.png" xlink:type="simple" xlink:show="embed" xlink:actuate="onLoad">
            <text:p/>
          </draw:image>
        </draw:frame>
        <draw:line draw:name="Line 101" draw:style-name="gr64" draw:text-style-name="P1" draw:layer="layout" svg:x1="11.994cm" svg:y1="6.106cm" svg:x2="11.995cm" svg:y2="6.481cm">
          <text:p/>
        </draw:line>
        <draw:line draw:name="Line 102" draw:style-name="gr91" draw:text-style-name="P1" draw:layer="layout" svg:x1="13.635cm" svg:y1="4.259cm" svg:x2="11.995cm" svg:y2="6.106cm">
          <text:p/>
        </draw:line>
        <draw:line draw:name="Line 103" draw:style-name="gr64" draw:text-style-name="P1" draw:layer="layout" svg:x1="9.477cm" svg:y1="6.105cm" svg:x2="9.478cm" svg:y2="6.48cm">
          <text:p/>
        </draw:line>
        <draw:line draw:name="Line 104" draw:style-name="gr91" draw:text-style-name="P1" draw:layer="layout" svg:x1="9.8cm" svg:y1="4.258cm" svg:x2="9.476cm" svg:y2="6.103cm">
          <text:p/>
        </draw:line>
        <draw:line draw:name="Line 105" draw:style-name="gr93" draw:text-style-name="P1" draw:layer="layout" svg:x1="5.706cm" svg:y1="4.259cm" svg:x2="5.705cm" svg:y2="6.104cm">
          <text:p/>
        </draw:line>
        <draw:line draw:name="Line 106" draw:style-name="gr93" draw:text-style-name="P1" draw:layer="layout" svg:x1="8.663cm" svg:y1="4.26cm" svg:x2="8.662cm" svg:y2="6.105cm">
          <text:p/>
        </draw:line>
        <draw:line draw:name="Line 107" draw:style-name="gr93" draw:text-style-name="P1" draw:layer="layout" svg:x1="9.477cm" svg:y1="4.257cm" svg:x2="9.476cm" svg:y2="6.102cm">
          <text:p/>
        </draw:line>
        <draw:line draw:name="Line 108" draw:style-name="gr93" draw:text-style-name="P1" draw:layer="layout" svg:x1="8.86cm" svg:y1="4.257cm" svg:x2="8.859cm" svg:y2="6.102cm">
          <text:p/>
        </draw:line>
        <draw:line draw:name="Line 109" draw:style-name="gr64" draw:text-style-name="P1" draw:layer="layout" svg:x1="4.005cm" svg:y1="6.102cm" svg:x2="4.006cm" svg:y2="6.477cm">
          <text:p/>
        </draw:line>
        <draw:line draw:name="Line 110" draw:style-name="gr91" draw:text-style-name="P1" draw:layer="layout" svg:x1="4.399cm" svg:y1="4.259cm" svg:x2="4.006cm" svg:y2="6.102cm">
          <text:p/>
        </draw:line>
        <draw:line draw:name="Line 111" draw:style-name="gr93" draw:text-style-name="P1" draw:layer="layout" svg:x1="4.006cm" svg:y1="4.257cm" svg:x2="4.005cm" svg:y2="6.102cm">
          <text:p/>
        </draw:line>
        <draw:line draw:name="Line 112" draw:style-name="gr93" draw:text-style-name="P1" draw:layer="layout" svg:x1="11.978cm" svg:y1="4.259cm" svg:x2="11.977cm" svg:y2="6.104cm">
          <text:p/>
        </draw:line>
        <draw:custom-shape draw:name="CustomShape 113" draw:style-name="gr94" draw:text-style-name="P1" draw:layer="layout" svg:width="12.995cm" svg:height="0.002cm" svg:x="3.025cm" svg:y="0.78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4" draw:style-name="gr95" draw:text-style-name="P1" draw:layer="layout" svg:width="13.021cm" svg:height="0.016cm" svg:x="3.025cm" svg:y="2.8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15" draw:style-name="gr96" draw:text-style-name="P1" draw:layer="layout" svg:x1="3.043cm" svg:y1="0.64cm" svg:x2="3.044cm" svg:y2="0.976cm">
          <text:p/>
        </draw:line>
        <draw:line draw:name="Line 116" draw:style-name="gr96" draw:text-style-name="P1" draw:layer="layout" svg:x1="3.025cm" svg:y1="2.666cm" svg:x2="3.026cm" svg:y2="3.001cm">
          <text:p/>
        </draw:line>
        <draw:custom-shape draw:name="CustomShape 117" draw:style-name="gr21" draw:text-style-name="P3" draw:layer="layout" svg:width="3.014cm" svg:height="0.672cm" svg:x="1.341cm" svg:y="-0.199cm">
          <text:p text:style-name="P2"><text:span text:style-name="T21">Esti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21" draw:text-style-name="P3" draw:layer="layout" svg:width="3.014cm" svg:height="0.672cm" svg:x="1.341cm" svg:y="1.819cm">
          <text:p text:style-name="P2"><text:span text:style-name="T21">Observ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26" draw:text-style-name="P3" draw:layer="layout" svg:width="0.604cm" svg:height="0.672cm" svg:x="15.72cm" svg:y="0.798cm">
          <text:p text:style-name="P2"><text:span text:style-name="T2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26" draw:text-style-name="P3" draw:layer="layout" svg:width="0.604cm" svg:height="0.672cm" svg:x="15.745cm" svg:y="2.852cm">
          <text:p text:style-name="P2"><text:span text:style-name="T2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97" draw:text-style-name="P1" draw:layer="layout" svg:width="0.505cm" svg:height="0.457cm" svg:x="2.443cm" svg:y="0.34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22" draw:style-name="gr98" draw:text-style-name="P1" draw:layer="layout" svg:width="0.505cm" svg:height="0.456cm" svg:x="2.445cm" svg:y="2.376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23" draw:style-name="gr99" draw:text-style-name="P1" draw:layer="layout" svg:x1="5.704cm" svg:y1="2.644cm" svg:x2="5.705cm" svg:y2="3.019cm">
          <text:p/>
        </draw:line>
        <draw:line draw:name="Line 124" draw:style-name="gr100" draw:text-style-name="P1" draw:layer="layout" svg:x1="6.4cm" svg:y1="0.798cm" svg:x2="5.707cm" svg:y2="2.644cm">
          <text:p/>
        </draw:line>
        <draw:line draw:name="Line 125" draw:style-name="gr99" draw:text-style-name="P1" draw:layer="layout" svg:x1="8.857cm" svg:y1="2.645cm" svg:x2="8.858cm" svg:y2="3.02cm">
          <text:p/>
        </draw:line>
        <draw:line draw:name="Line 126" draw:style-name="gr100" draw:text-style-name="P1" draw:layer="layout" svg:x1="9.599cm" svg:y1="0.798cm" svg:x2="8.859cm" svg:y2="2.646cm">
          <text:p/>
        </draw:line>
        <draw:line draw:name="Line 127" draw:style-name="gr99" draw:text-style-name="P1" draw:layer="layout" svg:x1="8.663cm" svg:y1="2.645cm" svg:x2="8.664cm" svg:y2="3.021cm">
          <text:p/>
        </draw:line>
        <draw:line draw:name="Line 128" draw:style-name="gr100" draw:text-style-name="P1" draw:layer="layout" svg:x1="9.399cm" svg:y1="0.799cm" svg:x2="8.664cm" svg:y2="2.645cm">
          <text:p/>
        </draw:line>
        <draw:line draw:name="Line 129" draw:style-name="gr96" draw:text-style-name="P1" draw:layer="layout" svg:x1="14.646cm" svg:y1="0.64cm" svg:x2="14.647cm" svg:y2="0.976cm">
          <text:p/>
        </draw:line>
        <draw:line draw:name="Line 130" draw:style-name="gr96" draw:text-style-name="P1" draw:layer="layout" svg:x1="11.553cm" svg:y1="0.64cm" svg:x2="11.554cm" svg:y2="0.976cm">
          <text:p/>
        </draw:line>
        <draw:line draw:name="Line 131" draw:style-name="gr96" draw:text-style-name="P1" draw:layer="layout" svg:x1="12.327cm" svg:y1="0.64cm" svg:x2="12.328cm" svg:y2="0.976cm">
          <text:p/>
        </draw:line>
        <draw:line draw:name="Line 132" draw:style-name="gr96" draw:text-style-name="P1" draw:layer="layout" svg:x1="13.099cm" svg:y1="0.64cm" svg:x2="13.1cm" svg:y2="0.976cm">
          <text:p/>
        </draw:line>
        <draw:line draw:name="Line 133" draw:style-name="gr96" draw:text-style-name="P1" draw:layer="layout" svg:x1="13.874cm" svg:y1="0.64cm" svg:x2="13.875cm" svg:y2="0.976cm">
          <text:p/>
        </draw:line>
        <draw:line draw:name="Line 134" draw:style-name="gr96" draw:text-style-name="P1" draw:layer="layout" svg:x1="6.912cm" svg:y1="0.64cm" svg:x2="6.913cm" svg:y2="0.976cm">
          <text:p/>
        </draw:line>
        <draw:line draw:name="Line 135" draw:style-name="gr96" draw:text-style-name="P1" draw:layer="layout" svg:x1="10.78cm" svg:y1="0.64cm" svg:x2="10.781cm" svg:y2="0.976cm">
          <text:p/>
        </draw:line>
        <draw:line draw:name="Line 136" draw:style-name="gr96" draw:text-style-name="P1" draw:layer="layout" svg:x1="3.817cm" svg:y1="0.64cm" svg:x2="3.818cm" svg:y2="0.976cm">
          <text:p/>
        </draw:line>
        <draw:line draw:name="Line 137" draw:style-name="gr96" draw:text-style-name="P1" draw:layer="layout" svg:x1="4.591cm" svg:y1="0.64cm" svg:x2="4.592cm" svg:y2="0.976cm">
          <text:p/>
        </draw:line>
        <draw:line draw:name="Line 138" draw:style-name="gr96" draw:text-style-name="P1" draw:layer="layout" svg:x1="5.364cm" svg:y1="0.64cm" svg:x2="5.365cm" svg:y2="0.976cm">
          <text:p/>
        </draw:line>
        <draw:line draw:name="Line 139" draw:style-name="gr96" draw:text-style-name="P1" draw:layer="layout" svg:x1="6.138cm" svg:y1="0.64cm" svg:x2="6.139cm" svg:y2="0.976cm">
          <text:p/>
        </draw:line>
        <draw:line draw:name="Line 140" draw:style-name="gr96" draw:text-style-name="P1" draw:layer="layout" svg:x1="7.685cm" svg:y1="0.64cm" svg:x2="7.686cm" svg:y2="0.976cm">
          <text:p/>
        </draw:line>
        <draw:line draw:name="Line 141" draw:style-name="gr96" draw:text-style-name="P1" draw:layer="layout" svg:x1="8.459cm" svg:y1="0.64cm" svg:x2="8.46cm" svg:y2="0.976cm">
          <text:p/>
        </draw:line>
        <draw:line draw:name="Line 142" draw:style-name="gr96" draw:text-style-name="P1" draw:layer="layout" svg:x1="9.232cm" svg:y1="0.64cm" svg:x2="9.233cm" svg:y2="0.976cm">
          <text:p/>
        </draw:line>
        <draw:line draw:name="Line 143" draw:style-name="gr96" draw:text-style-name="P1" draw:layer="layout" svg:x1="10.006cm" svg:y1="0.64cm" svg:x2="10.007cm" svg:y2="0.976cm">
          <text:p/>
        </draw:line>
        <draw:line draw:name="Line 144" draw:style-name="gr99" draw:text-style-name="P1" draw:layer="layout" svg:x1="11.994cm" svg:y1="2.645cm" svg:x2="11.995cm" svg:y2="3.02cm">
          <text:p/>
        </draw:line>
        <draw:line draw:name="Line 145" draw:style-name="gr100" draw:text-style-name="P1" draw:layer="layout" svg:x1="13.636cm" svg:y1="0.799cm" svg:x2="11.996cm" svg:y2="2.646cm">
          <text:p/>
        </draw:line>
        <draw:line draw:name="Line 146" draw:style-name="gr99" draw:text-style-name="P1" draw:layer="layout" svg:x1="9.477cm" svg:y1="2.645cm" svg:x2="9.478cm" svg:y2="3.021cm">
          <text:p/>
        </draw:line>
        <draw:line draw:name="Line 147" draw:style-name="gr100" draw:text-style-name="P1" draw:layer="layout" svg:x1="9.8cm" svg:y1="0.798cm" svg:x2="9.476cm" svg:y2="2.643cm">
          <text:p/>
        </draw:line>
        <draw:line draw:name="Line 148" draw:style-name="gr93" draw:text-style-name="P1" draw:layer="layout" svg:x1="5.706cm" svg:y1="0.799cm" svg:x2="5.705cm" svg:y2="2.644cm">
          <text:p/>
        </draw:line>
        <draw:line draw:name="Line 149" draw:style-name="gr93" draw:text-style-name="P1" draw:layer="layout" svg:x1="8.663cm" svg:y1="0.799cm" svg:x2="8.662cm" svg:y2="2.644cm">
          <text:p/>
        </draw:line>
        <draw:line draw:name="Line 150" draw:style-name="gr93" draw:text-style-name="P1" draw:layer="layout" svg:x1="9.477cm" svg:y1="0.798cm" svg:x2="9.476cm" svg:y2="2.643cm">
          <text:p/>
        </draw:line>
        <draw:line draw:name="Line 151" draw:style-name="gr93" draw:text-style-name="P1" draw:layer="layout" svg:x1="8.86cm" svg:y1="0.798cm" svg:x2="8.859cm" svg:y2="2.643cm">
          <text:p/>
        </draw:line>
        <draw:line draw:name="Line 152" draw:style-name="gr99" draw:text-style-name="P1" draw:layer="layout" svg:x1="4.005cm" svg:y1="2.642cm" svg:x2="4.006cm" svg:y2="3.017cm">
          <text:p/>
        </draw:line>
        <draw:line draw:name="Line 153" draw:style-name="gr100" draw:text-style-name="P1" draw:layer="layout" svg:x1="4.399cm" svg:y1="0.799cm" svg:x2="4.006cm" svg:y2="2.642cm">
          <text:p/>
        </draw:line>
        <draw:line draw:name="Line 154" draw:style-name="gr93" draw:text-style-name="P1" draw:layer="layout" svg:x1="4.006cm" svg:y1="0.796cm" svg:x2="4.005cm" svg:y2="2.641cm">
          <text:p/>
        </draw:line>
        <draw:line draw:name="Line 155" draw:style-name="gr93" draw:text-style-name="P1" draw:layer="layout" svg:x1="11.978cm" svg:y1="0.799cm" svg:x2="11.977cm" svg:y2="2.644cm">
          <text:p/>
        </draw:line>
        <draw:frame draw:style-name="gr67" draw:text-style-name="P1" draw:layer="layout" svg:width="15.008cm" svg:height="3.727cm" svg:x="0.799cm" svg:y="20.671cm">
          <draw:image xlink:href="Pictures/1000AC3400003AA300000E917637D9F9ECD98DF3.wmf" xlink:type="simple" xlink:show="embed" xlink:actuate="onLoad">
            <text:p/>
          </draw:image>
          <draw:image xlink:href="Pictures/10000201000002370000008DD3CF7538033F28A0.png" xlink:type="simple" xlink:show="embed" xlink:actuate="onLoad"/>
        </draw:frame>
        <presentation:notes draw:style-name="dp2">
          <draw:page-thumbnail draw:style-name="gr38" draw:layer="layout" svg:width="7.709cm" svg:height="11.136cm" svg:x="6.64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Picture 177" draw:style-name="gr101" draw:text-style-name="P1" draw:layer="layout" svg:width="14.628cm" svg:height="5.602cm" svg:x="2.208cm" svg:y="7.18cm">
          <draw:image xlink:href="Pictures/10000201000003770000014B113E7561A328ABCF.png" xlink:type="simple" xlink:show="embed" xlink:actuate="onLoad">
            <text:p/>
          </draw:image>
        </draw:frame>
        <draw:frame draw:name="Picture 254" draw:style-name="gr102" draw:text-style-name="P1" draw:layer="layout" svg:width="11.422cm" svg:height="5.584cm" svg:x="0.718cm" svg:y="1.591cm">
          <draw:image xlink:href="Pictures/10000201000002BA0000014A5E6E9A7AB9AB0FF5.png" xlink:type="simple" xlink:show="embed" xlink:actuate="onLoad">
            <text:p/>
          </draw:image>
        </draw:frame>
        <draw:frame draw:name="Picture 273" draw:style-name="gr103" draw:text-style-name="P1" draw:layer="layout" svg:width="13.089cm" svg:height="3.47cm" svg:x="2.4cm" svg:y="16.684cm">
          <draw:image xlink:href="Pictures/1000020100000332000000CDDA583E21C9143E17.png" xlink:type="simple" xlink:show="embed" xlink:actuate="onLoad">
            <text:p/>
          </draw:image>
        </draw:frame>
        <draw:frame draw:name="Picture 2" draw:style-name="gr67" draw:text-style-name="P1" draw:layer="layout" svg:width="13.85cm" svg:height="3.47cm" svg:x="2.598cm" svg:y="12.022cm">
          <draw:image xlink:href="Pictures/1000020100000332000000CD0A53719E8BF7DB9A.png" xlink:type="simple" xlink:show="embed" xlink:actuate="onLoad">
            <text:p/>
          </draw:image>
        </draw:frame>
        <draw:frame draw:style-name="gr104" draw:text-style-name="P1" draw:layer="layout" svg:width="11.422cm" svg:height="5.584cm" svg:x="3.234cm" svg:y="21.263cm">
          <draw:image xlink:href="Pictures/10000201000002B70000014AEFBA9DD999948A1A.png" xlink:type="simple" xlink:show="embed" xlink:actuate="onLoad">
            <text:p/>
          </draw:image>
        </draw:frame>
        <presentation:notes draw:style-name="dp2">
          <draw:page-thumbnail draw:style-name="gr38" draw:layer="layout" svg:width="7.709cm" svg:height="11.136cm" svg:x="6.64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4" draw:text-style-name="P1" draw:layer="layout" svg:width="12.995cm" svg:height="0.002cm" svg:x="2.886cm" svg:y="5.2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95" draw:text-style-name="P1" draw:layer="layout" svg:width="13.021cm" svg:height="0.016cm" svg:x="2.886cm" svg:y="7.25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96" draw:text-style-name="P1" draw:layer="layout" svg:x1="2.905cm" svg:y1="5.059cm" svg:x2="2.906cm" svg:y2="5.395cm">
          <text:p/>
        </draw:line>
        <draw:line draw:name="Line 4" draw:style-name="gr96" draw:text-style-name="P1" draw:layer="layout" svg:x1="2.886cm" svg:y1="7.084cm" svg:x2="2.887cm" svg:y2="7.419cm">
          <text:p/>
        </draw:line>
        <draw:custom-shape draw:name="CustomShape 5" draw:style-name="gr21" draw:text-style-name="P3" draw:layer="layout" svg:width="3.014cm" svg:height="0.672cm" svg:x="0.902cm" svg:y="3.716cm">
          <text:p text:style-name="P2"><text:span text:style-name="T21">Measurement Receip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3" draw:layer="layout" svg:width="3.014cm" svg:height="0.672cm" svg:x="0.902cm" svg:y="6.037cm">
          <text:p text:style-name="P2"><text:span text:style-name="T21">Measurem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12" draw:layer="layout" svg:width="0.604cm" svg:height="0.672cm" svg:x="15.58cm" svg:y="5.216cm">
          <text:p text:style-name="P11"><text:span text:style-name="T2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1" draw:layer="layout" svg:width="0.505cm" svg:height="0.456cm" svg:x="2.304cm" svg:y="4.759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" draw:style-name="gr98" draw:text-style-name="P1" draw:layer="layout" svg:width="0.505cm" svg:height="0.456cm" svg:x="2.306cm" svg:y="6.793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0" draw:style-name="gr96" draw:text-style-name="P1" draw:layer="layout" svg:x1="5.566cm" svg:y1="7.062cm" svg:x2="5.567cm" svg:y2="7.437cm">
          <text:p/>
        </draw:line>
        <draw:line draw:name="Line 11" draw:style-name="gr105" draw:text-style-name="P1" draw:layer="layout" svg:x1="5.999cm" svg:y1="5.211cm" svg:x2="5.567cm" svg:y2="7.061cm">
          <text:p/>
        </draw:line>
        <draw:line draw:name="Line 12" draw:style-name="gr96" draw:text-style-name="P1" draw:layer="layout" svg:x1="9.12cm" svg:y1="7.064cm" svg:x2="9.121cm" svg:y2="7.439cm">
          <text:p/>
        </draw:line>
        <draw:line draw:name="Line 13" draw:style-name="gr105" draw:text-style-name="P1" draw:layer="layout" svg:x1="9.8cm" svg:y1="5.21cm" svg:x2="9.121cm" svg:y2="7.063cm">
          <text:p/>
        </draw:line>
        <draw:line draw:name="Line 14" draw:style-name="gr96" draw:text-style-name="P1" draw:layer="layout" svg:x1="8.524cm" svg:y1="7.062cm" svg:x2="8.525cm" svg:y2="7.438cm">
          <text:p/>
        </draw:line>
        <draw:line draw:name="Line 15" draw:style-name="gr105" draw:text-style-name="P1" draw:layer="layout" svg:x1="8.799cm" svg:y1="5.212cm" svg:x2="8.525cm" svg:y2="7.061cm">
          <text:p/>
        </draw:line>
        <draw:line draw:name="Line 16" draw:style-name="gr96" draw:text-style-name="P1" draw:layer="layout" svg:x1="11.857cm" svg:y1="7.064cm" svg:x2="11.858cm" svg:y2="7.439cm">
          <text:p/>
        </draw:line>
        <draw:line draw:name="Line 17" draw:style-name="gr105" draw:text-style-name="P1" draw:layer="layout" svg:x1="13.199cm" svg:y1="5.217cm" svg:x2="11.856cm" svg:y2="7.064cm">
          <text:p/>
        </draw:line>
        <draw:line draw:name="Line 18" draw:style-name="gr106" draw:text-style-name="P1" draw:layer="layout" svg:x1="5.567cm" svg:y1="5.216cm" svg:x2="5.566cm" svg:y2="7.061cm">
          <text:p/>
        </draw:line>
        <draw:line draw:name="Line 19" draw:style-name="gr106" draw:text-style-name="P1" draw:layer="layout" svg:x1="8.524cm" svg:y1="5.218cm" svg:x2="8.523cm" svg:y2="7.063cm">
          <text:p/>
        </draw:line>
        <draw:line draw:name="Line 20" draw:style-name="gr106" draw:text-style-name="P1" draw:layer="layout" svg:x1="9.121cm" svg:y1="5.216cm" svg:x2="9.12cm" svg:y2="7.061cm">
          <text:p/>
        </draw:line>
        <draw:line draw:name="Line 21" draw:style-name="gr96" draw:text-style-name="P1" draw:layer="layout" svg:x1="3.866cm" svg:y1="7.06cm" svg:x2="3.867cm" svg:y2="7.435cm">
          <text:p/>
        </draw:line>
        <draw:line draw:name="Line 22" draw:style-name="gr105" draw:text-style-name="P1" draw:layer="layout" svg:x1="4.26cm" svg:y1="5.217cm" svg:x2="3.867cm" svg:y2="7.06cm">
          <text:p/>
        </draw:line>
        <draw:line draw:name="Line 23" draw:style-name="gr106" draw:text-style-name="P1" draw:layer="layout" svg:x1="3.867cm" svg:y1="5.215cm" svg:x2="3.866cm" svg:y2="7.06cm">
          <text:p/>
        </draw:line>
        <draw:line draw:name="Line 24" draw:style-name="gr106" draw:text-style-name="P1" draw:layer="layout" svg:x1="11.839cm" svg:y1="5.216cm" svg:x2="11.838cm" svg:y2="7.061cm">
          <text:p/>
        </draw:line>
        <draw:custom-shape draw:name="CustomShape 25" draw:style-name="gr107" draw:text-style-name="P5" draw:layer="layout" svg:width="1.752cm" svg:height="1.016cm" svg:x="3.149cm" svg:y="7.283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5" draw:text-style-name="P5" draw:layer="layout" svg:width="1.752cm" svg:height="1.016cm" svg:x="4.856cm" svg:y="7.283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5" draw:text-style-name="P5" draw:layer="layout" svg:width="1.752cm" svg:height="1.016cm" svg:x="7.657cm" svg:y="7.283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5" draw:text-style-name="P5" draw:layer="layout" svg:width="1.752cm" svg:height="1.016cm" svg:x="8.46cm" svg:y="7.283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5" draw:text-style-name="P5" draw:layer="layout" svg:width="1.752cm" svg:height="1.016cm" svg:x="11.174cm" svg:y="7.283cm">
          <text:p text:style-name="P4"><text:span text:style-name="T17">t</text:span><text:span text:style-name="T18">k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7" draw:text-style-name="P5" draw:layer="layout" svg:width="1.752cm" svg:height="1.016cm" svg:x="3.25cm" svg:y="3.883cm">
          <text:p text:style-name="P4"><text:span text:style-name="T23">δ</text:span><text:span text:style-name="T24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85" draw:text-style-name="P5" draw:layer="layout" svg:width="1.752cm" svg:height="1.016cm" svg:x="5.057cm" svg:y="4.084cm">
          <text:p text:style-name="P4"><text:span text:style-name="T23">δ</text:span><text:span text:style-name="T24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85" draw:text-style-name="P5" draw:layer="layout" svg:width="1.752cm" svg:height="1.016cm" svg:x="7.857cm" svg:y="4.084cm">
          <text:p text:style-name="P4"><text:span text:style-name="T23">δ</text:span><text:span text:style-name="T24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8" draw:text-style-name="P5" draw:layer="layout" svg:width="1.752cm" svg:height="1.016cm" svg:x="8.66cm" svg:y="4.084cm">
          <text:p text:style-name="P4"><text:span text:style-name="T23">δ</text:span><text:span text:style-name="T24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5" draw:text-style-name="P5" draw:layer="layout" svg:width="1.752cm" svg:height="1.016cm" svg:x="11.574cm" svg:y="4.084cm">
          <text:p text:style-name="P4"><text:span text:style-name="T23">δ</text:span><text:span text:style-name="T24">k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2" draw:layer="layout" svg:width="0.604cm" svg:height="0.672cm" svg:x="15.58cm" svg:y="7.25cm">
          <text:p text:style-name="P11"><text:span text:style-name="T2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1" draw:layer="layout" svg:width="15.282cm" svg:height="4.583cm" svg:x="2.917cm" svg:y="9.816cm">
          <draw:image xlink:href="Pictures/1000A4E000003BB4000011E9FC94FB3178F1FBFF.wmf" xlink:type="simple" xlink:show="embed" xlink:actuate="onLoad">
            <text:p/>
          </draw:image>
          <draw:image xlink:href="Pictures/1000020100000242000000ADD237949F45B575C3.png" xlink:type="simple" xlink:show="embed" xlink:actuate="onLoad"/>
        </draw:frame>
        <draw:line draw:name="Line 3" draw:style-name="gr96" draw:text-style-name="P1" draw:layer="layout" svg:x1="3.866cm" svg:y1="4.999cm" svg:x2="3.866cm" svg:y2="5.208cm">
          <text:p/>
        </draw:line>
        <draw:line draw:name="Line 3" draw:style-name="gr96" draw:text-style-name="P1" draw:layer="layout" svg:x1="4.266cm" svg:y1="5cm" svg:x2="4.266cm" svg:y2="5.209cm">
          <text:p/>
        </draw:line>
        <draw:line draw:style-name="gr109" draw:text-style-name="P13" draw:layer="layout" svg:x1="3.866cm" svg:y1="5.099cm" svg:x2="4.266cm" svg:y2="5.099cm">
          <text:p/>
        </draw:line>
        <draw:line draw:name="Line 3" draw:style-name="gr96" draw:text-style-name="P1" draw:layer="layout" svg:x1="5.566cm" svg:y1="4.999cm" svg:x2="5.566cm" svg:y2="5.208cm">
          <text:p/>
        </draw:line>
        <draw:line draw:name="Line 3" draw:style-name="gr96" draw:text-style-name="P1" draw:layer="layout" svg:x1="6.002cm" svg:y1="5cm" svg:x2="6.002cm" svg:y2="5.209cm">
          <text:p/>
        </draw:line>
        <draw:line draw:style-name="gr109" draw:text-style-name="P13" draw:layer="layout" svg:x1="5.566cm" svg:y1="5.099cm" svg:x2="5.999cm" svg:y2="5.1cm">
          <text:p/>
        </draw:line>
        <draw:line draw:name="Line 3" draw:style-name="gr96" draw:text-style-name="P1" draw:layer="layout" svg:x1="8.524cm" svg:y1="4.999cm" svg:x2="8.524cm" svg:y2="5.208cm">
          <text:p/>
        </draw:line>
        <draw:line draw:name="Line 3" draw:style-name="gr96" draw:text-style-name="P1" draw:layer="layout" svg:x1="8.794cm" svg:y1="5cm" svg:x2="8.794cm" svg:y2="5.209cm">
          <text:p/>
        </draw:line>
        <draw:line draw:style-name="gr109" draw:text-style-name="P13" draw:layer="layout" svg:x1="8.524cm" svg:y1="5.099cm" svg:x2="8.794cm" svg:y2="5.099cm">
          <text:p/>
        </draw:line>
        <draw:line draw:name="Line 3" draw:style-name="gr96" draw:text-style-name="P14" draw:layer="layout" svg:x1="9.12cm" svg:y1="4.999cm" svg:x2="9.12cm" svg:y2="5.208cm">
          <text:p/>
        </draw:line>
        <draw:line draw:name="Line 3" draw:style-name="gr96" draw:text-style-name="P14" draw:layer="layout" svg:x1="9.795cm" svg:y1="5cm" svg:x2="9.795cm" svg:y2="5.209cm">
          <text:p/>
        </draw:line>
        <draw:line draw:style-name="gr109" draw:text-style-name="P15" draw:layer="layout" svg:x1="9.12cm" svg:y1="5.099cm" svg:x2="9.799cm" svg:y2="5.099cm">
          <text:p/>
        </draw:line>
        <draw:line draw:name="Line 3" draw:style-name="gr96" draw:text-style-name="P14" draw:layer="layout" svg:x1="9.118cm" svg:y1="4.999cm" svg:x2="9.118cm" svg:y2="5.208cm">
          <text:p/>
        </draw:line>
        <draw:line draw:name="Line 3" draw:style-name="gr96" draw:text-style-name="P14" draw:layer="layout" svg:x1="9.795cm" svg:y1="5cm" svg:x2="9.795cm" svg:y2="5.209cm">
          <text:p/>
        </draw:line>
        <draw:line draw:style-name="gr109" draw:text-style-name="P15" draw:layer="layout" svg:x1="9.119cm" svg:y1="5.099cm" svg:x2="9.798cm" svg:y2="5.099cm">
          <text:p/>
        </draw:line>
        <draw:line draw:name="Line 3" draw:style-name="gr96" draw:text-style-name="P14" draw:layer="layout" svg:x1="11.841cm" svg:y1="4.999cm" svg:x2="11.841cm" svg:y2="5.208cm">
          <text:p/>
        </draw:line>
        <draw:line draw:style-name="gr109" draw:text-style-name="P15" draw:layer="layout" svg:x1="11.841cm" svg:y1="5.099cm" svg:x2="12.52cm" svg:y2="5.099cm">
          <text:p/>
        </draw:line>
        <draw:line draw:name="Line 3" draw:style-name="gr96" draw:text-style-name="P14" draw:layer="layout" svg:x1="11.84cm" svg:y1="4.999cm" svg:x2="11.84cm" svg:y2="5.208cm">
          <text:p/>
        </draw:line>
        <draw:line draw:name="Line 3" draw:style-name="gr96" draw:text-style-name="P14" draw:layer="layout" svg:x1="13.179cm" svg:y1="5cm" svg:x2="13.179cm" svg:y2="5.209cm">
          <text:p/>
        </draw:line>
        <draw:line draw:style-name="gr109" draw:text-style-name="P15" draw:layer="layout" svg:x1="11.84cm" svg:y1="5.099cm" svg:x2="13.179cm" svg:y2="5.099cm">
          <text:p/>
        </draw:line>
        <draw:frame draw:style-name="gr110" draw:text-style-name="P16" draw:layer="layout" svg:width="15.282cm" svg:height="4.583cm" svg:x="2.399cm" svg:y="14.616cm">
          <draw:image xlink:href="Pictures/2000024000003BB3000011E8EF62C135FD34929C.svm" xlink:type="simple" xlink:show="embed" xlink:actuate="onLoad">
            <text:p/>
          </draw:image>
          <draw:image xlink:href="Pictures/1000020000000242000000AD53CAC2E6D61D4333.png" xlink:type="simple" xlink:show="embed" xlink:actuate="onLoad"/>
        </draw:frame>
        <presentation:notes draw:style-name="dp2">
          <draw:page-thumbnail draw:style-name="gr38" draw:layer="layout" svg:width="7.709cm" svg:height="11.136cm" svg:x="6.64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11" draw:text-style-name="P1" draw:layer="layout" svg:width="14.914cm" svg:height="0.009cm" svg:x="2.486cm" svg:y="5.1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12" draw:text-style-name="P1" draw:layer="layout" svg:width="14.898cm" svg:height="0.001cm" svg:x="2.486cm" svg:y="7.2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96" draw:text-style-name="P1" draw:layer="layout" svg:x1="2.505cm" svg:y1="5.06cm" svg:x2="2.506cm" svg:y2="5.396cm">
          <text:p/>
        </draw:line>
        <draw:line draw:name="Line 4" draw:style-name="gr96" draw:text-style-name="P1" draw:layer="layout" svg:x1="2.486cm" svg:y1="7.084cm" svg:x2="2.487cm" svg:y2="7.419cm">
          <text:p/>
        </draw:line>
        <draw:custom-shape draw:name="CustomShape 5" draw:style-name="gr21" draw:text-style-name="P18" draw:layer="layout" svg:width="3.014cm" svg:height="0.672cm" svg:x="0.502cm" svg:y="3.917cm">
          <text:p text:style-name="P17"><text:span text:style-name="T25">Measurement </text:span></text:p>
          <text:p text:style-name="P17"><text:span text:style-name="T25">Receip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8" draw:layer="layout" svg:width="3.014cm" svg:height="0.672cm" svg:x="0.502cm" svg:y="6.038cm">
          <text:p text:style-name="P17"><text:span text:style-name="T25">Measurement </text:span></text:p>
          <text:p text:style-name="P17"><text:span text:style-name="T2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12" draw:layer="layout" svg:width="0.604cm" svg:height="0.672cm" svg:x="16.78cm" svg:y="5.218cm">
          <text:p text:style-name="P11"><text:span text:style-name="T2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1" draw:layer="layout" svg:width="0.505cm" svg:height="0.456cm" svg:x="1.904cm" svg:y="4.759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" draw:style-name="gr98" draw:text-style-name="P1" draw:layer="layout" svg:width="0.505cm" svg:height="0.456cm" svg:x="1.906cm" svg:y="6.794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21" draw:style-name="gr96" draw:text-style-name="P1" draw:layer="layout" svg:x1="3.466cm" svg:y1="7.061cm" svg:x2="3.467cm" svg:y2="7.436cm">
          <text:p/>
        </draw:line>
        <draw:line draw:name="Line 22" draw:style-name="gr105" draw:text-style-name="P1" draw:layer="layout" svg:x1="3.907cm" svg:y1="5.207cm" svg:x2="3.467cm" svg:y2="7.061cm">
          <text:p/>
        </draw:line>
        <draw:custom-shape draw:name="CustomShape 25" draw:style-name="gr107" draw:text-style-name="P5" draw:layer="layout" svg:width="1.752cm" svg:height="1.016cm" svg:x="2.749cm" svg:y="7.285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2" draw:layer="layout" svg:width="0.604cm" svg:height="0.672cm" svg:x="16.78cm" svg:y="7.252cm">
          <text:p text:style-name="P11"><text:span text:style-name="T2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3.905cm" svg:y1="5.06cm" svg:x2="3.906cm" svg:y2="5.396cm">
          <text:p/>
        </draw:line>
        <draw:line draw:name="Line 21" draw:style-name="gr96" draw:text-style-name="P1" draw:layer="layout" svg:x1="4.348cm" svg:y1="7.057cm" svg:x2="4.349cm" svg:y2="7.432cm">
          <text:p/>
        </draw:line>
        <draw:custom-shape draw:name="CustomShape 25" draw:style-name="gr107" draw:text-style-name="P5" draw:layer="layout" svg:width="1.752cm" svg:height="1.016cm" svg:x="3.631cm" svg:y="7.281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6.141cm" svg:y1="5.055cm" svg:x2="6.141cm" svg:y2="5.391cm">
          <text:p/>
        </draw:line>
        <draw:line draw:name="Line 22" draw:style-name="gr105" draw:text-style-name="P1" draw:layer="layout" svg:x1="6.149cm" svg:y1="5.202cm" svg:x2="4.35cm" svg:y2="7.056cm">
          <text:p/>
        </draw:line>
        <draw:line draw:name="Line 21" draw:style-name="gr96" draw:text-style-name="P1" draw:layer="layout" svg:x1="5.248cm" svg:y1="7.057cm" svg:x2="5.249cm" svg:y2="7.432cm">
          <text:p/>
        </draw:line>
        <draw:line draw:name="Line 22" draw:style-name="gr105" draw:text-style-name="P1" draw:layer="layout" svg:x1="5.689cm" svg:y1="5.203cm" svg:x2="5.249cm" svg:y2="7.057cm">
          <text:p/>
        </draw:line>
        <draw:custom-shape draw:name="CustomShape 25" draw:style-name="gr107" draw:text-style-name="P5" draw:layer="layout" svg:width="1.752cm" svg:height="1.016cm" svg:x="4.531cm" svg:y="7.281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20" draw:layer="layout" svg:x1="5.688cm" svg:y1="5.056cm" svg:x2="5.689cm" svg:y2="5.392cm">
          <text:p/>
        </draw:line>
        <draw:line draw:name="Line 22" draw:style-name="gr105" draw:text-style-name="P1" draw:layer="layout" svg:x1="5.69cm" svg:y1="5.203cm" svg:x2="5.25cm" svg:y2="7.057cm">
          <text:p/>
        </draw:line>
        <draw:line draw:name="Line 21" draw:style-name="gr96" draw:text-style-name="P1" draw:layer="layout" svg:x1="6.147cm" svg:y1="7.057cm" svg:x2="6.148cm" svg:y2="7.432cm">
          <text:p/>
        </draw:line>
        <draw:line draw:name="Line 22" draw:style-name="gr105" draw:text-style-name="P1" draw:layer="layout" svg:x1="6.589cm" svg:y1="5.203cm" svg:x2="6.149cm" svg:y2="7.057cm">
          <text:p/>
        </draw:line>
        <draw:custom-shape draw:name="CustomShape 25" draw:style-name="gr107" draw:text-style-name="P5" draw:layer="layout" svg:width="1.752cm" svg:height="1.016cm" svg:x="5.432cm" svg:y="7.281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6.588cm" svg:y1="5.056cm" svg:x2="6.589cm" svg:y2="5.392cm">
          <text:p/>
        </draw:line>
        <draw:line draw:name="Line 22" draw:style-name="gr105" draw:text-style-name="P1" draw:layer="layout" svg:x1="6.59cm" svg:y1="5.203cm" svg:x2="6.15cm" svg:y2="7.057cm">
          <text:p/>
        </draw:line>
        <draw:line draw:name="Line 3" draw:style-name="gr96" draw:text-style-name="P20" draw:layer="layout" svg:x1="5.689cm" svg:y1="5.056cm" svg:x2="5.69cm" svg:y2="5.392cm">
          <text:p/>
        </draw:line>
        <draw:line draw:style-name="gr113" draw:text-style-name="P13" draw:layer="layout" svg:x1="7.199cm" svg:y1="3.999cm" svg:x2="7.199cm" svg:y2="8.199cm">
          <text:p/>
        </draw:line>
        <draw:line draw:name="Line 3" draw:style-name="gr96" draw:text-style-name="P19" draw:layer="layout" svg:x1="6.597cm" svg:y1="5.06cm" svg:x2="6.598cm" svg:y2="5.396cm">
          <text:p/>
        </draw:line>
        <draw:line draw:name="Line 21" draw:style-name="gr96" draw:text-style-name="P1" draw:layer="layout" svg:x1="7.558cm" svg:y1="7.061cm" svg:x2="7.559cm" svg:y2="7.436cm">
          <text:p/>
        </draw:line>
        <draw:line draw:name="Line 22" draw:style-name="gr105" draw:text-style-name="P1" draw:layer="layout" svg:x1="7.999cm" svg:y1="5.207cm" svg:x2="7.559cm" svg:y2="7.061cm">
          <text:p/>
        </draw:line>
        <draw:custom-shape draw:name="CustomShape 25" draw:style-name="gr107" draw:text-style-name="P5" draw:layer="layout" svg:width="1.752cm" svg:height="1.016cm" svg:x="6.841cm" svg:y="7.285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7.998cm" svg:y1="5.06cm" svg:x2="7.999cm" svg:y2="5.396cm">
          <text:p/>
        </draw:line>
        <draw:line draw:name="Line 21" draw:style-name="gr96" draw:text-style-name="P1" draw:layer="layout" svg:x1="8.439cm" svg:y1="7.057cm" svg:x2="8.44cm" svg:y2="7.432cm">
          <text:p/>
        </draw:line>
        <draw:custom-shape draw:name="CustomShape 25" draw:style-name="gr107" draw:text-style-name="P5" draw:layer="layout" svg:width="1.752cm" svg:height="1.016cm" svg:x="7.724cm" svg:y="7.281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0.999cm" svg:y1="5.055cm" svg:x2="10.999cm" svg:y2="5.391cm">
          <text:p/>
        </draw:line>
        <draw:line draw:name="Line 22" draw:style-name="gr105" draw:text-style-name="P1" draw:layer="layout" svg:x1="11cm" svg:y1="5.207cm" svg:x2="8.443cm" svg:y2="7.056cm">
          <text:p/>
        </draw:line>
        <draw:line draw:name="Line 21" draw:style-name="gr96" draw:text-style-name="P1" draw:layer="layout" svg:x1="9.34cm" svg:y1="7.057cm" svg:x2="9.341cm" svg:y2="7.432cm">
          <text:p/>
        </draw:line>
        <draw:line draw:name="Line 22" draw:style-name="gr105" draw:text-style-name="P1" draw:layer="layout" svg:x1="9.781cm" svg:y1="5.203cm" svg:x2="9.341cm" svg:y2="7.057cm">
          <text:p/>
        </draw:line>
        <draw:custom-shape draw:name="CustomShape 25" draw:style-name="gr107" draw:text-style-name="P5" draw:layer="layout" svg:width="1.752cm" svg:height="1.016cm" svg:x="8.624cm" svg:y="7.281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20" draw:layer="layout" svg:x1="9.78cm" svg:y1="5.056cm" svg:x2="9.781cm" svg:y2="5.392cm">
          <text:p/>
        </draw:line>
        <draw:line draw:name="Line 22" draw:style-name="gr105" draw:text-style-name="P1" draw:layer="layout" svg:x1="9.782cm" svg:y1="5.203cm" svg:x2="9.342cm" svg:y2="7.057cm">
          <text:p/>
        </draw:line>
        <draw:line draw:name="Line 21" draw:style-name="gr96" draw:text-style-name="P1" draw:layer="layout" svg:x1="10.24cm" svg:y1="7.057cm" svg:x2="10.241cm" svg:y2="7.432cm">
          <text:p/>
        </draw:line>
        <draw:line draw:name="Line 22" draw:style-name="gr105" draw:text-style-name="P1" draw:layer="layout" svg:x1="10.681cm" svg:y1="5.203cm" svg:x2="10.241cm" svg:y2="7.057cm">
          <text:p/>
        </draw:line>
        <draw:custom-shape draw:name="CustomShape 25" draw:style-name="gr107" draw:text-style-name="P5" draw:layer="layout" svg:width="1.752cm" svg:height="1.016cm" svg:x="9.524cm" svg:y="7.281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0.679cm" svg:y1="5.056cm" svg:x2="10.68cm" svg:y2="5.392cm">
          <text:p/>
        </draw:line>
        <draw:line draw:name="Line 22" draw:style-name="gr105" draw:text-style-name="P1" draw:layer="layout" svg:x1="10.682cm" svg:y1="5.203cm" svg:x2="10.242cm" svg:y2="7.057cm">
          <text:p/>
        </draw:line>
        <draw:line draw:name="Line 3" draw:style-name="gr96" draw:text-style-name="P20" draw:layer="layout" svg:x1="9.781cm" svg:y1="5.056cm" svg:x2="9.782cm" svg:y2="5.392cm">
          <text:p/>
        </draw:line>
        <draw:line draw:style-name="gr113" draw:text-style-name="P13" draw:layer="layout" svg:x1="11.291cm" svg:y1="3.999cm" svg:x2="11.291cm" svg:y2="8.199cm">
          <text:p/>
        </draw:line>
        <draw:line draw:name="Line 21" draw:style-name="gr96" draw:text-style-name="P1" draw:layer="layout" svg:x1="11.759cm" svg:y1="7.061cm" svg:x2="11.76cm" svg:y2="7.436cm">
          <text:p/>
        </draw:line>
        <draw:line draw:name="Line 22" draw:style-name="gr105" draw:text-style-name="P1" draw:layer="layout" svg:x1="12.2cm" svg:y1="5.207cm" svg:x2="11.76cm" svg:y2="7.061cm">
          <text:p/>
        </draw:line>
        <draw:custom-shape draw:name="CustomShape 25" draw:style-name="gr107" draw:text-style-name="P5" draw:layer="layout" svg:width="1.752cm" svg:height="1.016cm" svg:x="11.042cm" svg:y="7.285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2.199cm" svg:y1="5.06cm" svg:x2="12.2cm" svg:y2="5.396cm">
          <text:p/>
        </draw:line>
        <draw:line draw:name="Line 21" draw:style-name="gr96" draw:text-style-name="P1" draw:layer="layout" svg:x1="12.64cm" svg:y1="7.057cm" svg:x2="12.641cm" svg:y2="7.432cm">
          <text:p/>
        </draw:line>
        <draw:custom-shape draw:name="CustomShape 25" draw:style-name="gr107" draw:text-style-name="P5" draw:layer="layout" svg:width="1.752cm" svg:height="1.016cm" svg:x="11.925cm" svg:y="7.281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6.3cm" svg:y1="5.055cm" svg:x2="16.3cm" svg:y2="5.391cm">
          <text:p/>
        </draw:line>
        <draw:line draw:name="Line 22" draw:style-name="gr105" draw:text-style-name="P1" draw:layer="layout" svg:x1="16.3cm" svg:y1="5.2cm" svg:x2="12.644cm" svg:y2="7.056cm">
          <text:p/>
        </draw:line>
        <draw:line draw:name="Line 21" draw:style-name="gr96" draw:text-style-name="P1" draw:layer="layout" svg:x1="13.541cm" svg:y1="7.057cm" svg:x2="13.542cm" svg:y2="7.432cm">
          <text:p/>
        </draw:line>
        <draw:custom-shape draw:name="CustomShape 25" draw:style-name="gr107" draw:text-style-name="P5" draw:layer="layout" svg:width="1.752cm" svg:height="1.016cm" svg:x="12.825cm" svg:y="7.281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5" draw:text-style-name="P1" draw:layer="layout" svg:x1="15.2cm" svg:y1="5.209cm" svg:x2="13.543cm" svg:y2="7.057cm">
          <text:p/>
        </draw:line>
        <draw:line draw:name="Line 21" draw:style-name="gr96" draw:text-style-name="P1" draw:layer="layout" svg:x1="14.441cm" svg:y1="7.057cm" svg:x2="14.442cm" svg:y2="7.432cm">
          <text:p/>
        </draw:line>
        <draw:line draw:name="Line 22" draw:style-name="gr105" draw:text-style-name="P1" draw:layer="layout" svg:x1="14.882cm" svg:y1="5.203cm" svg:x2="14.442cm" svg:y2="7.057cm">
          <text:p/>
        </draw:line>
        <draw:custom-shape draw:name="CustomShape 25" draw:style-name="gr107" draw:text-style-name="P5" draw:layer="layout" svg:width="1.752cm" svg:height="1.016cm" svg:x="13.725cm" svg:y="7.281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4.88cm" svg:y1="5.056cm" svg:x2="14.881cm" svg:y2="5.392cm">
          <text:p/>
        </draw:line>
        <draw:line draw:name="Line 22" draw:style-name="gr105" draw:text-style-name="P1" draw:layer="layout" svg:x1="14.883cm" svg:y1="5.203cm" svg:x2="14.443cm" svg:y2="7.057cm">
          <text:p/>
        </draw:line>
        <draw:line draw:name="Line 3" draw:style-name="gr96" draw:text-style-name="P20" draw:layer="layout" svg:x1="15.182cm" svg:y1="5.056cm" svg:x2="15.181cm" svg:y2="5.392cm">
          <text:p/>
        </draw:line>
        <draw:line draw:name="Line 21" draw:style-name="gr96" draw:text-style-name="P1" draw:layer="layout" svg:x1="15.341cm" svg:y1="7.057cm" svg:x2="15.342cm" svg:y2="7.432cm">
          <text:p/>
        </draw:line>
        <draw:custom-shape draw:name="CustomShape 25" draw:style-name="gr107" draw:text-style-name="P5" draw:layer="layout" svg:width="1.752cm" svg:height="1.016cm" svg:x="14.625cm" svg:y="7.281cm">
          <text:p text:style-name="P4"><text:span text:style-name="T17">t</text:span><text:span text:style-name="T18">k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5.78cm" svg:y1="5.056cm" svg:x2="15.781cm" svg:y2="5.392cm">
          <text:p/>
        </draw:line>
        <draw:line draw:name="Line 22" draw:style-name="gr105" draw:text-style-name="P1" draw:layer="layout" svg:x1="15.783cm" svg:y1="5.203cm" svg:x2="15.343cm" svg:y2="7.057cm">
          <text:p/>
        </draw:line>
        <draw:custom-shape draw:name="CustomShape 5" draw:style-name="gr114" draw:text-style-name="P22" draw:layer="layout" svg:width="5.909cm" svg:height="0.672cm" svg:x="11.291cm" svg:y="3.87cm">
          <text:p text:style-name="P21"><text:span text:style-name="T26">Mixed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5" draw:text-style-name="P22" draw:layer="layout" svg:width="4.799cm" svg:height="0.672cm" svg:x="2.4cm" svg:y="3.87cm">
          <text:p text:style-name="P21"><text:span text:style-name="T27">Single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6" draw:text-style-name="P22" draw:layer="layout" svg:width="4.092cm" svg:height="0.672cm" svg:x="7.199cm" svg:y="3.87cm">
          <text:p text:style-name="P21"><text:span text:style-name="T27">Multiple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11" draw:text-style-name="P1" draw:layer="layout" svg:width="14.914cm" svg:height="0.009cm" svg:x="2.491cm" svg:y="10.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17" draw:text-style-name="P1" draw:layer="layout" svg:width="14.898cm" svg:height="0.001cm" svg:x="2.491cm" svg:y="12.7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96" draw:text-style-name="P1" draw:layer="layout" svg:x1="2.51cm" svg:y1="10.561cm" svg:x2="2.511cm" svg:y2="10.897cm">
          <text:p/>
        </draw:line>
        <draw:line draw:name="Line 4" draw:style-name="gr96" draw:text-style-name="P1" draw:layer="layout" svg:x1="2.491cm" svg:y1="12.585cm" svg:x2="2.492cm" svg:y2="12.92cm">
          <text:p/>
        </draw:line>
        <draw:custom-shape draw:name="CustomShape 5" draw:style-name="gr21" draw:text-style-name="P18" draw:layer="layout" svg:width="3.014cm" svg:height="0.672cm" svg:x="0.507cm" svg:y="9.418cm">
          <text:p text:style-name="P17"><text:span text:style-name="T25">Measurement </text:span></text:p>
          <text:p text:style-name="P17"><text:span text:style-name="T25">Receip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8" draw:layer="layout" svg:width="3.014cm" svg:height="0.672cm" svg:x="0.507cm" svg:y="11.539cm">
          <text:p text:style-name="P17"><text:span text:style-name="T25">Measurement </text:span></text:p>
          <text:p text:style-name="P17"><text:span text:style-name="T2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12" draw:layer="layout" svg:width="0.604cm" svg:height="0.672cm" svg:x="16.785cm" svg:y="10.719cm">
          <text:p text:style-name="P11"><text:span text:style-name="T2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1" draw:layer="layout" svg:width="0.505cm" svg:height="0.456cm" svg:x="1.909cm" svg:y="10.26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" draw:style-name="gr98" draw:text-style-name="P1" draw:layer="layout" svg:width="0.505cm" svg:height="0.456cm" svg:x="1.911cm" svg:y="12.295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21" draw:style-name="gr96" draw:text-style-name="P1" draw:layer="layout" svg:x1="3.471cm" svg:y1="12.562cm" svg:x2="3.472cm" svg:y2="12.937cm">
          <text:p/>
        </draw:line>
        <draw:line draw:name="Line 22" draw:style-name="gr105" draw:text-style-name="P1" draw:layer="layout" svg:x1="3.912cm" svg:y1="10.708cm" svg:x2="3.472cm" svg:y2="12.562cm">
          <text:p/>
        </draw:line>
        <draw:custom-shape draw:name="CustomShape 25" draw:style-name="gr107" draw:text-style-name="P5" draw:layer="layout" svg:width="1.752cm" svg:height="1.016cm" svg:x="2.754cm" svg:y="12.786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2" draw:layer="layout" svg:width="0.604cm" svg:height="0.672cm" svg:x="16.785cm" svg:y="12.753cm">
          <text:p text:style-name="P11"><text:span text:style-name="T2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3.91cm" svg:y1="10.561cm" svg:x2="3.911cm" svg:y2="10.897cm">
          <text:p/>
        </draw:line>
        <draw:line draw:name="Line 21" draw:style-name="gr96" draw:text-style-name="P1" draw:layer="layout" svg:x1="4.353cm" svg:y1="12.558cm" svg:x2="4.354cm" svg:y2="12.933cm">
          <text:p/>
        </draw:line>
        <draw:custom-shape draw:name="CustomShape 25" draw:style-name="gr107" draw:text-style-name="P5" draw:layer="layout" svg:width="1.752cm" svg:height="1.016cm" svg:x="3.636cm" svg:y="12.782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6.146cm" svg:y1="10.556cm" svg:x2="6.146cm" svg:y2="10.892cm">
          <text:p/>
        </draw:line>
        <draw:line draw:name="Line 22" draw:style-name="gr105" draw:text-style-name="P1" draw:layer="layout" svg:x1="6.154cm" svg:y1="10.703cm" svg:x2="4.355cm" svg:y2="12.557cm">
          <text:p/>
        </draw:line>
        <draw:line draw:name="Line 21" draw:style-name="gr96" draw:text-style-name="P1" draw:layer="layout" svg:x1="5.253cm" svg:y1="12.558cm" svg:x2="5.254cm" svg:y2="12.933cm">
          <text:p/>
        </draw:line>
        <draw:line draw:name="Line 22" draw:style-name="gr105" draw:text-style-name="P1" draw:layer="layout" svg:x1="5.694cm" svg:y1="10.704cm" svg:x2="5.254cm" svg:y2="12.558cm">
          <text:p/>
        </draw:line>
        <draw:custom-shape draw:name="CustomShape 25" draw:style-name="gr107" draw:text-style-name="P5" draw:layer="layout" svg:width="1.752cm" svg:height="1.016cm" svg:x="4.536cm" svg:y="12.782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20" draw:layer="layout" svg:x1="5.693cm" svg:y1="10.557cm" svg:x2="5.694cm" svg:y2="10.893cm">
          <text:p/>
        </draw:line>
        <draw:line draw:name="Line 22" draw:style-name="gr105" draw:text-style-name="P1" draw:layer="layout" svg:x1="5.695cm" svg:y1="10.704cm" svg:x2="5.255cm" svg:y2="12.558cm">
          <text:p/>
        </draw:line>
        <draw:line draw:name="Line 21" draw:style-name="gr96" draw:text-style-name="P1" draw:layer="layout" svg:x1="6.152cm" svg:y1="12.558cm" svg:x2="6.153cm" svg:y2="12.933cm">
          <text:p/>
        </draw:line>
        <draw:line draw:name="Line 22" draw:style-name="gr105" draw:text-style-name="P1" draw:layer="layout" svg:x1="6.594cm" svg:y1="10.704cm" svg:x2="6.154cm" svg:y2="12.558cm">
          <text:p/>
        </draw:line>
        <draw:custom-shape draw:name="CustomShape 25" draw:style-name="gr107" draw:text-style-name="P5" draw:layer="layout" svg:width="1.752cm" svg:height="1.016cm" svg:x="5.437cm" svg:y="12.782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6.593cm" svg:y1="10.557cm" svg:x2="6.594cm" svg:y2="10.893cm">
          <text:p/>
        </draw:line>
        <draw:line draw:name="Line 22" draw:style-name="gr105" draw:text-style-name="P1" draw:layer="layout" svg:x1="6.595cm" svg:y1="10.704cm" svg:x2="6.155cm" svg:y2="12.558cm">
          <text:p/>
        </draw:line>
        <draw:line draw:name="Line 3" draw:style-name="gr96" draw:text-style-name="P20" draw:layer="layout" svg:x1="5.694cm" svg:y1="10.557cm" svg:x2="5.695cm" svg:y2="10.893cm">
          <text:p/>
        </draw:line>
        <draw:line draw:style-name="gr113" draw:text-style-name="P13" draw:layer="layout" svg:x1="7.204cm" svg:y1="9.5cm" svg:x2="7.204cm" svg:y2="13.7cm">
          <text:p/>
        </draw:line>
        <draw:line draw:name="Line 3" draw:style-name="gr96" draw:text-style-name="P19" draw:layer="layout" svg:x1="6.602cm" svg:y1="10.561cm" svg:x2="6.603cm" svg:y2="10.897cm">
          <text:p/>
        </draw:line>
        <draw:line draw:name="Line 21" draw:style-name="gr96" draw:text-style-name="P1" draw:layer="layout" svg:x1="7.563cm" svg:y1="12.562cm" svg:x2="7.564cm" svg:y2="12.937cm">
          <text:p/>
        </draw:line>
        <draw:line draw:name="Line 22" draw:style-name="gr105" draw:text-style-name="P1" draw:layer="layout" svg:x1="8.004cm" svg:y1="10.708cm" svg:x2="7.564cm" svg:y2="12.562cm">
          <text:p/>
        </draw:line>
        <draw:custom-shape draw:name="CustomShape 25" draw:style-name="gr107" draw:text-style-name="P5" draw:layer="layout" svg:width="1.752cm" svg:height="1.016cm" svg:x="6.846cm" svg:y="12.786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8.003cm" svg:y1="10.561cm" svg:x2="8.004cm" svg:y2="10.897cm">
          <text:p/>
        </draw:line>
        <draw:line draw:name="Line 21" draw:style-name="gr96" draw:text-style-name="P1" draw:layer="layout" svg:x1="8.444cm" svg:y1="12.558cm" svg:x2="8.445cm" svg:y2="12.933cm">
          <text:p/>
        </draw:line>
        <draw:custom-shape draw:name="CustomShape 25" draw:style-name="gr107" draw:text-style-name="P5" draw:layer="layout" svg:width="1.752cm" svg:height="1.016cm" svg:x="7.729cm" svg:y="12.782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1.004cm" svg:y1="10.556cm" svg:x2="11.004cm" svg:y2="10.892cm">
          <text:p/>
        </draw:line>
        <draw:line draw:name="Line 22" draw:style-name="gr105" draw:text-style-name="P1" draw:layer="layout" svg:x1="11.005cm" svg:y1="10.708cm" svg:x2="8.448cm" svg:y2="12.557cm">
          <text:p/>
        </draw:line>
        <draw:line draw:name="Line 21" draw:style-name="gr96" draw:text-style-name="P1" draw:layer="layout" svg:x1="9.345cm" svg:y1="12.558cm" svg:x2="9.346cm" svg:y2="12.933cm">
          <text:p/>
        </draw:line>
        <draw:line draw:name="Line 22" draw:style-name="gr105" draw:text-style-name="P1" draw:layer="layout" svg:x1="9.786cm" svg:y1="10.704cm" svg:x2="9.346cm" svg:y2="12.558cm">
          <text:p/>
        </draw:line>
        <draw:custom-shape draw:name="CustomShape 25" draw:style-name="gr107" draw:text-style-name="P5" draw:layer="layout" svg:width="1.752cm" svg:height="1.016cm" svg:x="8.629cm" svg:y="12.782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20" draw:layer="layout" svg:x1="9.785cm" svg:y1="10.557cm" svg:x2="9.786cm" svg:y2="10.893cm">
          <text:p/>
        </draw:line>
        <draw:line draw:name="Line 22" draw:style-name="gr105" draw:text-style-name="P1" draw:layer="layout" svg:x1="9.787cm" svg:y1="10.704cm" svg:x2="9.347cm" svg:y2="12.558cm">
          <text:p/>
        </draw:line>
        <draw:line draw:name="Line 21" draw:style-name="gr96" draw:text-style-name="P1" draw:layer="layout" svg:x1="10.245cm" svg:y1="12.558cm" svg:x2="10.246cm" svg:y2="12.933cm">
          <text:p/>
        </draw:line>
        <draw:line draw:name="Line 22" draw:style-name="gr105" draw:text-style-name="P1" draw:layer="layout" svg:x1="10.686cm" svg:y1="10.704cm" svg:x2="10.246cm" svg:y2="12.558cm">
          <text:p/>
        </draw:line>
        <draw:custom-shape draw:name="CustomShape 25" draw:style-name="gr107" draw:text-style-name="P5" draw:layer="layout" svg:width="1.752cm" svg:height="1.016cm" svg:x="9.529cm" svg:y="12.782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0.684cm" svg:y1="10.557cm" svg:x2="10.685cm" svg:y2="10.893cm">
          <text:p/>
        </draw:line>
        <draw:line draw:name="Line 22" draw:style-name="gr105" draw:text-style-name="P1" draw:layer="layout" svg:x1="10.687cm" svg:y1="10.704cm" svg:x2="10.247cm" svg:y2="12.558cm">
          <text:p/>
        </draw:line>
        <draw:line draw:name="Line 3" draw:style-name="gr96" draw:text-style-name="P20" draw:layer="layout" svg:x1="9.786cm" svg:y1="10.557cm" svg:x2="9.787cm" svg:y2="10.893cm">
          <text:p/>
        </draw:line>
        <draw:line draw:style-name="gr113" draw:text-style-name="P13" draw:layer="layout" svg:x1="11.296cm" svg:y1="9.5cm" svg:x2="11.296cm" svg:y2="13.7cm">
          <text:p/>
        </draw:line>
        <draw:line draw:name="Line 21" draw:style-name="gr96" draw:text-style-name="P1" draw:layer="layout" svg:x1="11.764cm" svg:y1="12.562cm" svg:x2="11.765cm" svg:y2="12.937cm">
          <text:p/>
        </draw:line>
        <draw:line draw:name="Line 22" draw:style-name="gr105" draw:text-style-name="P1" draw:layer="layout" svg:x1="12.205cm" svg:y1="10.708cm" svg:x2="11.765cm" svg:y2="12.562cm">
          <text:p/>
        </draw:line>
        <draw:custom-shape draw:name="CustomShape 25" draw:style-name="gr107" draw:text-style-name="P5" draw:layer="layout" svg:width="1.752cm" svg:height="1.016cm" svg:x="11.047cm" svg:y="12.786cm">
          <text:p text:style-name="P4"><text:span text:style-name="T17">t</text:span><text:span text:style-name="T18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2.204cm" svg:y1="10.561cm" svg:x2="12.205cm" svg:y2="10.897cm">
          <text:p/>
        </draw:line>
        <draw:line draw:name="Line 21" draw:style-name="gr96" draw:text-style-name="P1" draw:layer="layout" svg:x1="12.645cm" svg:y1="12.558cm" svg:x2="12.646cm" svg:y2="12.933cm">
          <text:p/>
        </draw:line>
        <draw:custom-shape draw:name="CustomShape 25" draw:style-name="gr107" draw:text-style-name="P5" draw:layer="layout" svg:width="1.752cm" svg:height="1.016cm" svg:x="11.93cm" svg:y="12.782cm">
          <text:p text:style-name="P4"><text:span text:style-name="T17">t</text:span><text:span text:style-name="T1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6.305cm" svg:y1="10.556cm" svg:x2="16.305cm" svg:y2="10.892cm">
          <text:p/>
        </draw:line>
        <draw:line draw:name="Line 22" draw:style-name="gr105" draw:text-style-name="P1" draw:layer="layout" svg:x1="16.305cm" svg:y1="10.701cm" svg:x2="12.649cm" svg:y2="12.557cm">
          <text:p/>
        </draw:line>
        <draw:line draw:name="Line 21" draw:style-name="gr96" draw:text-style-name="P1" draw:layer="layout" svg:x1="13.546cm" svg:y1="12.558cm" svg:x2="13.547cm" svg:y2="12.933cm">
          <text:p/>
        </draw:line>
        <draw:custom-shape draw:name="CustomShape 25" draw:style-name="gr107" draw:text-style-name="P5" draw:layer="layout" svg:width="1.752cm" svg:height="1.016cm" svg:x="12.83cm" svg:y="12.782cm">
          <text:p text:style-name="P4"><text:span text:style-name="T17">t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5" draw:text-style-name="P1" draw:layer="layout" svg:x1="15.205cm" svg:y1="10.71cm" svg:x2="13.548cm" svg:y2="12.558cm">
          <text:p/>
        </draw:line>
        <draw:line draw:name="Line 21" draw:style-name="gr96" draw:text-style-name="P1" draw:layer="layout" svg:x1="14.446cm" svg:y1="12.558cm" svg:x2="14.447cm" svg:y2="12.933cm">
          <text:p/>
        </draw:line>
        <draw:line draw:name="Line 22" draw:style-name="gr105" draw:text-style-name="P1" draw:layer="layout" svg:x1="14.887cm" svg:y1="10.704cm" svg:x2="14.447cm" svg:y2="12.558cm">
          <text:p/>
        </draw:line>
        <draw:custom-shape draw:name="CustomShape 25" draw:style-name="gr107" draw:text-style-name="P5" draw:layer="layout" svg:width="1.752cm" svg:height="1.016cm" svg:x="13.73cm" svg:y="12.782cm">
          <text:p text:style-name="P4"><text:span text:style-name="T17">t</text:span><text:span text:style-name="T1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4.885cm" svg:y1="10.557cm" svg:x2="14.886cm" svg:y2="10.893cm">
          <text:p/>
        </draw:line>
        <draw:line draw:name="Line 22" draw:style-name="gr105" draw:text-style-name="P1" draw:layer="layout" svg:x1="14.888cm" svg:y1="10.704cm" svg:x2="14.448cm" svg:y2="12.558cm">
          <text:p/>
        </draw:line>
        <draw:line draw:name="Line 3" draw:style-name="gr96" draw:text-style-name="P20" draw:layer="layout" svg:x1="15.187cm" svg:y1="10.557cm" svg:x2="15.186cm" svg:y2="10.893cm">
          <text:p/>
        </draw:line>
        <draw:line draw:name="Line 21" draw:style-name="gr96" draw:text-style-name="P1" draw:layer="layout" svg:x1="15.346cm" svg:y1="12.558cm" svg:x2="15.347cm" svg:y2="12.933cm">
          <text:p/>
        </draw:line>
        <draw:custom-shape draw:name="CustomShape 25" draw:style-name="gr107" draw:text-style-name="P5" draw:layer="layout" svg:width="1.752cm" svg:height="1.016cm" svg:x="14.63cm" svg:y="12.782cm">
          <text:p text:style-name="P4"><text:span text:style-name="T17">t</text:span><text:span text:style-name="T18">k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6" draw:text-style-name="P19" draw:layer="layout" svg:x1="15.785cm" svg:y1="10.557cm" svg:x2="15.786cm" svg:y2="10.893cm">
          <text:p/>
        </draw:line>
        <draw:line draw:name="Line 22" draw:style-name="gr105" draw:text-style-name="P1" draw:layer="layout" svg:x1="15.788cm" svg:y1="10.704cm" svg:x2="15.348cm" svg:y2="12.558cm">
          <text:p/>
        </draw:line>
        <draw:custom-shape draw:name="CustomShape 5" draw:style-name="gr114" draw:text-style-name="P22" draw:layer="layout" svg:width="5.909cm" svg:height="0.672cm" svg:x="11.296cm" svg:y="9.371cm">
          <text:p text:style-name="P21"><text:span text:style-name="T26">Mixed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5" draw:text-style-name="P22" draw:layer="layout" svg:width="4.799cm" svg:height="0.672cm" svg:x="2.405cm" svg:y="9.371cm">
          <text:p text:style-name="P21"><text:span text:style-name="T27">Single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6" draw:text-style-name="P22" draw:layer="layout" svg:width="4.092cm" svg:height="0.672cm" svg:x="7.204cm" svg:y="9.371cm">
          <text:p text:style-name="P21"><text:span text:style-name="T27">Multiple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8" draw:layer="layout" svg:width="7.709cm" svg:height="11.136cm" svg:x="6.64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315cm" draw:distance="0.21cm"/>
    <draw:stroke-dash draw:name="Dashed_20__28_var_29__20_5" draw:display-name="Dashed (var) 5" draw:style="rect" draw:dots1="2" draw:dots1-length="0.035cm" draw:dots2="1" draw:dots2-length="0.7cm" draw:distance="0.21cm"/>
    <draw:stroke-dash draw:name="Dashed_20__28_var_29__20_6" draw:display-name="Dashed (var) 6" draw:style="rect" draw:dots1="1" draw:dots1-length="0.035cm" draw:distance="0.035cm"/>
    <draw:stroke-dash draw:name="Dashed_20__28_var_29__20_7" draw:display-name="Dashed (var) 7" draw:style="round" draw:dots1="2" draw:dots1-length="35%" draw:dots2="1" draw:dots2-length="1015%" draw:distance="315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page-layout style:name="PM2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4.595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229cm" svg:x="1cm" svg:y="3.158cm"/>
      <draw:page-thumbnail draw:layer="backgroundobjects" svg:width="8.999cm" svg:height="6.229cm" svg:x="1cm" svg:y="11.734cm"/>
      <draw:page-thumbnail draw:layer="backgroundobjects" svg:width="8.999cm" svg:height="6.229cm" svg:x="1cm" svg:y="20.31cm"/>
      <draw:page-thumbnail draw:layer="backgroundobjects" svg:width="8.999cm" svg:height="6.229cm" svg:x="11cm" svg:y="3.158cm"/>
      <draw:page-thumbnail draw:layer="backgroundobjects" svg:width="8.999cm" svg:height="6.229cm" svg:x="11cm" svg:y="11.734cm"/>
      <draw:page-thumbnail draw:layer="backgroundobjects" svg:width="8.999cm" svg:height="6.229cm" svg:x="11cm" svg:y="20.31cm"/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17.143cm" svg:height="4.593cm" svg:x="0.951cm" svg:y="1.09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17.143cm" svg:height="15.957cm" svg:x="0.951cm" svg:y="6.43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2" draw:style-name="Mdp1">
      <draw:frame presentation:style-name="Blank_20_Slide-title" draw:layer="backgroundobjects" svg:width="17.144cm" svg:height="4.593cm" svg:x="0.951cm" svg:y="1.096cm" presentation:class="title" presentation:placeholder="true">
        <draw:text-box/>
      </draw:frame>
      <draw:frame presentation:style-name="Blank_20_Slide-outline1" draw:layer="backgroundobjects" svg:width="17.144cm" svg:height="15.958cm" svg:x="0.951cm" svg:y="6.43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7.709cm" svg:height="11.136cm" svg:x="6.64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3:27:06</meta:creation-date>
    <meta:initial-creator>Taiguara</meta:initial-creator>
    <dc:language>pt-BR</dc:language>
    <dc:date>2018-11-15T20:03:31.980000000</dc:date>
    <meta:editing-cycles>55</meta:editing-cycles>
    <dc:title>Apresentação do PowerPoint</dc:title>
    <meta:editing-duration>P1DT10H41M18S</meta:editing-duration>
    <meta:generator>LibreOffice/6.0.5.2$Windows_X86_64 LibreOffice_project/54c8cbb85f300ac59db32fe8a675ff7683cd5a16</meta:generator>
    <meta:document-statistic meta:object-count="1071"/>
    <meta:user-defined meta:name="AppVersion">16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Office Theme" xlink:href=""/>
  </office:meta>
</office:document-meta>
</file>